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xeon_20_create_20_index">
      <style:table-properties table:display="true" style:writing-mode="lr-tb"/>
    </style:style>
    <style:style style:name="ta2" style:family="table" style:master-page-name="PageStyle_5f_xeon_20_pgbench">
      <style:table-properties table:display="true" style:writing-mode="lr-tb"/>
    </style:style>
    <style:style style:name="ta3" style:family="table" style:master-page-name="PageStyle_5f_i5">
      <style:table-properties table:display="true" style:writing-mode="lr-tb"/>
    </style:style>
    <style:style style:name="ta4" style:family="table" style:master-page-name="PageStyle_5f_i5_20_pgbenc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xeon create index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st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atched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9" calcext:value-type="float">
            <text:p>36.39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36.61" calcext:value-type="float">
            <text:p>36.61</text:p>
          </table:table-cell>
          <table:table-cell table:number-columns-repeated="1018"/>
        </table:table-row>
        <table:table-row table:style-name="ro1"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27" calcext:value-type="float">
            <text:p>36.27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7" calcext:value-type="float">
            <text:p>5.57</text:p>
          </table:table-cell>
          <table:table-cell table:style-name="ce2" office:value-type="float" office:value="36.49" calcext:value-type="float">
            <text:p>36.49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36.64" calcext:value-type="float">
            <text:p>36.64</text:p>
          </table:table-cell>
          <table:table-cell table:number-columns-repeated="1018"/>
        </table:table-row>
        <table:table-row table:style-name="ro1"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2" calcext:value-type="float">
            <text:p>36.32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57" calcext:value-type="float">
            <text:p>36.57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6.32" calcext:value-type="float">
            <text:p>36.32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54" calcext:value-type="float">
            <text:p>36.54</text:p>
          </table:table-cell>
          <table:table-cell table:number-columns-repeated="1018"/>
        </table:table-row>
        <table:table-row table:style-name="ro1"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36.29" calcext:value-type="float">
            <text:p>36.29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36.56" calcext:value-type="float">
            <text:p>36.56</text:p>
          </table:table-cell>
          <table:table-cell table:number-columns-repeated="1018"/>
        </table:table-row>
        <table:table-row table:style-name="ro1">
          <table:table-cell table:style-name="ce2" office:value-type="float" office:value="2.71" calcext:value-type="float">
            <text:p>2.71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6.35" calcext:value-type="float">
            <text:p>36.35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55" calcext:value-type="float">
            <text:p>36.55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5" calcext:value-type="float">
            <text:p>5.45</text:p>
          </table:table-cell>
          <table:table-cell table:style-name="ce2" office:value-type="float" office:value="36.29" calcext:value-type="float">
            <text:p>36.29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36.56" calcext:value-type="float">
            <text:p>36.56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6" calcext:value-type="float">
            <text:p>36.36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36.55" calcext:value-type="float">
            <text:p>36.55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61" calcext:value-type="float">
            <text:p>36.61</text:p>
          </table:table-cell>
          <table:table-cell table:number-columns-repeated="1018"/>
        </table:table-row>
        <table:table-row table:style-name="ro1"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5" calcext:value-type="float">
            <text:p>36.35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5" calcext:value-type="float">
            <text:p>36.5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43" calcext:value-type="float">
            <text:p>36.43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59" calcext:value-type="float">
            <text:p>36.59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36.38" calcext:value-type="float">
            <text:p>36.38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58" calcext:value-type="float">
            <text:p>36.58</text:p>
          </table:table-cell>
          <table:table-cell table:number-columns-repeated="1018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36.33" calcext:value-type="float">
            <text:p>36.33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51" calcext:value-type="float">
            <text:p>36.51</text:p>
          </table:table-cell>
          <table:table-cell table:number-columns-repeated="1018"/>
        </table:table-row>
        <table:table-row table:style-name="ro1"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3" calcext:value-type="float">
            <text:p>36.33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54" calcext:value-type="float">
            <text:p>36.54</text:p>
          </table:table-cell>
          <table:table-cell table:number-columns-repeated="1018"/>
        </table:table-row>
        <table:table-row table:style-name="ro1"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3" calcext:value-type="float">
            <text:p>36.33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36.57" calcext:value-type="float">
            <text:p>36.57</text:p>
          </table:table-cell>
          <table:table-cell table:number-columns-repeated="1018"/>
        </table:table-row>
        <table:table-row table:style-name="ro1"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6.38" calcext:value-type="float">
            <text:p>36.38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8" calcext:value-type="float">
            <text:p>5.58</text:p>
          </table:table-cell>
          <table:table-cell table:style-name="ce2" office:value-type="float" office:value="36.6" calcext:value-type="float">
            <text:p>36.6</text:p>
          </table:table-cell>
          <table:table-cell table:number-columns-repeated="1018"/>
        </table:table-row>
        <table:table-row table:style-name="ro1"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6.32" calcext:value-type="float">
            <text:p>36.32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57" calcext:value-type="float">
            <text:p>36.57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36.37" calcext:value-type="float">
            <text:p>36.37</text:p>
          </table:table-cell>
          <table:table-cell table:style-name="ce2" office:value-type="float" office:value="2.71" calcext:value-type="float">
            <text:p>2.71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36.59" calcext:value-type="float">
            <text:p>36.59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33" calcext:value-type="float">
            <text:p>36.33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58" calcext:value-type="float">
            <text:p>36.58</text:p>
          </table:table-cell>
          <table:table-cell table:number-columns-repeated="1018"/>
        </table:table-row>
        <table:table-row table:style-name="ro1"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7" calcext:value-type="float">
            <text:p>36.37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54" calcext:value-type="float">
            <text:p>36.54</text:p>
          </table:table-cell>
          <table:table-cell table:number-columns-repeated="1018"/>
        </table:table-row>
        <table:table-row table:style-name="ro1"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28" calcext:value-type="float">
            <text:p>36.28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6" calcext:value-type="float">
            <text:p>36.6</text:p>
          </table:table-cell>
          <table:table-cell table:number-columns-repeated="1018"/>
        </table:table-row>
        <table:table-row table:style-name="ro1"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3" calcext:value-type="float">
            <text:p>36.33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63" calcext:value-type="float">
            <text:p>36.63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36.34" calcext:value-type="float">
            <text:p>36.34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36.54" calcext:value-type="float">
            <text:p>36.54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5" calcext:value-type="float">
            <text:p>5.45</text:p>
          </table:table-cell>
          <table:table-cell table:style-name="ce2" office:value-type="float" office:value="36.41" calcext:value-type="float">
            <text:p>36.41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59" calcext:value-type="float">
            <text:p>36.59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28" calcext:value-type="float">
            <text:p>36.28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7" calcext:value-type="float">
            <text:p>5.57</text:p>
          </table:table-cell>
          <table:table-cell table:style-name="ce2" office:value-type="float" office:value="36.63" calcext:value-type="float">
            <text:p>36.63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6.4" calcext:value-type="float">
            <text:p>36.4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36.63" calcext:value-type="float">
            <text:p>36.63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67" calcext:value-type="float">
            <text:p>36.67</text:p>
          </table:table-cell>
          <table:table-cell table:number-columns-repeated="1018"/>
        </table:table-row>
        <table:table-row table:style-name="ro1"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5.45" calcext:value-type="float">
            <text:p>5.45</text:p>
          </table:table-cell>
          <table:table-cell table:style-name="ce2" office:value-type="float" office:value="36.33" calcext:value-type="float">
            <text:p>36.33</text:p>
          </table:table-cell>
          <table:table-cell table:style-name="ce2" office:value-type="float" office:value="2.71" calcext:value-type="float">
            <text:p>2.71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62" calcext:value-type="float">
            <text:p>36.62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36.34" calcext:value-type="float">
            <text:p>36.34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36.58" calcext:value-type="float">
            <text:p>36.58</text:p>
          </table:table-cell>
          <table:table-cell table:number-columns-repeated="1018"/>
        </table:table-row>
        <table:table-row table:style-name="ro1"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3" calcext:value-type="float">
            <text:p>36.33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54" calcext:value-type="float">
            <text:p>36.54</text:p>
          </table:table-cell>
          <table:table-cell table:number-columns-repeated="1018"/>
        </table:table-row>
        <table:table-row table:style-name="ro1"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34" calcext:value-type="float">
            <text:p>36.34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54" calcext:value-type="float">
            <text:p>36.54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36.36" calcext:value-type="float">
            <text:p>36.36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7" calcext:value-type="float">
            <text:p>5.57</text:p>
          </table:table-cell>
          <table:table-cell table:style-name="ce2" office:value-type="float" office:value="36.55" calcext:value-type="float">
            <text:p>36.55</text:p>
          </table:table-cell>
          <table:table-cell table:number-columns-repeated="1018"/>
        </table:table-row>
        <table:table-row table:style-name="ro1"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6.33" calcext:value-type="float">
            <text:p>36.33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5.56" calcext:value-type="float">
            <text:p>5.56</text:p>
          </table:table-cell>
          <table:table-cell table:style-name="ce2" office:value-type="float" office:value="36.6" calcext:value-type="float">
            <text:p>36.6</text:p>
          </table:table-cell>
          <table:table-cell table:number-columns-repeated="1018"/>
        </table:table-row>
        <table:table-row table:style-name="ro1"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1" calcext:value-type="float">
            <text:p>36.1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68" calcext:value-type="float">
            <text:p>36.68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1" calcext:value-type="float">
            <text:p>36.31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62" calcext:value-type="float">
            <text:p>36.62</text:p>
          </table:table-cell>
          <table:table-cell table:number-columns-repeated="1018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42" calcext:value-type="float">
            <text:p>36.42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63" calcext:value-type="float">
            <text:p>36.63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4" calcext:value-type="float">
            <text:p>36.34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64" calcext:value-type="float">
            <text:p>36.64</text:p>
          </table:table-cell>
          <table:table-cell table:number-columns-repeated="1018"/>
        </table:table-row>
        <table:table-row table:style-name="ro1"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36.31" calcext:value-type="float">
            <text:p>36.31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56" calcext:value-type="float">
            <text:p>36.56</text:p>
          </table:table-cell>
          <table:table-cell table:number-columns-repeated="1018"/>
        </table:table-row>
        <table:table-row table:style-name="ro1"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4" calcext:value-type="float">
            <text:p>36.34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58" calcext:value-type="float">
            <text:p>5.58</text:p>
          </table:table-cell>
          <table:table-cell table:style-name="ce2" office:value-type="float" office:value="36.58" calcext:value-type="float">
            <text:p>36.58</text:p>
          </table:table-cell>
          <table:table-cell table:number-columns-repeated="1018"/>
        </table:table-row>
        <table:table-row table:style-name="ro1"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35" calcext:value-type="float">
            <text:p>36.35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57" calcext:value-type="float">
            <text:p>36.57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4" calcext:value-type="float">
            <text:p>36.34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36.56" calcext:value-type="float">
            <text:p>36.56</text:p>
          </table:table-cell>
          <table:table-cell table:number-columns-repeated="1018"/>
        </table:table-row>
        <table:table-row table:style-name="ro1"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7" calcext:value-type="float">
            <text:p>36.37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52" calcext:value-type="float">
            <text:p>36.52</text:p>
          </table:table-cell>
          <table:table-cell table:number-columns-repeated="1018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7" calcext:value-type="float">
            <text:p>36.37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67" calcext:value-type="float">
            <text:p>36.67</text:p>
          </table:table-cell>
          <table:table-cell table:number-columns-repeated="1018"/>
        </table:table-row>
        <table:table-row table:style-name="ro1"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6.41" calcext:value-type="float">
            <text:p>36.41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36.61" calcext:value-type="float">
            <text:p>36.61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36.36" calcext:value-type="float">
            <text:p>36.36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36.64" calcext:value-type="float">
            <text:p>36.64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39" calcext:value-type="float">
            <text:p>36.39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8" calcext:value-type="float">
            <text:p>5.58</text:p>
          </table:table-cell>
          <table:table-cell table:style-name="ce2" office:value-type="float" office:value="36.6" calcext:value-type="float">
            <text:p>36.6</text:p>
          </table:table-cell>
          <table:table-cell table:number-columns-repeated="1018"/>
        </table:table-row>
        <table:table-row table:style-name="ro1"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1" calcext:value-type="float">
            <text:p>36.31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64" calcext:value-type="float">
            <text:p>36.64</text:p>
          </table:table-cell>
          <table:table-cell table:number-columns-repeated="1018"/>
        </table:table-row>
        <table:table-row table:style-name="ro1"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38" calcext:value-type="float">
            <text:p>36.38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36.54" calcext:value-type="float">
            <text:p>36.54</text:p>
          </table:table-cell>
          <table:table-cell table:number-columns-repeated="1018"/>
        </table:table-row>
        <table:table-row table:style-name="ro1"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6" calcext:value-type="float">
            <text:p>36.36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59" calcext:value-type="float">
            <text:p>36.59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7" calcext:value-type="float">
            <text:p>36.37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36.63" calcext:value-type="float">
            <text:p>36.63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4" calcext:value-type="float">
            <text:p>36.34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58" calcext:value-type="float">
            <text:p>36.58</text:p>
          </table:table-cell>
          <table:table-cell table:number-columns-repeated="1018"/>
        </table:table-row>
        <table:table-row table:style-name="ro1"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9" calcext:value-type="float">
            <text:p>36.39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36.61" calcext:value-type="float">
            <text:p>36.61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36.36" calcext:value-type="float">
            <text:p>36.36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59" calcext:value-type="float">
            <text:p>36.59</text:p>
          </table:table-cell>
          <table:table-cell table:number-columns-repeated="1018"/>
        </table:table-row>
        <table:table-row table:style-name="ro1"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37" calcext:value-type="float">
            <text:p>36.37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61" calcext:value-type="float">
            <text:p>36.61</text:p>
          </table:table-cell>
          <table:table-cell table:number-columns-repeated="1018"/>
        </table:table-row>
        <table:table-row table:style-name="ro1"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3" calcext:value-type="float">
            <text:p>36.33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36.61" calcext:value-type="float">
            <text:p>36.61</text:p>
          </table:table-cell>
          <table:table-cell table:number-columns-repeated="1018"/>
        </table:table-row>
        <table:table-row table:style-name="ro1"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38" calcext:value-type="float">
            <text:p>36.38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6" calcext:value-type="float">
            <text:p>5.56</text:p>
          </table:table-cell>
          <table:table-cell table:style-name="ce2" office:value-type="float" office:value="36.63" calcext:value-type="float">
            <text:p>36.63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36.35" calcext:value-type="float">
            <text:p>36.35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66" calcext:value-type="float">
            <text:p>36.66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9" calcext:value-type="float">
            <text:p>36.39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36.59" calcext:value-type="float">
            <text:p>36.59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5" calcext:value-type="float">
            <text:p>36.35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6" calcext:value-type="float">
            <text:p>5.56</text:p>
          </table:table-cell>
          <table:table-cell table:style-name="ce2" office:value-type="float" office:value="36.62" calcext:value-type="float">
            <text:p>36.62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4" calcext:value-type="float">
            <text:p>36.34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67" calcext:value-type="float">
            <text:p>36.67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28" calcext:value-type="float">
            <text:p>36.28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57" calcext:value-type="float">
            <text:p>36.57</text:p>
          </table:table-cell>
          <table:table-cell table:number-columns-repeated="1018"/>
        </table:table-row>
        <table:table-row table:style-name="ro1"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4" calcext:value-type="float">
            <text:p>36.34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36.55" calcext:value-type="float">
            <text:p>36.55</text:p>
          </table:table-cell>
          <table:table-cell table:number-columns-repeated="1018"/>
        </table:table-row>
        <table:table-row table:style-name="ro1"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36.28" calcext:value-type="float">
            <text:p>36.28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36.6" calcext:value-type="float">
            <text:p>36.6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4" calcext:value-type="float">
            <text:p>5.44</text:p>
          </table:table-cell>
          <table:table-cell table:style-name="ce2" office:value-type="float" office:value="36.36" calcext:value-type="float">
            <text:p>36.36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61" calcext:value-type="float">
            <text:p>36.61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4" calcext:value-type="float">
            <text:p>36.34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36.62" calcext:value-type="float">
            <text:p>36.62</text:p>
          </table:table-cell>
          <table:table-cell table:number-columns-repeated="1018"/>
        </table:table-row>
        <table:table-row table:style-name="ro1"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6" calcext:value-type="float">
            <text:p>36.36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59" calcext:value-type="float">
            <text:p>36.59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6.39" calcext:value-type="float">
            <text:p>36.39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61" calcext:value-type="float">
            <text:p>36.61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6" calcext:value-type="float">
            <text:p>36.36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6" calcext:value-type="float">
            <text:p>36.6</text:p>
          </table:table-cell>
          <table:table-cell table:number-columns-repeated="1018"/>
        </table:table-row>
        <table:table-row table:style-name="ro1"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29" calcext:value-type="float">
            <text:p>36.29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36.57" calcext:value-type="float">
            <text:p>36.57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3" calcext:value-type="float">
            <text:p>36.33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6" calcext:value-type="float">
            <text:p>36.6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36.32" calcext:value-type="float">
            <text:p>36.32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58" calcext:value-type="float">
            <text:p>36.58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4" calcext:value-type="float">
            <text:p>36.4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36.6" calcext:value-type="float">
            <text:p>36.6</text:p>
          </table:table-cell>
          <table:table-cell table:number-columns-repeated="1018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2" calcext:value-type="float">
            <text:p>36.32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65" calcext:value-type="float">
            <text:p>36.65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36.33" calcext:value-type="float">
            <text:p>36.33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59" calcext:value-type="float">
            <text:p>36.59</text:p>
          </table:table-cell>
          <table:table-cell table:number-columns-repeated="1018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1" calcext:value-type="float">
            <text:p>36.31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36.61" calcext:value-type="float">
            <text:p>36.61</text:p>
          </table:table-cell>
          <table:table-cell table:number-columns-repeated="1018"/>
        </table:table-row>
        <table:table-row table:style-name="ro1"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6.35" calcext:value-type="float">
            <text:p>36.35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59" calcext:value-type="float">
            <text:p>5.59</text:p>
          </table:table-cell>
          <table:table-cell table:style-name="ce2" office:value-type="float" office:value="36.56" calcext:value-type="float">
            <text:p>36.56</text:p>
          </table:table-cell>
          <table:table-cell table:number-columns-repeated="1018"/>
        </table:table-row>
        <table:table-row table:style-name="ro1"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44" calcext:value-type="float">
            <text:p>5.44</text:p>
          </table:table-cell>
          <table:table-cell table:style-name="ce2" office:value-type="float" office:value="36.32" calcext:value-type="float">
            <text:p>36.32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6" calcext:value-type="float">
            <text:p>5.56</text:p>
          </table:table-cell>
          <table:table-cell table:style-name="ce2" office:value-type="float" office:value="36.63" calcext:value-type="float">
            <text:p>36.63</text:p>
          </table:table-cell>
          <table:table-cell table:number-columns-repeated="1018"/>
        </table:table-row>
        <table:table-row table:style-name="ro1"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5.45" calcext:value-type="float">
            <text:p>5.45</text:p>
          </table:table-cell>
          <table:table-cell table:style-name="ce2" office:value-type="float" office:value="36.43" calcext:value-type="float">
            <text:p>36.43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36.57" calcext:value-type="float">
            <text:p>36.57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6.31" calcext:value-type="float">
            <text:p>36.31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6" calcext:value-type="float">
            <text:p>36.6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41" calcext:value-type="float">
            <text:p>36.41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6" calcext:value-type="float">
            <text:p>5.56</text:p>
          </table:table-cell>
          <table:table-cell table:style-name="ce2" office:value-type="float" office:value="36.59" calcext:value-type="float">
            <text:p>36.59</text:p>
          </table:table-cell>
          <table:table-cell table:number-columns-repeated="1018"/>
        </table:table-row>
        <table:table-row table:style-name="ro1"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3" calcext:value-type="float">
            <text:p>36.33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62" calcext:value-type="float">
            <text:p>36.62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43" calcext:value-type="float">
            <text:p>36.43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59" calcext:value-type="float">
            <text:p>36.59</text:p>
          </table:table-cell>
          <table:table-cell table:number-columns-repeated="1018"/>
        </table:table-row>
        <table:table-row table:style-name="ro1"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6" calcext:value-type="float">
            <text:p>36.36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58" calcext:value-type="float">
            <text:p>36.58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6.45" calcext:value-type="float">
            <text:p>36.45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57" calcext:value-type="float">
            <text:p>36.57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6.34" calcext:value-type="float">
            <text:p>36.34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62" calcext:value-type="float">
            <text:p>36.62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3" calcext:value-type="float">
            <text:p>36.33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7" calcext:value-type="float">
            <text:p>5.57</text:p>
          </table:table-cell>
          <table:table-cell table:style-name="ce2" office:value-type="float" office:value="36.64" calcext:value-type="float">
            <text:p>36.64</text:p>
          </table:table-cell>
          <table:table-cell table:number-columns-repeated="1018"/>
        </table:table-row>
        <table:table-row table:style-name="ro1"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6.35" calcext:value-type="float">
            <text:p>36.35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64" calcext:value-type="float">
            <text:p>36.64</text:p>
          </table:table-cell>
          <table:table-cell table:number-columns-repeated="1018"/>
        </table:table-row>
        <table:table-row table:style-name="ro1"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38" calcext:value-type="float">
            <text:p>36.38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61" calcext:value-type="float">
            <text:p>36.61</text:p>
          </table:table-cell>
          <table:table-cell table:number-columns-repeated="1018"/>
        </table:table-row>
        <table:table-row table:style-name="ro1"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43" calcext:value-type="float">
            <text:p>36.43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69" calcext:value-type="float">
            <text:p>36.69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5" calcext:value-type="float">
            <text:p>5.45</text:p>
          </table:table-cell>
          <table:table-cell table:style-name="ce2" office:value-type="float" office:value="36.34" calcext:value-type="float">
            <text:p>36.34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63" calcext:value-type="float">
            <text:p>36.63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6.35" calcext:value-type="float">
            <text:p>36.35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64" calcext:value-type="float">
            <text:p>36.64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8" calcext:value-type="float">
            <text:p>36.38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5.59" calcext:value-type="float">
            <text:p>5.59</text:p>
          </table:table-cell>
          <table:table-cell table:style-name="ce2" office:value-type="float" office:value="36.58" calcext:value-type="float">
            <text:p>36.58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5" calcext:value-type="float">
            <text:p>5.45</text:p>
          </table:table-cell>
          <table:table-cell table:style-name="ce2" office:value-type="float" office:value="36.29" calcext:value-type="float">
            <text:p>36.29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36.59" calcext:value-type="float">
            <text:p>36.59</text:p>
          </table:table-cell>
          <table:table-cell table:number-columns-repeated="1018"/>
        </table:table-row>
        <table:table-row table:style-name="ro1"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45" calcext:value-type="float">
            <text:p>5.45</text:p>
          </table:table-cell>
          <table:table-cell table:style-name="ce2" office:value-type="float" office:value="36.42" calcext:value-type="float">
            <text:p>36.42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36.59" calcext:value-type="float">
            <text:p>36.59</text:p>
          </table:table-cell>
          <table:table-cell table:number-columns-repeated="1018"/>
        </table:table-row>
        <table:table-row table:style-name="ro1"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2" calcext:value-type="float">
            <text:p>36.32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36.59" calcext:value-type="float">
            <text:p>36.59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5" calcext:value-type="float">
            <text:p>36.35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67" calcext:value-type="float">
            <text:p>36.67</text:p>
          </table:table-cell>
          <table:table-cell table:number-columns-repeated="1018"/>
        </table:table-row>
        <table:table-row table:style-name="ro1"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6.27" calcext:value-type="float">
            <text:p>36.27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66" calcext:value-type="float">
            <text:p>36.66</text:p>
          </table:table-cell>
          <table:table-cell table:number-columns-repeated="1018"/>
        </table:table-row>
        <table:table-row table:style-name="ro1"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36.36" calcext:value-type="float">
            <text:p>36.36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36.67" calcext:value-type="float">
            <text:p>36.67</text:p>
          </table:table-cell>
          <table:table-cell table:number-columns-repeated="1018"/>
        </table:table-row>
        <table:table-row table:style-name="ro1"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36.32" calcext:value-type="float">
            <text:p>36.32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36.6" calcext:value-type="float">
            <text:p>36.6</text:p>
          </table:table-cell>
          <table:table-cell table:number-columns-repeated="1018"/>
        </table:table-row>
        <table:table-row table:style-name="ro1">
          <table:table-cell table:style-name="ce3" table:formula="of:=AVERAGE([.A3:.A102])" office:value-type="float" office:value="2.7522" calcext:value-type="float">
            <text:p>2.7522</text:p>
          </table:table-cell>
          <table:table-cell table:style-name="ce3" table:formula="of:=AVERAGE([.B3:.B102])" office:value-type="float" office:value="5.475" calcext:value-type="float">
            <text:p>5.475</text:p>
          </table:table-cell>
          <table:table-cell table:style-name="ce3" table:formula="of:=AVERAGE([.C3:.C102])" office:value-type="float" office:value="36.3454" calcext:value-type="float">
            <text:p>36.3454</text:p>
          </table:table-cell>
          <table:table-cell table:style-name="ce3" table:formula="of:=AVERAGE([.D3:.D102])" office:value-type="float" office:value="2.7387" calcext:value-type="float">
            <text:p>2.7387</text:p>
          </table:table-cell>
          <table:table-cell table:style-name="ce3" table:formula="of:=AVERAGE([.E3:.E102])" office:value-type="float" office:value="5.534" calcext:value-type="float">
            <text:p>5.534</text:p>
          </table:table-cell>
          <table:table-cell table:style-name="ce3" table:formula="of:=AVERAGE([.F3:.F102])" office:value-type="float" office:value="36.597" calcext:value-type="float">
            <text:p>36.597</text:p>
          </table:table-cell>
          <table:table-cell table:number-columns-repeated="1018"/>
        </table:table-row>
        <table:table-row table:style-name="ro1">
          <table:table-cell table:style-name="ce3" table:formula="of:=MEDIAN([.A3:.A102])" office:value-type="float" office:value="2.75" calcext:value-type="float">
            <text:p>2.75</text:p>
          </table:table-cell>
          <table:table-cell table:style-name="ce3" table:formula="of:=MEDIAN([.B3:.B102])" office:value-type="float" office:value="5.47" calcext:value-type="float">
            <text:p>5.47</text:p>
          </table:table-cell>
          <table:table-cell table:style-name="ce3" table:formula="of:=MEDIAN([.C3:.C102])" office:value-type="float" office:value="36.34" calcext:value-type="float">
            <text:p>36.34</text:p>
          </table:table-cell>
          <table:table-cell table:style-name="ce3" table:formula="of:=MEDIAN([.D3:.D102])" office:value-type="float" office:value="2.74" calcext:value-type="float">
            <text:p>2.74</text:p>
          </table:table-cell>
          <table:table-cell table:style-name="ce3" table:formula="of:=MEDIAN([.E3:.E102])" office:value-type="float" office:value="5.53" calcext:value-type="float">
            <text:p>5.53</text:p>
          </table:table-cell>
          <table:table-cell table:style-name="ce3" table:formula="of:=MEDIAN([.F3:.F102])" office:value-type="float" office:value="36.6" calcext:value-type="float">
            <text:p>36.6</text:p>
          </table:table-cell>
          <table:table-cell table:number-columns-repeated="1018"/>
        </table:table-row>
        <table:table-row table:style-name="ro1">
          <table:table-cell table:style-name="ce3" table:formula="of:=STDEV([.A3:.A102])" office:value-type="float" office:value="0.0214890152817149" calcext:value-type="float">
            <text:p>0.021489015281715</text:p>
          </table:table-cell>
          <table:table-cell table:style-name="ce3" table:formula="of:=STDEV([.B3:.B102])" office:value-type="float" office:value="0.019514304517663" calcext:value-type="float">
            <text:p>0.019514304517663</text:p>
          </table:table-cell>
          <table:table-cell table:style-name="ce3" table:formula="of:=STDEV([.C3:.C102])" office:value-type="float" office:value="0.0465240244227091" calcext:value-type="float">
            <text:p>0.046524024422709</text:p>
          </table:table-cell>
          <table:table-cell table:style-name="ce3" table:formula="of:=STDEV([.D3:.D102])" office:value-type="float" office:value="0.0152854985082746" calcext:value-type="float">
            <text:p>0.015285498508275</text:p>
          </table:table-cell>
          <table:table-cell table:style-name="ce3" table:formula="of:=STDEV([.E3:.E102])" office:value-type="float" office:value="0.0213200716355611" calcext:value-type="float">
            <text:p>0.021320071635561</text:p>
          </table:table-cell>
          <table:table-cell table:style-name="ce3" table:formula="of:=STDEV([.F3:.F102])" office:value-type="float" office:value="0.0403394686042434" calcext:value-type="float">
            <text:p>0.040339468604243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 table:style-name="ce3" table:formula="of:=[.D103]/[.A103]" office:value-type="float" office:value="0.995094833224329" calcext:value-type="float">
            <text:p>0.995094833224329</text:p>
          </table:table-cell>
          <table:table-cell table:style-name="ce3" table:formula="of:=[.E103]/[.B103]" office:value-type="float" office:value="1.01077625570776" calcext:value-type="float">
            <text:p>1.01077625570776</text:p>
          </table:table-cell>
          <table:table-cell table:style-name="ce3" table:formula="of:=[.F103]/[.C103]" office:value-type="float" office:value="1.00692247161952" calcext:value-type="float">
            <text:p>1.00692247161952</text:p>
          </table:table-cell>
          <table:table-cell table:number-columns-repeated="1018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eon pgbench" table:style-name="ta2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master</text:p>
          </table:table-cell>
          <table:table-cell table:number-columns-repeated="2"/>
          <table:table-cell table:style-name="ce2" office:value-type="string" calcext:value-type="string">
            <text:p>patched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2" office:value-type="float" office:value="24690.539109" calcext:value-type="float">
            <text:p>24690.539109</text:p>
          </table:table-cell>
          <table:table-cell table:style-name="ce2" office:value-type="float" office:value="24772.709016" calcext:value-type="float">
            <text:p>24772.709016</text:p>
          </table:table-cell>
          <table:table-cell table:style-name="ce2" office:value-type="float" office:value="17429.118449" calcext:value-type="float">
            <text:p>17429.118449</text:p>
          </table:table-cell>
          <table:table-cell table:style-name="ce2" office:value-type="float" office:value="25457.713622" calcext:value-type="float">
            <text:p>25457.713622</text:p>
          </table:table-cell>
          <table:table-cell table:style-name="ce2" office:value-type="float" office:value="24551.893261" calcext:value-type="float">
            <text:p>24551.893261</text:p>
          </table:table-cell>
          <table:table-cell table:style-name="ce2" office:value-type="float" office:value="18643.782971" calcext:value-type="float">
            <text:p>18643.782971</text:p>
          </table:table-cell>
          <table:table-cell table:number-columns-repeated="1018"/>
        </table:table-row>
        <table:table-row table:style-name="ro1">
          <table:table-cell table:style-name="ce2" office:value-type="float" office:value="24997.000219" calcext:value-type="float">
            <text:p>24997.000219</text:p>
          </table:table-cell>
          <table:table-cell table:style-name="ce2" office:value-type="float" office:value="25171.590438" calcext:value-type="float">
            <text:p>25171.590438</text:p>
          </table:table-cell>
          <table:table-cell table:style-name="ce2" office:value-type="float" office:value="20254.796942" calcext:value-type="float">
            <text:p>20254.796942</text:p>
          </table:table-cell>
          <table:table-cell table:style-name="ce2" office:value-type="float" office:value="25649.143549" calcext:value-type="float">
            <text:p>25649.143549</text:p>
          </table:table-cell>
          <table:table-cell table:style-name="ce2" office:value-type="float" office:value="24735.318995" calcext:value-type="float">
            <text:p>24735.318995</text:p>
          </table:table-cell>
          <table:table-cell table:style-name="ce2" office:value-type="float" office:value="20454.101328" calcext:value-type="float">
            <text:p>20454.101328</text:p>
          </table:table-cell>
          <table:table-cell table:number-columns-repeated="1018"/>
        </table:table-row>
        <table:table-row table:style-name="ro1">
          <table:table-cell table:style-name="ce2" office:value-type="float" office:value="25135.451451" calcext:value-type="float">
            <text:p>25135.451451</text:p>
          </table:table-cell>
          <table:table-cell table:style-name="ce2" office:value-type="float" office:value="25345.053151" calcext:value-type="float">
            <text:p>25345.053151</text:p>
          </table:table-cell>
          <table:table-cell table:style-name="ce2" office:value-type="float" office:value="21230.873835" calcext:value-type="float">
            <text:p>21230.873835</text:p>
          </table:table-cell>
          <table:table-cell table:style-name="ce2" office:value-type="float" office:value="25845.782841" calcext:value-type="float">
            <text:p>25845.782841</text:p>
          </table:table-cell>
          <table:table-cell table:style-name="ce2" office:value-type="float" office:value="24798.162744" calcext:value-type="float">
            <text:p>24798.162744</text:p>
          </table:table-cell>
          <table:table-cell table:style-name="ce2" office:value-type="float" office:value="21444.610821" calcext:value-type="float">
            <text:p>21444.610821</text:p>
          </table:table-cell>
          <table:table-cell table:number-columns-repeated="1018"/>
        </table:table-row>
        <table:table-row table:style-name="ro1">
          <table:table-cell table:style-name="ce2" office:value-type="float" office:value="24205.567994" calcext:value-type="float">
            <text:p>24205.567994</text:p>
          </table:table-cell>
          <table:table-cell table:style-name="ce2" office:value-type="float" office:value="25169.351053" calcext:value-type="float">
            <text:p>25169.351053</text:p>
          </table:table-cell>
          <table:table-cell table:style-name="ce2" office:value-type="float" office:value="21910.564082" calcext:value-type="float">
            <text:p>21910.564082</text:p>
          </table:table-cell>
          <table:table-cell table:style-name="ce2" office:value-type="float" office:value="25844.118488" calcext:value-type="float">
            <text:p>25844.118488</text:p>
          </table:table-cell>
          <table:table-cell table:style-name="ce2" office:value-type="float" office:value="24607.640387" calcext:value-type="float">
            <text:p>24607.640387</text:p>
          </table:table-cell>
          <table:table-cell table:style-name="ce2" office:value-type="float" office:value="22265.401048" calcext:value-type="float">
            <text:p>22265.401048</text:p>
          </table:table-cell>
          <table:table-cell table:number-columns-repeated="1018"/>
        </table:table-row>
        <table:table-row table:style-name="ro1">
          <table:table-cell table:style-name="ce2" office:value-type="float" office:value="24666.710316" calcext:value-type="float">
            <text:p>24666.710316</text:p>
          </table:table-cell>
          <table:table-cell table:style-name="ce2" office:value-type="float" office:value="23535.447746" calcext:value-type="float">
            <text:p>23535.447746</text:p>
          </table:table-cell>
          <table:table-cell table:style-name="ce2" office:value-type="float" office:value="22254.071225" calcext:value-type="float">
            <text:p>22254.071225</text:p>
          </table:table-cell>
          <table:table-cell table:style-name="ce2" office:value-type="float" office:value="25721.73415" calcext:value-type="float">
            <text:p>25721.73415</text:p>
          </table:table-cell>
          <table:table-cell table:style-name="ce2" office:value-type="float" office:value="24811.354046" calcext:value-type="float">
            <text:p>24811.354046</text:p>
          </table:table-cell>
          <table:table-cell table:style-name="ce2" office:value-type="float" office:value="22888.663826" calcext:value-type="float">
            <text:p>22888.663826</text:p>
          </table:table-cell>
          <table:table-cell table:number-columns-repeated="1018"/>
        </table:table-row>
        <table:table-row table:style-name="ro1">
          <table:table-cell table:style-name="ce2" office:value-type="float" office:value="24220.385728" calcext:value-type="float">
            <text:p>24220.385728</text:p>
          </table:table-cell>
          <table:table-cell table:style-name="ce2" office:value-type="float" office:value="25196.580084" calcext:value-type="float">
            <text:p>25196.580084</text:p>
          </table:table-cell>
          <table:table-cell table:style-name="ce2" office:value-type="float" office:value="22686.319331" calcext:value-type="float">
            <text:p>22686.319331</text:p>
          </table:table-cell>
          <table:table-cell table:style-name="ce2" office:value-type="float" office:value="25825.479856" calcext:value-type="float">
            <text:p>25825.479856</text:p>
          </table:table-cell>
          <table:table-cell table:style-name="ce2" office:value-type="float" office:value="24975.76809" calcext:value-type="float">
            <text:p>24975.76809</text:p>
          </table:table-cell>
          <table:table-cell table:style-name="ce2" office:value-type="float" office:value="21530.932205" calcext:value-type="float">
            <text:p>21530.932205</text:p>
          </table:table-cell>
          <table:table-cell table:number-columns-repeated="1018"/>
        </table:table-row>
        <table:table-row table:style-name="ro1">
          <table:table-cell table:style-name="ce2" office:value-type="float" office:value="24422.397177" calcext:value-type="float">
            <text:p>24422.397177</text:p>
          </table:table-cell>
          <table:table-cell table:style-name="ce2" office:value-type="float" office:value="24060.286096" calcext:value-type="float">
            <text:p>24060.286096</text:p>
          </table:table-cell>
          <table:table-cell table:style-name="ce2" office:value-type="float" office:value="21862.577735" calcext:value-type="float">
            <text:p>21862.577735</text:p>
          </table:table-cell>
          <table:table-cell table:style-name="ce2" office:value-type="float" office:value="25783.110668" calcext:value-type="float">
            <text:p>25783.110668</text:p>
          </table:table-cell>
          <table:table-cell table:style-name="ce2" office:value-type="float" office:value="25089.58688" calcext:value-type="float">
            <text:p>25089.58688</text:p>
          </table:table-cell>
          <table:table-cell table:style-name="ce2" office:value-type="float" office:value="23128.557319" calcext:value-type="float">
            <text:p>23128.557319</text:p>
          </table:table-cell>
          <table:table-cell table:number-columns-repeated="1018"/>
        </table:table-row>
        <table:table-row table:style-name="ro1">
          <table:table-cell table:style-name="ce2" office:value-type="float" office:value="24683.40202" calcext:value-type="float">
            <text:p>24683.40202</text:p>
          </table:table-cell>
          <table:table-cell table:style-name="ce2" office:value-type="float" office:value="25251.642734" calcext:value-type="float">
            <text:p>25251.642734</text:p>
          </table:table-cell>
          <table:table-cell table:style-name="ce2" office:value-type="float" office:value="22108.390047" calcext:value-type="float">
            <text:p>22108.390047</text:p>
          </table:table-cell>
          <table:table-cell table:style-name="ce2" office:value-type="float" office:value="26293.799527" calcext:value-type="float">
            <text:p>26293.799527</text:p>
          </table:table-cell>
          <table:table-cell table:style-name="ce2" office:value-type="float" office:value="24549.475486" calcext:value-type="float">
            <text:p>24549.475486</text:p>
          </table:table-cell>
          <table:table-cell table:style-name="ce2" office:value-type="float" office:value="21858.850623" calcext:value-type="float">
            <text:p>21858.850623</text:p>
          </table:table-cell>
          <table:table-cell table:number-columns-repeated="1018"/>
        </table:table-row>
        <table:table-row table:style-name="ro1">
          <table:table-cell table:style-name="ce2" office:value-type="float" office:value="24583.349855" calcext:value-type="float">
            <text:p>24583.349855</text:p>
          </table:table-cell>
          <table:table-cell table:style-name="ce2" office:value-type="float" office:value="25328.705365" calcext:value-type="float">
            <text:p>25328.705365</text:p>
          </table:table-cell>
          <table:table-cell table:style-name="ce2" office:value-type="float" office:value="21871.45792" calcext:value-type="float">
            <text:p>21871.45792</text:p>
          </table:table-cell>
          <table:table-cell table:style-name="ce2" office:value-type="float" office:value="25644.480849" calcext:value-type="float">
            <text:p>25644.480849</text:p>
          </table:table-cell>
          <table:table-cell table:style-name="ce2" office:value-type="float" office:value="24688.34572" calcext:value-type="float">
            <text:p>24688.34572</text:p>
          </table:table-cell>
          <table:table-cell table:style-name="ce2" office:value-type="float" office:value="22940.204312" calcext:value-type="float">
            <text:p>22940.204312</text:p>
          </table:table-cell>
          <table:table-cell table:number-columns-repeated="1018"/>
        </table:table-row>
        <table:table-row table:style-name="ro1">
          <table:table-cell table:style-name="ce2" office:value-type="float" office:value="25067.202847" calcext:value-type="float">
            <text:p>25067.202847</text:p>
          </table:table-cell>
          <table:table-cell table:style-name="ce2" office:value-type="float" office:value="24067.510326" calcext:value-type="float">
            <text:p>24067.510326</text:p>
          </table:table-cell>
          <table:table-cell table:style-name="ce2" office:value-type="float" office:value="22620.971301" calcext:value-type="float">
            <text:p>22620.971301</text:p>
          </table:table-cell>
          <table:table-cell table:style-name="ce2" office:value-type="float" office:value="25527.6204" calcext:value-type="float">
            <text:p>25527.6204</text:p>
          </table:table-cell>
          <table:table-cell table:style-name="ce2" office:value-type="float" office:value="25002.493192" calcext:value-type="float">
            <text:p>25002.493192</text:p>
          </table:table-cell>
          <table:table-cell table:style-name="ce2" office:value-type="float" office:value="23506.438187" calcext:value-type="float">
            <text:p>23506.438187</text:p>
          </table:table-cell>
          <table:table-cell table:number-columns-repeated="1018"/>
        </table:table-row>
        <table:table-row table:style-name="ro1">
          <table:table-cell table:style-name="ce2" office:value-type="float" office:value="24467.125187" calcext:value-type="float">
            <text:p>24467.125187</text:p>
          </table:table-cell>
          <table:table-cell table:style-name="ce2" office:value-type="float" office:value="25102.344793" calcext:value-type="float">
            <text:p>25102.344793</text:p>
          </table:table-cell>
          <table:table-cell table:style-name="ce2" office:value-type="float" office:value="22120.752609" calcext:value-type="float">
            <text:p>22120.752609</text:p>
          </table:table-cell>
          <table:table-cell table:style-name="ce2" office:value-type="float" office:value="25888.064888" calcext:value-type="float">
            <text:p>25888.064888</text:p>
          </table:table-cell>
          <table:table-cell table:style-name="ce2" office:value-type="float" office:value="25094.799479" calcext:value-type="float">
            <text:p>25094.799479</text:p>
          </table:table-cell>
          <table:table-cell table:style-name="ce2" office:value-type="float" office:value="22250.272671" calcext:value-type="float">
            <text:p>22250.272671</text:p>
          </table:table-cell>
          <table:table-cell table:number-columns-repeated="1018"/>
        </table:table-row>
        <table:table-row table:style-name="ro1">
          <table:table-cell table:style-name="ce2" office:value-type="float" office:value="24871.057924" calcext:value-type="float">
            <text:p>24871.057924</text:p>
          </table:table-cell>
          <table:table-cell table:style-name="ce2" office:value-type="float" office:value="23164.387404" calcext:value-type="float">
            <text:p>23164.387404</text:p>
          </table:table-cell>
          <table:table-cell table:style-name="ce2" office:value-type="float" office:value="22152.18477" calcext:value-type="float">
            <text:p>22152.18477</text:p>
          </table:table-cell>
          <table:table-cell table:style-name="ce2" office:value-type="float" office:value="25734.922455" calcext:value-type="float">
            <text:p>25734.922455</text:p>
          </table:table-cell>
          <table:table-cell table:style-name="ce2" office:value-type="float" office:value="24876.780772" calcext:value-type="float">
            <text:p>24876.780772</text:p>
          </table:table-cell>
          <table:table-cell table:style-name="ce2" office:value-type="float" office:value="23776.395527" calcext:value-type="float">
            <text:p>23776.395527</text:p>
          </table:table-cell>
          <table:table-cell table:number-columns-repeated="1018"/>
        </table:table-row>
        <table:table-row table:style-name="ro1">
          <table:table-cell table:style-name="ce2" office:value-type="float" office:value="24260.482695" calcext:value-type="float">
            <text:p>24260.482695</text:p>
          </table:table-cell>
          <table:table-cell table:style-name="ce2" office:value-type="float" office:value="24932.166727" calcext:value-type="float">
            <text:p>24932.166727</text:p>
          </table:table-cell>
          <table:table-cell table:style-name="ce2" office:value-type="float" office:value="22968.340481" calcext:value-type="float">
            <text:p>22968.340481</text:p>
          </table:table-cell>
          <table:table-cell table:style-name="ce2" office:value-type="float" office:value="26066.501546" calcext:value-type="float">
            <text:p>26066.501546</text:p>
          </table:table-cell>
          <table:table-cell table:style-name="ce2" office:value-type="float" office:value="25182.593942" calcext:value-type="float">
            <text:p>25182.593942</text:p>
          </table:table-cell>
          <table:table-cell table:style-name="ce2" office:value-type="float" office:value="21834.071268" calcext:value-type="float">
            <text:p>21834.071268</text:p>
          </table:table-cell>
          <table:table-cell table:number-columns-repeated="1018"/>
        </table:table-row>
        <table:table-row table:style-name="ro1">
          <table:table-cell table:style-name="ce2" office:value-type="float" office:value="24544.463405" calcext:value-type="float">
            <text:p>24544.463405</text:p>
          </table:table-cell>
          <table:table-cell table:style-name="ce2" office:value-type="float" office:value="25067.704154" calcext:value-type="float">
            <text:p>25067.704154</text:p>
          </table:table-cell>
          <table:table-cell table:style-name="ce2" office:value-type="float" office:value="22257.355787" calcext:value-type="float">
            <text:p>22257.355787</text:p>
          </table:table-cell>
          <table:table-cell table:style-name="ce2" office:value-type="float" office:value="26438.365492" calcext:value-type="float">
            <text:p>26438.365492</text:p>
          </table:table-cell>
          <table:table-cell table:style-name="ce2" office:value-type="float" office:value="24862.652575" calcext:value-type="float">
            <text:p>24862.652575</text:p>
          </table:table-cell>
          <table:table-cell table:style-name="ce2" office:value-type="float" office:value="23395.003793" calcext:value-type="float">
            <text:p>23395.003793</text:p>
          </table:table-cell>
          <table:table-cell table:number-columns-repeated="1018"/>
        </table:table-row>
        <table:table-row table:style-name="ro1">
          <table:table-cell table:style-name="ce2" office:value-type="float" office:value="24358.734011" calcext:value-type="float">
            <text:p>24358.734011</text:p>
          </table:table-cell>
          <table:table-cell table:style-name="ce2" office:value-type="float" office:value="25131.870866" calcext:value-type="float">
            <text:p>25131.870866</text:p>
          </table:table-cell>
          <table:table-cell table:style-name="ce2" office:value-type="float" office:value="22219.63581" calcext:value-type="float">
            <text:p>22219.63581</text:p>
          </table:table-cell>
          <table:table-cell table:style-name="ce2" office:value-type="float" office:value="25919.792009" calcext:value-type="float">
            <text:p>25919.792009</text:p>
          </table:table-cell>
          <table:table-cell table:style-name="ce2" office:value-type="float" office:value="23977.201812" calcext:value-type="float">
            <text:p>23977.201812</text:p>
          </table:table-cell>
          <table:table-cell table:style-name="ce2" office:value-type="float" office:value="22496.678333" calcext:value-type="float">
            <text:p>22496.678333</text:p>
          </table:table-cell>
          <table:table-cell table:number-columns-repeated="1018"/>
        </table:table-row>
        <table:table-row table:style-name="ro1">
          <table:table-cell table:style-name="ce2" office:value-type="float" office:value="24485.92228" calcext:value-type="float">
            <text:p>24485.92228</text:p>
          </table:table-cell>
          <table:table-cell table:style-name="ce2" office:value-type="float" office:value="24911.079194" calcext:value-type="float">
            <text:p>24911.079194</text:p>
          </table:table-cell>
          <table:table-cell table:style-name="ce2" office:value-type="float" office:value="22216.827288" calcext:value-type="float">
            <text:p>22216.827288</text:p>
          </table:table-cell>
          <table:table-cell table:style-name="ce2" office:value-type="float" office:value="25855.832541" calcext:value-type="float">
            <text:p>25855.832541</text:p>
          </table:table-cell>
          <table:table-cell table:style-name="ce2" office:value-type="float" office:value="25290.417889" calcext:value-type="float">
            <text:p>25290.417889</text:p>
          </table:table-cell>
          <table:table-cell table:style-name="ce2" office:value-type="float" office:value="23480.639301" calcext:value-type="float">
            <text:p>23480.639301</text:p>
          </table:table-cell>
          <table:table-cell table:number-columns-repeated="1018"/>
        </table:table-row>
        <table:table-row table:style-name="ro1">
          <table:table-cell table:style-name="ce2" office:value-type="float" office:value="24600.708023" calcext:value-type="float">
            <text:p>24600.708023</text:p>
          </table:table-cell>
          <table:table-cell table:style-name="ce2" office:value-type="float" office:value="25382.05703" calcext:value-type="float">
            <text:p>25382.05703</text:p>
          </table:table-cell>
          <table:table-cell table:style-name="ce2" office:value-type="float" office:value="22331.227812" calcext:value-type="float">
            <text:p>22331.227812</text:p>
          </table:table-cell>
          <table:table-cell table:style-name="ce2" office:value-type="float" office:value="25643.521823" calcext:value-type="float">
            <text:p>25643.521823</text:p>
          </table:table-cell>
          <table:table-cell table:style-name="ce2" office:value-type="float" office:value="23202.123592" calcext:value-type="float">
            <text:p>23202.123592</text:p>
          </table:table-cell>
          <table:table-cell table:style-name="ce2" office:value-type="float" office:value="24382.555545" calcext:value-type="float">
            <text:p>24382.555545</text:p>
          </table:table-cell>
          <table:table-cell table:number-columns-repeated="1018"/>
        </table:table-row>
        <table:table-row table:style-name="ro1">
          <table:table-cell table:style-name="ce2" office:value-type="float" office:value="24344.147974" calcext:value-type="float">
            <text:p>24344.147974</text:p>
          </table:table-cell>
          <table:table-cell table:style-name="ce2" office:value-type="float" office:value="25095.8882" calcext:value-type="float">
            <text:p>25095.8882</text:p>
          </table:table-cell>
          <table:table-cell table:style-name="ce2" office:value-type="float" office:value="22350.58989" calcext:value-type="float">
            <text:p>22350.58989</text:p>
          </table:table-cell>
          <table:table-cell table:style-name="ce2" office:value-type="float" office:value="25874.793172" calcext:value-type="float">
            <text:p>25874.793172</text:p>
          </table:table-cell>
          <table:table-cell table:style-name="ce2" office:value-type="float" office:value="25227.332375" calcext:value-type="float">
            <text:p>25227.332375</text:p>
          </table:table-cell>
          <table:table-cell table:style-name="ce2" office:value-type="float" office:value="24224.808023" calcext:value-type="float">
            <text:p>24224.808023</text:p>
          </table:table-cell>
          <table:table-cell table:number-columns-repeated="1018"/>
        </table:table-row>
        <table:table-row table:style-name="ro1">
          <table:table-cell table:style-name="ce2" office:value-type="float" office:value="24457.528096" calcext:value-type="float">
            <text:p>24457.528096</text:p>
          </table:table-cell>
          <table:table-cell table:style-name="ce2" office:value-type="float" office:value="25342.519672" calcext:value-type="float">
            <text:p>25342.519672</text:p>
          </table:table-cell>
          <table:table-cell table:style-name="ce2" office:value-type="float" office:value="22891.670287" calcext:value-type="float">
            <text:p>22891.670287</text:p>
          </table:table-cell>
          <table:table-cell table:style-name="ce2" office:value-type="float" office:value="25814.241653" calcext:value-type="float">
            <text:p>25814.241653</text:p>
          </table:table-cell>
          <table:table-cell table:style-name="ce2" office:value-type="float" office:value="25363.912162" calcext:value-type="float">
            <text:p>25363.912162</text:p>
          </table:table-cell>
          <table:table-cell table:style-name="ce2" office:value-type="float" office:value="23852.563193" calcext:value-type="float">
            <text:p>23852.563193</text:p>
          </table:table-cell>
          <table:table-cell table:number-columns-repeated="1018"/>
        </table:table-row>
        <table:table-row table:style-name="ro1">
          <table:table-cell table:style-name="ce2" office:value-type="float" office:value="24379.193137" calcext:value-type="float">
            <text:p>24379.193137</text:p>
          </table:table-cell>
          <table:table-cell table:style-name="ce2" office:value-type="float" office:value="25246.244377" calcext:value-type="float">
            <text:p>25246.244377</text:p>
          </table:table-cell>
          <table:table-cell table:style-name="ce2" office:value-type="float" office:value="22089.272996" calcext:value-type="float">
            <text:p>22089.272996</text:p>
          </table:table-cell>
          <table:table-cell table:style-name="ce2" office:value-type="float" office:value="25555.861168" calcext:value-type="float">
            <text:p>25555.861168</text:p>
          </table:table-cell>
          <table:table-cell table:style-name="ce2" office:value-type="float" office:value="23119.664244" calcext:value-type="float">
            <text:p>23119.664244</text:p>
          </table:table-cell>
          <table:table-cell table:style-name="ce2" office:value-type="float" office:value="24208.180562" calcext:value-type="float">
            <text:p>24208.180562</text:p>
          </table:table-cell>
          <table:table-cell table:number-columns-repeated="1018"/>
        </table:table-row>
        <table:table-row table:style-name="ro1">
          <table:table-cell table:style-name="ce2" office:value-type="float" office:value="24264.973309" calcext:value-type="float">
            <text:p>24264.973309</text:p>
          </table:table-cell>
          <table:table-cell table:style-name="ce2" office:value-type="float" office:value="25413.511198" calcext:value-type="float">
            <text:p>25413.511198</text:p>
          </table:table-cell>
          <table:table-cell table:style-name="ce2" office:value-type="float" office:value="22479.508744" calcext:value-type="float">
            <text:p>22479.508744</text:p>
          </table:table-cell>
          <table:table-cell table:style-name="ce2" office:value-type="float" office:value="25836.332262" calcext:value-type="float">
            <text:p>25836.332262</text:p>
          </table:table-cell>
          <table:table-cell table:style-name="ce2" office:value-type="float" office:value="23675.712324" calcext:value-type="float">
            <text:p>23675.712324</text:p>
          </table:table-cell>
          <table:table-cell table:style-name="ce2" office:value-type="float" office:value="21790.388018" calcext:value-type="float">
            <text:p>21790.388018</text:p>
          </table:table-cell>
          <table:table-cell table:number-columns-repeated="1018"/>
        </table:table-row>
        <table:table-row table:style-name="ro1">
          <table:table-cell table:style-name="ce2" office:value-type="float" office:value="25072.069632" calcext:value-type="float">
            <text:p>25072.069632</text:p>
          </table:table-cell>
          <table:table-cell table:style-name="ce2" office:value-type="float" office:value="23752.323064" calcext:value-type="float">
            <text:p>23752.323064</text:p>
          </table:table-cell>
          <table:table-cell table:style-name="ce2" office:value-type="float" office:value="22244.007073" calcext:value-type="float">
            <text:p>22244.007073</text:p>
          </table:table-cell>
          <table:table-cell table:style-name="ce2" office:value-type="float" office:value="25755.720054" calcext:value-type="float">
            <text:p>25755.720054</text:p>
          </table:table-cell>
          <table:table-cell table:style-name="ce2" office:value-type="float" office:value="24233.652676" calcext:value-type="float">
            <text:p>24233.652676</text:p>
          </table:table-cell>
          <table:table-cell table:style-name="ce2" office:value-type="float" office:value="24080.465624" calcext:value-type="float">
            <text:p>24080.465624</text:p>
          </table:table-cell>
          <table:table-cell table:number-columns-repeated="1018"/>
        </table:table-row>
        <table:table-row table:style-name="ro1">
          <table:table-cell table:style-name="ce2" office:value-type="float" office:value="24590.110237" calcext:value-type="float">
            <text:p>24590.110237</text:p>
          </table:table-cell>
          <table:table-cell table:style-name="ce2" office:value-type="float" office:value="25381.590469" calcext:value-type="float">
            <text:p>25381.590469</text:p>
          </table:table-cell>
          <table:table-cell table:style-name="ce2" office:value-type="float" office:value="22690.026265" calcext:value-type="float">
            <text:p>22690.026265</text:p>
          </table:table-cell>
          <table:table-cell table:style-name="ce2" office:value-type="float" office:value="25654.405195" calcext:value-type="float">
            <text:p>25654.405195</text:p>
          </table:table-cell>
          <table:table-cell table:style-name="ce2" office:value-type="float" office:value="24543.670101" calcext:value-type="float">
            <text:p>24543.670101</text:p>
          </table:table-cell>
          <table:table-cell table:style-name="ce2" office:value-type="float" office:value="24097.076876" calcext:value-type="float">
            <text:p>24097.076876</text:p>
          </table:table-cell>
          <table:table-cell table:number-columns-repeated="1018"/>
        </table:table-row>
        <table:table-row table:style-name="ro1">
          <table:table-cell table:style-name="ce2" office:value-type="float" office:value="24283.376173" calcext:value-type="float">
            <text:p>24283.376173</text:p>
          </table:table-cell>
          <table:table-cell table:style-name="ce2" office:value-type="float" office:value="25437.00079" calcext:value-type="float">
            <text:p>25437.00079</text:p>
          </table:table-cell>
          <table:table-cell table:style-name="ce2" office:value-type="float" office:value="22540.160482" calcext:value-type="float">
            <text:p>22540.160482</text:p>
          </table:table-cell>
          <table:table-cell table:style-name="ce2" office:value-type="float" office:value="25842.758146" calcext:value-type="float">
            <text:p>25842.758146</text:p>
          </table:table-cell>
          <table:table-cell table:style-name="ce2" office:value-type="float" office:value="23018.143445" calcext:value-type="float">
            <text:p>23018.143445</text:p>
          </table:table-cell>
          <table:table-cell table:style-name="ce2" office:value-type="float" office:value="21962.88415" calcext:value-type="float">
            <text:p>21962.88415</text:p>
          </table:table-cell>
          <table:table-cell table:number-columns-repeated="1018"/>
        </table:table-row>
        <table:table-row table:style-name="ro1">
          <table:table-cell table:style-name="ce2" office:value-type="float" office:value="24235.347616" calcext:value-type="float">
            <text:p>24235.347616</text:p>
          </table:table-cell>
          <table:table-cell table:style-name="ce2" office:value-type="float" office:value="23721.443796" calcext:value-type="float">
            <text:p>23721.443796</text:p>
          </table:table-cell>
          <table:table-cell table:style-name="ce2" office:value-type="float" office:value="22379.455057" calcext:value-type="float">
            <text:p>22379.455057</text:p>
          </table:table-cell>
          <table:table-cell table:style-name="ce2" office:value-type="float" office:value="25728.6668" calcext:value-type="float">
            <text:p>25728.6668</text:p>
          </table:table-cell>
          <table:table-cell table:style-name="ce2" office:value-type="float" office:value="25272.968349" calcext:value-type="float">
            <text:p>25272.968349</text:p>
          </table:table-cell>
          <table:table-cell table:style-name="ce2" office:value-type="float" office:value="23557.797367" calcext:value-type="float">
            <text:p>23557.797367</text:p>
          </table:table-cell>
          <table:table-cell table:number-columns-repeated="1018"/>
        </table:table-row>
        <table:table-row table:style-name="ro1">
          <table:table-cell table:style-name="ce2" office:value-type="float" office:value="24506.774583" calcext:value-type="float">
            <text:p>24506.774583</text:p>
          </table:table-cell>
          <table:table-cell table:style-name="ce2" office:value-type="float" office:value="25256.522042" calcext:value-type="float">
            <text:p>25256.522042</text:p>
          </table:table-cell>
          <table:table-cell table:style-name="ce2" office:value-type="float" office:value="22022.563986" calcext:value-type="float">
            <text:p>22022.563986</text:p>
          </table:table-cell>
          <table:table-cell table:style-name="ce2" office:value-type="float" office:value="25908.557889" calcext:value-type="float">
            <text:p>25908.557889</text:p>
          </table:table-cell>
          <table:table-cell table:style-name="ce2" office:value-type="float" office:value="25031.139783" calcext:value-type="float">
            <text:p>25031.139783</text:p>
          </table:table-cell>
          <table:table-cell table:style-name="ce2" office:value-type="float" office:value="24066.889652" calcext:value-type="float">
            <text:p>24066.889652</text:p>
          </table:table-cell>
          <table:table-cell table:number-columns-repeated="1018"/>
        </table:table-row>
        <table:table-row table:style-name="ro1">
          <table:table-cell table:style-name="ce2" office:value-type="float" office:value="24280.365109" calcext:value-type="float">
            <text:p>24280.365109</text:p>
          </table:table-cell>
          <table:table-cell table:style-name="ce2" office:value-type="float" office:value="25191.551952" calcext:value-type="float">
            <text:p>25191.551952</text:p>
          </table:table-cell>
          <table:table-cell table:style-name="ce2" office:value-type="float" office:value="22421.338413" calcext:value-type="float">
            <text:p>22421.338413</text:p>
          </table:table-cell>
          <table:table-cell table:style-name="ce2" office:value-type="float" office:value="25880.772669" calcext:value-type="float">
            <text:p>25880.772669</text:p>
          </table:table-cell>
          <table:table-cell table:style-name="ce2" office:value-type="float" office:value="23691.756681" calcext:value-type="float">
            <text:p>23691.756681</text:p>
          </table:table-cell>
          <table:table-cell table:style-name="ce2" office:value-type="float" office:value="23989.139725" calcext:value-type="float">
            <text:p>23989.139725</text:p>
          </table:table-cell>
          <table:table-cell table:number-columns-repeated="1018"/>
        </table:table-row>
        <table:table-row table:style-name="ro1">
          <table:table-cell table:style-name="ce2" office:value-type="float" office:value="24796.501776" calcext:value-type="float">
            <text:p>24796.501776</text:p>
          </table:table-cell>
          <table:table-cell table:style-name="ce2" office:value-type="float" office:value="25089.131884" calcext:value-type="float">
            <text:p>25089.131884</text:p>
          </table:table-cell>
          <table:table-cell table:style-name="ce2" office:value-type="float" office:value="22422.889027" calcext:value-type="float">
            <text:p>22422.889027</text:p>
          </table:table-cell>
          <table:table-cell table:style-name="ce2" office:value-type="float" office:value="26259.377859" calcext:value-type="float">
            <text:p>26259.377859</text:p>
          </table:table-cell>
          <table:table-cell table:style-name="ce2" office:value-type="float" office:value="24928.40635" calcext:value-type="float">
            <text:p>24928.40635</text:p>
          </table:table-cell>
          <table:table-cell table:style-name="ce2" office:value-type="float" office:value="24222.657734" calcext:value-type="float">
            <text:p>24222.657734</text:p>
          </table:table-cell>
          <table:table-cell table:number-columns-repeated="1018"/>
        </table:table-row>
        <table:table-row table:style-name="ro1">
          <table:table-cell table:style-name="ce2" office:value-type="float" office:value="24324.869248" calcext:value-type="float">
            <text:p>24324.869248</text:p>
          </table:table-cell>
          <table:table-cell table:style-name="ce2" office:value-type="float" office:value="25531.214717" calcext:value-type="float">
            <text:p>25531.214717</text:p>
          </table:table-cell>
          <table:table-cell table:style-name="ce2" office:value-type="float" office:value="22544.831185" calcext:value-type="float">
            <text:p>22544.831185</text:p>
          </table:table-cell>
          <table:table-cell table:style-name="ce2" office:value-type="float" office:value="26082.867906" calcext:value-type="float">
            <text:p>26082.867906</text:p>
          </table:table-cell>
          <table:table-cell table:style-name="ce2" office:value-type="float" office:value="23167.785772" calcext:value-type="float">
            <text:p>23167.785772</text:p>
          </table:table-cell>
          <table:table-cell table:style-name="ce2" office:value-type="float" office:value="21921.019995" calcext:value-type="float">
            <text:p>21921.019995</text:p>
          </table:table-cell>
          <table:table-cell table:number-columns-repeated="1018"/>
        </table:table-row>
        <table:table-row table:style-name="ro1">
          <table:table-cell table:style-name="ce2" office:value-type="float" office:value="24170.971529" calcext:value-type="float">
            <text:p>24170.971529</text:p>
          </table:table-cell>
          <table:table-cell table:style-name="ce2" office:value-type="float" office:value="25237.020548" calcext:value-type="float">
            <text:p>25237.020548</text:p>
          </table:table-cell>
          <table:table-cell table:style-name="ce2" office:value-type="float" office:value="22168.244358" calcext:value-type="float">
            <text:p>22168.244358</text:p>
          </table:table-cell>
          <table:table-cell table:style-name="ce2" office:value-type="float" office:value="25676.773937" calcext:value-type="float">
            <text:p>25676.773937</text:p>
          </table:table-cell>
          <table:table-cell table:style-name="ce2" office:value-type="float" office:value="25011.532641" calcext:value-type="float">
            <text:p>25011.532641</text:p>
          </table:table-cell>
          <table:table-cell table:style-name="ce2" office:value-type="float" office:value="24403.77512" calcext:value-type="float">
            <text:p>24403.77512</text:p>
          </table:table-cell>
          <table:table-cell table:number-columns-repeated="1018"/>
        </table:table-row>
        <table:table-row table:style-name="ro1">
          <table:table-cell table:style-name="ce2" office:value-type="float" office:value="25004.234" calcext:value-type="float">
            <text:p>25004.234</text:p>
          </table:table-cell>
          <table:table-cell table:style-name="ce2" office:value-type="float" office:value="25257.616711" calcext:value-type="float">
            <text:p>25257.616711</text:p>
          </table:table-cell>
          <table:table-cell table:style-name="ce2" office:value-type="float" office:value="22380.091041" calcext:value-type="float">
            <text:p>22380.091041</text:p>
          </table:table-cell>
          <table:table-cell table:style-name="ce2" office:value-type="float" office:value="25968.386923" calcext:value-type="float">
            <text:p>25968.386923</text:p>
          </table:table-cell>
          <table:table-cell table:style-name="ce2" office:value-type="float" office:value="24640.619223" calcext:value-type="float">
            <text:p>24640.619223</text:p>
          </table:table-cell>
          <table:table-cell table:style-name="ce2" office:value-type="float" office:value="23781.654747" calcext:value-type="float">
            <text:p>23781.654747</text:p>
          </table:table-cell>
          <table:table-cell table:number-columns-repeated="1018"/>
        </table:table-row>
        <table:table-row table:style-name="ro1">
          <table:table-cell table:style-name="ce2" office:value-type="float" office:value="24544.504958" calcext:value-type="float">
            <text:p>24544.504958</text:p>
          </table:table-cell>
          <table:table-cell table:style-name="ce2" office:value-type="float" office:value="24085.66749" calcext:value-type="float">
            <text:p>24085.66749</text:p>
          </table:table-cell>
          <table:table-cell table:style-name="ce2" office:value-type="float" office:value="22423.28" calcext:value-type="float">
            <text:p>22423.28</text:p>
          </table:table-cell>
          <table:table-cell table:style-name="ce2" office:value-type="float" office:value="25536.787384" calcext:value-type="float">
            <text:p>25536.787384</text:p>
          </table:table-cell>
          <table:table-cell table:style-name="ce2" office:value-type="float" office:value="23845.934698" calcext:value-type="float">
            <text:p>23845.934698</text:p>
          </table:table-cell>
          <table:table-cell table:style-name="ce2" office:value-type="float" office:value="24600.022788" calcext:value-type="float">
            <text:p>24600.022788</text:p>
          </table:table-cell>
          <table:table-cell table:number-columns-repeated="1018"/>
        </table:table-row>
        <table:table-row table:style-name="ro1">
          <table:table-cell table:style-name="ce2" office:value-type="float" office:value="24402.258502" calcext:value-type="float">
            <text:p>24402.258502</text:p>
          </table:table-cell>
          <table:table-cell table:style-name="ce2" office:value-type="float" office:value="25316.295735" calcext:value-type="float">
            <text:p>25316.295735</text:p>
          </table:table-cell>
          <table:table-cell table:style-name="ce2" office:value-type="float" office:value="22331.727587" calcext:value-type="float">
            <text:p>22331.727587</text:p>
          </table:table-cell>
          <table:table-cell table:style-name="ce2" office:value-type="float" office:value="25643.010671" calcext:value-type="float">
            <text:p>25643.010671</text:p>
          </table:table-cell>
          <table:table-cell table:style-name="ce2" office:value-type="float" office:value="25297.44049" calcext:value-type="float">
            <text:p>25297.44049</text:p>
          </table:table-cell>
          <table:table-cell table:style-name="ce2" office:value-type="float" office:value="24064.148085" calcext:value-type="float">
            <text:p>24064.148085</text:p>
          </table:table-cell>
          <table:table-cell table:number-columns-repeated="1018"/>
        </table:table-row>
        <table:table-row table:style-name="ro1">
          <table:table-cell table:style-name="ce2" office:value-type="float" office:value="24501.313085" calcext:value-type="float">
            <text:p>24501.313085</text:p>
          </table:table-cell>
          <table:table-cell table:style-name="ce2" office:value-type="float" office:value="25248.928111" calcext:value-type="float">
            <text:p>25248.928111</text:p>
          </table:table-cell>
          <table:table-cell table:style-name="ce2" office:value-type="float" office:value="22498.818535" calcext:value-type="float">
            <text:p>22498.818535</text:p>
          </table:table-cell>
          <table:table-cell table:style-name="ce2" office:value-type="float" office:value="25406.043668" calcext:value-type="float">
            <text:p>25406.043668</text:p>
          </table:table-cell>
          <table:table-cell table:style-name="ce2" office:value-type="float" office:value="23095.648841" calcext:value-type="float">
            <text:p>23095.648841</text:p>
          </table:table-cell>
          <table:table-cell table:style-name="ce2" office:value-type="float" office:value="22082.213239" calcext:value-type="float">
            <text:p>22082.213239</text:p>
          </table:table-cell>
          <table:table-cell table:number-columns-repeated="1018"/>
        </table:table-row>
        <table:table-row table:style-name="ro1">
          <table:table-cell table:style-name="ce2" office:value-type="float" office:value="24431.517165" calcext:value-type="float">
            <text:p>24431.517165</text:p>
          </table:table-cell>
          <table:table-cell table:style-name="ce2" office:value-type="float" office:value="25453.879871" calcext:value-type="float">
            <text:p>25453.879871</text:p>
          </table:table-cell>
          <table:table-cell table:style-name="ce2" office:value-type="float" office:value="22213.001253" calcext:value-type="float">
            <text:p>22213.001253</text:p>
          </table:table-cell>
          <table:table-cell table:style-name="ce2" office:value-type="float" office:value="25525.301747" calcext:value-type="float">
            <text:p>25525.301747</text:p>
          </table:table-cell>
          <table:table-cell table:style-name="ce2" office:value-type="float" office:value="23122.766521" calcext:value-type="float">
            <text:p>23122.766521</text:p>
          </table:table-cell>
          <table:table-cell table:style-name="ce2" office:value-type="float" office:value="24071.166075" calcext:value-type="float">
            <text:p>24071.166075</text:p>
          </table:table-cell>
          <table:table-cell table:number-columns-repeated="1018"/>
        </table:table-row>
        <table:table-row table:style-name="ro1">
          <table:table-cell table:style-name="ce2" office:value-type="float" office:value="24376.00103" calcext:value-type="float">
            <text:p>24376.00103</text:p>
          </table:table-cell>
          <table:table-cell table:style-name="ce2" office:value-type="float" office:value="25456.362459" calcext:value-type="float">
            <text:p>25456.362459</text:p>
          </table:table-cell>
          <table:table-cell table:style-name="ce2" office:value-type="float" office:value="22377.552499" calcext:value-type="float">
            <text:p>22377.552499</text:p>
          </table:table-cell>
          <table:table-cell table:style-name="ce2" office:value-type="float" office:value="25969.741833" calcext:value-type="float">
            <text:p>25969.741833</text:p>
          </table:table-cell>
          <table:table-cell table:style-name="ce2" office:value-type="float" office:value="24257.788245" calcext:value-type="float">
            <text:p>24257.788245</text:p>
          </table:table-cell>
          <table:table-cell table:style-name="ce2" office:value-type="float" office:value="24840.079759" calcext:value-type="float">
            <text:p>24840.079759</text:p>
          </table:table-cell>
          <table:table-cell table:number-columns-repeated="1018"/>
        </table:table-row>
        <table:table-row table:style-name="ro1">
          <table:table-cell table:style-name="ce2" office:value-type="float" office:value="25030.87769" calcext:value-type="float">
            <text:p>25030.87769</text:p>
          </table:table-cell>
          <table:table-cell table:style-name="ce2" office:value-type="float" office:value="23031.728756" calcext:value-type="float">
            <text:p>23031.728756</text:p>
          </table:table-cell>
          <table:table-cell table:style-name="ce2" office:value-type="float" office:value="22484.967193" calcext:value-type="float">
            <text:p>22484.967193</text:p>
          </table:table-cell>
          <table:table-cell table:style-name="ce2" office:value-type="float" office:value="25930.221146" calcext:value-type="float">
            <text:p>25930.221146</text:p>
          </table:table-cell>
          <table:table-cell table:style-name="ce2" office:value-type="float" office:value="25002.89883" calcext:value-type="float">
            <text:p>25002.89883</text:p>
          </table:table-cell>
          <table:table-cell table:style-name="ce2" office:value-type="float" office:value="22125.848389" calcext:value-type="float">
            <text:p>22125.848389</text:p>
          </table:table-cell>
          <table:table-cell table:number-columns-repeated="1018"/>
        </table:table-row>
        <table:table-row table:style-name="ro1">
          <table:table-cell table:style-name="ce2" office:value-type="float" office:value="24612.742465" calcext:value-type="float">
            <text:p>24612.742465</text:p>
          </table:table-cell>
          <table:table-cell table:style-name="ce2" office:value-type="float" office:value="25090.702299" calcext:value-type="float">
            <text:p>25090.702299</text:p>
          </table:table-cell>
          <table:table-cell table:style-name="ce2" office:value-type="float" office:value="22181.706016" calcext:value-type="float">
            <text:p>22181.706016</text:p>
          </table:table-cell>
          <table:table-cell table:style-name="ce2" office:value-type="float" office:value="25512.068056" calcext:value-type="float">
            <text:p>25512.068056</text:p>
          </table:table-cell>
          <table:table-cell table:style-name="ce2" office:value-type="float" office:value="24879.431733" calcext:value-type="float">
            <text:p>24879.431733</text:p>
          </table:table-cell>
          <table:table-cell table:style-name="ce2" office:value-type="float" office:value="23771.424617" calcext:value-type="float">
            <text:p>23771.424617</text:p>
          </table:table-cell>
          <table:table-cell table:number-columns-repeated="1018"/>
        </table:table-row>
        <table:table-row table:style-name="ro1">
          <table:table-cell table:style-name="ce2" office:value-type="float" office:value="24369.073471" calcext:value-type="float">
            <text:p>24369.073471</text:p>
          </table:table-cell>
          <table:table-cell table:style-name="ce2" office:value-type="float" office:value="25077.904031" calcext:value-type="float">
            <text:p>25077.904031</text:p>
          </table:table-cell>
          <table:table-cell table:style-name="ce2" office:value-type="float" office:value="22481.685575" calcext:value-type="float">
            <text:p>22481.685575</text:p>
          </table:table-cell>
          <table:table-cell table:style-name="ce2" office:value-type="float" office:value="25877.279793" calcext:value-type="float">
            <text:p>25877.279793</text:p>
          </table:table-cell>
          <table:table-cell table:style-name="ce2" office:value-type="float" office:value="24637.060506" calcext:value-type="float">
            <text:p>24637.060506</text:p>
          </table:table-cell>
          <table:table-cell table:style-name="ce2" office:value-type="float" office:value="24849.528307" calcext:value-type="float">
            <text:p>24849.528307</text:p>
          </table:table-cell>
          <table:table-cell table:number-columns-repeated="1018"/>
        </table:table-row>
        <table:table-row table:style-name="ro1">
          <table:table-cell table:style-name="ce2" office:value-type="float" office:value="24284.253413" calcext:value-type="float">
            <text:p>24284.253413</text:p>
          </table:table-cell>
          <table:table-cell table:style-name="ce2" office:value-type="float" office:value="25305.88749" calcext:value-type="float">
            <text:p>25305.88749</text:p>
          </table:table-cell>
          <table:table-cell table:style-name="ce2" office:value-type="float" office:value="22786.209848" calcext:value-type="float">
            <text:p>22786.209848</text:p>
          </table:table-cell>
          <table:table-cell table:style-name="ce2" office:value-type="float" office:value="25954.661263" calcext:value-type="float">
            <text:p>25954.661263</text:p>
          </table:table-cell>
          <table:table-cell table:style-name="ce2" office:value-type="float" office:value="24841.581437" calcext:value-type="float">
            <text:p>24841.581437</text:p>
          </table:table-cell>
          <table:table-cell table:style-name="ce2" office:value-type="float" office:value="24345.218531" calcext:value-type="float">
            <text:p>24345.218531</text:p>
          </table:table-cell>
          <table:table-cell table:number-columns-repeated="1018"/>
        </table:table-row>
        <table:table-row table:style-name="ro1">
          <table:table-cell table:style-name="ce2" office:value-type="float" office:value="24348.114112" calcext:value-type="float">
            <text:p>24348.114112</text:p>
          </table:table-cell>
          <table:table-cell table:style-name="ce2" office:value-type="float" office:value="21663.101149" calcext:value-type="float">
            <text:p>21663.101149</text:p>
          </table:table-cell>
          <table:table-cell table:style-name="ce2" office:value-type="float" office:value="22464.78077" calcext:value-type="float">
            <text:p>22464.78077</text:p>
          </table:table-cell>
          <table:table-cell table:style-name="ce2" office:value-type="float" office:value="25769.365866" calcext:value-type="float">
            <text:p>25769.365866</text:p>
          </table:table-cell>
          <table:table-cell table:style-name="ce2" office:value-type="float" office:value="24445.751352" calcext:value-type="float">
            <text:p>24445.751352</text:p>
          </table:table-cell>
          <table:table-cell table:style-name="ce2" office:value-type="float" office:value="22855.865425" calcext:value-type="float">
            <text:p>22855.865425</text:p>
          </table:table-cell>
          <table:table-cell table:number-columns-repeated="1018"/>
        </table:table-row>
        <table:table-row table:style-name="ro1">
          <table:table-cell table:style-name="ce2" office:value-type="float" office:value="24668.137232" calcext:value-type="float">
            <text:p>24668.137232</text:p>
          </table:table-cell>
          <table:table-cell table:style-name="ce2" office:value-type="float" office:value="24593.353014" calcext:value-type="float">
            <text:p>24593.353014</text:p>
          </table:table-cell>
          <table:table-cell table:style-name="ce2" office:value-type="float" office:value="22512.515311" calcext:value-type="float">
            <text:p>22512.515311</text:p>
          </table:table-cell>
          <table:table-cell table:style-name="ce2" office:value-type="float" office:value="25748.090456" calcext:value-type="float">
            <text:p>25748.090456</text:p>
          </table:table-cell>
          <table:table-cell table:style-name="ce2" office:value-type="float" office:value="24706.170401" calcext:value-type="float">
            <text:p>24706.170401</text:p>
          </table:table-cell>
          <table:table-cell table:style-name="ce2" office:value-type="float" office:value="24094.129403" calcext:value-type="float">
            <text:p>24094.129403</text:p>
          </table:table-cell>
          <table:table-cell table:number-columns-repeated="1018"/>
        </table:table-row>
        <table:table-row table:style-name="ro1">
          <table:table-cell table:style-name="ce2" office:value-type="float" office:value="25074.385508" calcext:value-type="float">
            <text:p>25074.385508</text:p>
          </table:table-cell>
          <table:table-cell table:style-name="ce2" office:value-type="float" office:value="24122.823293" calcext:value-type="float">
            <text:p>24122.823293</text:p>
          </table:table-cell>
          <table:table-cell table:style-name="ce2" office:value-type="float" office:value="22274.539255" calcext:value-type="float">
            <text:p>22274.539255</text:p>
          </table:table-cell>
          <table:table-cell table:style-name="ce2" office:value-type="float" office:value="26389.575246" calcext:value-type="float">
            <text:p>26389.575246</text:p>
          </table:table-cell>
          <table:table-cell table:style-name="ce2" office:value-type="float" office:value="25028.109636" calcext:value-type="float">
            <text:p>25028.109636</text:p>
          </table:table-cell>
          <table:table-cell table:style-name="ce2" office:value-type="float" office:value="24328.457801" calcext:value-type="float">
            <text:p>24328.457801</text:p>
          </table:table-cell>
          <table:table-cell table:number-columns-repeated="1018"/>
        </table:table-row>
        <table:table-row table:style-name="ro1">
          <table:table-cell table:style-name="ce2" office:value-type="float" office:value="24327.438497" calcext:value-type="float">
            <text:p>24327.438497</text:p>
          </table:table-cell>
          <table:table-cell table:style-name="ce2" office:value-type="float" office:value="24483.489298" calcext:value-type="float">
            <text:p>24483.489298</text:p>
          </table:table-cell>
          <table:table-cell table:style-name="ce2" office:value-type="float" office:value="22638.967507" calcext:value-type="float">
            <text:p>22638.967507</text:p>
          </table:table-cell>
          <table:table-cell table:style-name="ce2" office:value-type="float" office:value="25930.963579" calcext:value-type="float">
            <text:p>25930.963579</text:p>
          </table:table-cell>
          <table:table-cell table:style-name="ce2" office:value-type="float" office:value="24958.816666" calcext:value-type="float">
            <text:p>24958.816666</text:p>
          </table:table-cell>
          <table:table-cell table:style-name="ce2" office:value-type="float" office:value="22509.33623" calcext:value-type="float">
            <text:p>22509.33623</text:p>
          </table:table-cell>
          <table:table-cell table:number-columns-repeated="1018"/>
        </table:table-row>
        <table:table-row table:style-name="ro1">
          <table:table-cell table:style-name="ce2" office:value-type="float" office:value="25160.893724" calcext:value-type="float">
            <text:p>25160.893724</text:p>
          </table:table-cell>
          <table:table-cell table:style-name="ce2" office:value-type="float" office:value="23883.606821" calcext:value-type="float">
            <text:p>23883.606821</text:p>
          </table:table-cell>
          <table:table-cell table:style-name="ce2" office:value-type="float" office:value="22382.941585" calcext:value-type="float">
            <text:p>22382.941585</text:p>
          </table:table-cell>
          <table:table-cell table:style-name="ce2" office:value-type="float" office:value="25404.38286" calcext:value-type="float">
            <text:p>25404.38286</text:p>
          </table:table-cell>
          <table:table-cell table:style-name="ce2" office:value-type="float" office:value="24882.283894" calcext:value-type="float">
            <text:p>24882.283894</text:p>
          </table:table-cell>
          <table:table-cell table:style-name="ce2" office:value-type="float" office:value="24004.198136" calcext:value-type="float">
            <text:p>24004.198136</text:p>
          </table:table-cell>
          <table:table-cell table:number-columns-repeated="1018"/>
        </table:table-row>
        <table:table-row table:style-name="ro1">
          <table:table-cell table:style-name="ce2" office:value-type="float" office:value="24338.636316" calcext:value-type="float">
            <text:p>24338.636316</text:p>
          </table:table-cell>
          <table:table-cell table:style-name="ce2" office:value-type="float" office:value="23984.266022" calcext:value-type="float">
            <text:p>23984.266022</text:p>
          </table:table-cell>
          <table:table-cell table:style-name="ce2" office:value-type="float" office:value="22846.520875" calcext:value-type="float">
            <text:p>22846.520875</text:p>
          </table:table-cell>
          <table:table-cell table:style-name="ce2" office:value-type="float" office:value="25917.172881" calcext:value-type="float">
            <text:p>25917.172881</text:p>
          </table:table-cell>
          <table:table-cell table:style-name="ce2" office:value-type="float" office:value="22474.834061" calcext:value-type="float">
            <text:p>22474.834061</text:p>
          </table:table-cell>
          <table:table-cell table:style-name="ce2" office:value-type="float" office:value="23882.145834" calcext:value-type="float">
            <text:p>23882.145834</text:p>
          </table:table-cell>
          <table:table-cell table:number-columns-repeated="1018"/>
        </table:table-row>
        <table:table-row table:style-name="ro1">
          <table:table-cell table:style-name="ce2" office:value-type="float" office:value="24379.680583" calcext:value-type="float">
            <text:p>24379.680583</text:p>
          </table:table-cell>
          <table:table-cell table:style-name="ce2" office:value-type="float" office:value="24589.482074" calcext:value-type="float">
            <text:p>24589.482074</text:p>
          </table:table-cell>
          <table:table-cell table:style-name="ce2" office:value-type="float" office:value="22367.196828" calcext:value-type="float">
            <text:p>22367.196828</text:p>
          </table:table-cell>
          <table:table-cell table:style-name="ce2" office:value-type="float" office:value="26133.014231" calcext:value-type="float">
            <text:p>26133.014231</text:p>
          </table:table-cell>
          <table:table-cell table:style-name="ce2" office:value-type="float" office:value="25092.942688" calcext:value-type="float">
            <text:p>25092.942688</text:p>
          </table:table-cell>
          <table:table-cell table:style-name="ce2" office:value-type="float" office:value="24194.312332" calcext:value-type="float">
            <text:p>24194.312332</text:p>
          </table:table-cell>
          <table:table-cell table:number-columns-repeated="1018"/>
        </table:table-row>
        <table:table-row table:style-name="ro1">
          <table:table-cell table:style-name="ce2" office:value-type="float" office:value="24377.465729" calcext:value-type="float">
            <text:p>24377.465729</text:p>
          </table:table-cell>
          <table:table-cell table:style-name="ce2" office:value-type="float" office:value="24061.520802" calcext:value-type="float">
            <text:p>24061.520802</text:p>
          </table:table-cell>
          <table:table-cell table:style-name="ce2" office:value-type="float" office:value="22357.49627" calcext:value-type="float">
            <text:p>22357.49627</text:p>
          </table:table-cell>
          <table:table-cell table:style-name="ce2" office:value-type="float" office:value="25576.920838" calcext:value-type="float">
            <text:p>25576.920838</text:p>
          </table:table-cell>
          <table:table-cell table:style-name="ce2" office:value-type="float" office:value="25093.620891" calcext:value-type="float">
            <text:p>25093.620891</text:p>
          </table:table-cell>
          <table:table-cell table:style-name="ce2" office:value-type="float" office:value="22040.15144" calcext:value-type="float">
            <text:p>22040.15144</text:p>
          </table:table-cell>
          <table:table-cell table:number-columns-repeated="1018"/>
        </table:table-row>
        <table:table-row table:style-name="ro1">
          <table:table-cell table:style-name="ce2" office:value-type="float" office:value="24837.053072" calcext:value-type="float">
            <text:p>24837.053072</text:p>
          </table:table-cell>
          <table:table-cell table:style-name="ce2" office:value-type="float" office:value="24394.946826" calcext:value-type="float">
            <text:p>24394.946826</text:p>
          </table:table-cell>
          <table:table-cell table:style-name="ce2" office:value-type="float" office:value="22457.553902" calcext:value-type="float">
            <text:p>22457.553902</text:p>
          </table:table-cell>
          <table:table-cell table:style-name="ce2" office:value-type="float" office:value="25638.124199" calcext:value-type="float">
            <text:p>25638.124199</text:p>
          </table:table-cell>
          <table:table-cell table:style-name="ce2" office:value-type="float" office:value="24521.193874" calcext:value-type="float">
            <text:p>24521.193874</text:p>
          </table:table-cell>
          <table:table-cell table:style-name="ce2" office:value-type="float" office:value="24108.168421" calcext:value-type="float">
            <text:p>24108.168421</text:p>
          </table:table-cell>
          <table:table-cell table:number-columns-repeated="1018"/>
        </table:table-row>
        <table:table-row table:style-name="ro1">
          <table:table-cell table:style-name="ce2" office:value-type="float" office:value="24221.806932" calcext:value-type="float">
            <text:p>24221.806932</text:p>
          </table:table-cell>
          <table:table-cell table:style-name="ce2" office:value-type="float" office:value="24088.714831" calcext:value-type="float">
            <text:p>24088.714831</text:p>
          </table:table-cell>
          <table:table-cell table:style-name="ce2" office:value-type="float" office:value="22306.403646" calcext:value-type="float">
            <text:p>22306.403646</text:p>
          </table:table-cell>
          <table:table-cell table:style-name="ce2" office:value-type="float" office:value="25783.607018" calcext:value-type="float">
            <text:p>25783.607018</text:p>
          </table:table-cell>
          <table:table-cell table:style-name="ce2" office:value-type="float" office:value="24996.918441" calcext:value-type="float">
            <text:p>24996.918441</text:p>
          </table:table-cell>
          <table:table-cell table:style-name="ce2" office:value-type="float" office:value="23060.958981" calcext:value-type="float">
            <text:p>23060.958981</text:p>
          </table:table-cell>
          <table:table-cell table:number-columns-repeated="1018"/>
        </table:table-row>
        <table:table-row table:style-name="ro1">
          <table:table-cell table:style-name="ce2" office:value-type="float" office:value="24680.1898" calcext:value-type="float">
            <text:p>24680.1898</text:p>
          </table:table-cell>
          <table:table-cell table:style-name="ce2" office:value-type="float" office:value="24052.66067" calcext:value-type="float">
            <text:p>24052.66067</text:p>
          </table:table-cell>
          <table:table-cell table:style-name="ce2" office:value-type="float" office:value="22420.207366" calcext:value-type="float">
            <text:p>22420.207366</text:p>
          </table:table-cell>
          <table:table-cell table:style-name="ce2" office:value-type="float" office:value="25799.41214" calcext:value-type="float">
            <text:p>25799.41214</text:p>
          </table:table-cell>
          <table:table-cell table:style-name="ce2" office:value-type="float" office:value="23737.891351" calcext:value-type="float">
            <text:p>23737.891351</text:p>
          </table:table-cell>
          <table:table-cell table:style-name="ce2" office:value-type="float" office:value="24254.068783" calcext:value-type="float">
            <text:p>24254.068783</text:p>
          </table:table-cell>
          <table:table-cell table:number-columns-repeated="1018"/>
        </table:table-row>
        <table:table-row table:style-name="ro1">
          <table:table-cell table:style-name="ce2" office:value-type="float" office:value="25114.405174" calcext:value-type="float">
            <text:p>25114.405174</text:p>
          </table:table-cell>
          <table:table-cell table:style-name="ce2" office:value-type="float" office:value="24343.560609" calcext:value-type="float">
            <text:p>24343.560609</text:p>
          </table:table-cell>
          <table:table-cell table:style-name="ce2" office:value-type="float" office:value="22729.83632" calcext:value-type="float">
            <text:p>22729.83632</text:p>
          </table:table-cell>
          <table:table-cell table:style-name="ce2" office:value-type="float" office:value="25619.719428" calcext:value-type="float">
            <text:p>25619.719428</text:p>
          </table:table-cell>
          <table:table-cell table:style-name="ce2" office:value-type="float" office:value="25063.260092" calcext:value-type="float">
            <text:p>25063.260092</text:p>
          </table:table-cell>
          <table:table-cell table:style-name="ce2" office:value-type="float" office:value="24631.468255" calcext:value-type="float">
            <text:p>24631.468255</text:p>
          </table:table-cell>
          <table:table-cell table:number-columns-repeated="1018"/>
        </table:table-row>
        <table:table-row table:style-name="ro1">
          <table:table-cell table:style-name="ce2" office:value-type="float" office:value="25049.431285" calcext:value-type="float">
            <text:p>25049.431285</text:p>
          </table:table-cell>
          <table:table-cell table:style-name="ce2" office:value-type="float" office:value="24225.59922" calcext:value-type="float">
            <text:p>24225.59922</text:p>
          </table:table-cell>
          <table:table-cell table:style-name="ce2" office:value-type="float" office:value="22473.242111" calcext:value-type="float">
            <text:p>22473.242111</text:p>
          </table:table-cell>
          <table:table-cell table:style-name="ce2" office:value-type="float" office:value="25656.182937" calcext:value-type="float">
            <text:p>25656.182937</text:p>
          </table:table-cell>
          <table:table-cell table:style-name="ce2" office:value-type="float" office:value="25246.320541" calcext:value-type="float">
            <text:p>25246.320541</text:p>
          </table:table-cell>
          <table:table-cell table:style-name="ce2" office:value-type="float" office:value="24043.868207" calcext:value-type="float">
            <text:p>24043.868207</text:p>
          </table:table-cell>
          <table:table-cell table:number-columns-repeated="1018"/>
        </table:table-row>
        <table:table-row table:style-name="ro1">
          <table:table-cell table:style-name="ce2" office:value-type="float" office:value="24471.698315" calcext:value-type="float">
            <text:p>24471.698315</text:p>
          </table:table-cell>
          <table:table-cell table:style-name="ce2" office:value-type="float" office:value="24119.340877" calcext:value-type="float">
            <text:p>24119.340877</text:p>
          </table:table-cell>
          <table:table-cell table:style-name="ce2" office:value-type="float" office:value="22272.052257" calcext:value-type="float">
            <text:p>22272.052257</text:p>
          </table:table-cell>
          <table:table-cell table:style-name="ce2" office:value-type="float" office:value="25138.029133" calcext:value-type="float">
            <text:p>25138.029133</text:p>
          </table:table-cell>
          <table:table-cell table:style-name="ce2" office:value-type="float" office:value="24898.070959" calcext:value-type="float">
            <text:p>24898.070959</text:p>
          </table:table-cell>
          <table:table-cell table:style-name="ce2" office:value-type="float" office:value="24030.639854" calcext:value-type="float">
            <text:p>24030.639854</text:p>
          </table:table-cell>
          <table:table-cell table:number-columns-repeated="1018"/>
        </table:table-row>
        <table:table-row table:style-name="ro1">
          <table:table-cell table:style-name="ce2" office:value-type="float" office:value="24871.716675" calcext:value-type="float">
            <text:p>24871.716675</text:p>
          </table:table-cell>
          <table:table-cell table:style-name="ce2" office:value-type="float" office:value="23966.349478" calcext:value-type="float">
            <text:p>23966.349478</text:p>
          </table:table-cell>
          <table:table-cell table:style-name="ce2" office:value-type="float" office:value="22406.565249" calcext:value-type="float">
            <text:p>22406.565249</text:p>
          </table:table-cell>
          <table:table-cell table:style-name="ce2" office:value-type="float" office:value="25634.547225" calcext:value-type="float">
            <text:p>25634.547225</text:p>
          </table:table-cell>
          <table:table-cell table:style-name="ce2" office:value-type="float" office:value="24803.623557" calcext:value-type="float">
            <text:p>24803.623557</text:p>
          </table:table-cell>
          <table:table-cell table:style-name="ce2" office:value-type="float" office:value="22420.506768" calcext:value-type="float">
            <text:p>22420.506768</text:p>
          </table:table-cell>
          <table:table-cell table:number-columns-repeated="1018"/>
        </table:table-row>
        <table:table-row table:style-name="ro1">
          <table:table-cell table:style-name="ce2" office:value-type="float" office:value="25163.850209" calcext:value-type="float">
            <text:p>25163.850209</text:p>
          </table:table-cell>
          <table:table-cell table:style-name="ce2" office:value-type="float" office:value="24065.078179" calcext:value-type="float">
            <text:p>24065.078179</text:p>
          </table:table-cell>
          <table:table-cell table:style-name="ce2" office:value-type="float" office:value="22785.092668" calcext:value-type="float">
            <text:p>22785.092668</text:p>
          </table:table-cell>
          <table:table-cell table:style-name="ce2" office:value-type="float" office:value="25954.439663" calcext:value-type="float">
            <text:p>25954.439663</text:p>
          </table:table-cell>
          <table:table-cell table:style-name="ce2" office:value-type="float" office:value="24843.290196" calcext:value-type="float">
            <text:p>24843.290196</text:p>
          </table:table-cell>
          <table:table-cell table:style-name="ce2" office:value-type="float" office:value="24038.223074" calcext:value-type="float">
            <text:p>24038.223074</text:p>
          </table:table-cell>
          <table:table-cell table:number-columns-repeated="1018"/>
        </table:table-row>
        <table:table-row table:style-name="ro1">
          <table:table-cell table:style-name="ce2" office:value-type="float" office:value="24471.349454" calcext:value-type="float">
            <text:p>24471.349454</text:p>
          </table:table-cell>
          <table:table-cell table:style-name="ce2" office:value-type="float" office:value="24191.744174" calcext:value-type="float">
            <text:p>24191.744174</text:p>
          </table:table-cell>
          <table:table-cell table:style-name="ce2" office:value-type="float" office:value="22533.844983" calcext:value-type="float">
            <text:p>22533.844983</text:p>
          </table:table-cell>
          <table:table-cell table:style-name="ce2" office:value-type="float" office:value="25488.421539" calcext:value-type="float">
            <text:p>25488.421539</text:p>
          </table:table-cell>
          <table:table-cell table:style-name="ce2" office:value-type="float" office:value="22794.019988" calcext:value-type="float">
            <text:p>22794.019988</text:p>
          </table:table-cell>
          <table:table-cell table:style-name="ce2" office:value-type="float" office:value="22957.829602" calcext:value-type="float">
            <text:p>22957.829602</text:p>
          </table:table-cell>
          <table:table-cell table:number-columns-repeated="1018"/>
        </table:table-row>
        <table:table-row table:style-name="ro1">
          <table:table-cell table:style-name="ce2" office:value-type="float" office:value="24532.044124" calcext:value-type="float">
            <text:p>24532.044124</text:p>
          </table:table-cell>
          <table:table-cell table:style-name="ce2" office:value-type="float" office:value="23771.542542" calcext:value-type="float">
            <text:p>23771.542542</text:p>
          </table:table-cell>
          <table:table-cell table:style-name="ce2" office:value-type="float" office:value="22858.64571" calcext:value-type="float">
            <text:p>22858.64571</text:p>
          </table:table-cell>
          <table:table-cell table:style-name="ce2" office:value-type="float" office:value="25959.859828" calcext:value-type="float">
            <text:p>25959.859828</text:p>
          </table:table-cell>
          <table:table-cell table:style-name="ce2" office:value-type="float" office:value="23301.433083" calcext:value-type="float">
            <text:p>23301.433083</text:p>
          </table:table-cell>
          <table:table-cell table:style-name="ce2" office:value-type="float" office:value="24139.123941" calcext:value-type="float">
            <text:p>24139.123941</text:p>
          </table:table-cell>
          <table:table-cell table:number-columns-repeated="1018"/>
        </table:table-row>
        <table:table-row table:style-name="ro1">
          <table:table-cell table:style-name="ce2" office:value-type="float" office:value="24957.482502" calcext:value-type="float">
            <text:p>24957.482502</text:p>
          </table:table-cell>
          <table:table-cell table:style-name="ce2" office:value-type="float" office:value="24163.354152" calcext:value-type="float">
            <text:p>24163.354152</text:p>
          </table:table-cell>
          <table:table-cell table:style-name="ce2" office:value-type="float" office:value="22308.499433" calcext:value-type="float">
            <text:p>22308.499433</text:p>
          </table:table-cell>
          <table:table-cell table:style-name="ce2" office:value-type="float" office:value="25992.659257" calcext:value-type="float">
            <text:p>25992.659257</text:p>
          </table:table-cell>
          <table:table-cell table:style-name="ce2" office:value-type="float" office:value="25308.474041" calcext:value-type="float">
            <text:p>25308.474041</text:p>
          </table:table-cell>
          <table:table-cell table:style-name="ce2" office:value-type="float" office:value="21915.912468" calcext:value-type="float">
            <text:p>21915.912468</text:p>
          </table:table-cell>
          <table:table-cell table:number-columns-repeated="1018"/>
        </table:table-row>
        <table:table-row table:style-name="ro1">
          <table:table-cell table:style-name="ce2" office:value-type="float" office:value="24213.173676" calcext:value-type="float">
            <text:p>24213.173676</text:p>
          </table:table-cell>
          <table:table-cell table:style-name="ce2" office:value-type="float" office:value="24073.572404" calcext:value-type="float">
            <text:p>24073.572404</text:p>
          </table:table-cell>
          <table:table-cell table:style-name="ce2" office:value-type="float" office:value="22371.055357" calcext:value-type="float">
            <text:p>22371.055357</text:p>
          </table:table-cell>
          <table:table-cell table:style-name="ce2" office:value-type="float" office:value="25684.909874" calcext:value-type="float">
            <text:p>25684.909874</text:p>
          </table:table-cell>
          <table:table-cell table:style-name="ce2" office:value-type="float" office:value="24233.252163" calcext:value-type="float">
            <text:p>24233.252163</text:p>
          </table:table-cell>
          <table:table-cell table:style-name="ce2" office:value-type="float" office:value="24633.895687" calcext:value-type="float">
            <text:p>24633.895687</text:p>
          </table:table-cell>
          <table:table-cell table:number-columns-repeated="1018"/>
        </table:table-row>
        <table:table-row table:style-name="ro1">
          <table:table-cell table:style-name="ce2" office:value-type="float" office:value="24574.665333" calcext:value-type="float">
            <text:p>24574.665333</text:p>
          </table:table-cell>
          <table:table-cell table:style-name="ce2" office:value-type="float" office:value="24488.607696" calcext:value-type="float">
            <text:p>24488.607696</text:p>
          </table:table-cell>
          <table:table-cell table:style-name="ce2" office:value-type="float" office:value="22378.721961" calcext:value-type="float">
            <text:p>22378.721961</text:p>
          </table:table-cell>
          <table:table-cell table:style-name="ce2" office:value-type="float" office:value="25281.760114" calcext:value-type="float">
            <text:p>25281.760114</text:p>
          </table:table-cell>
          <table:table-cell table:style-name="ce2" office:value-type="float" office:value="24857.364211" calcext:value-type="float">
            <text:p>24857.364211</text:p>
          </table:table-cell>
          <table:table-cell table:style-name="ce2" office:value-type="float" office:value="24471.737528" calcext:value-type="float">
            <text:p>24471.737528</text:p>
          </table:table-cell>
          <table:table-cell table:number-columns-repeated="1018"/>
        </table:table-row>
        <table:table-row table:style-name="ro1">
          <table:table-cell table:style-name="ce2" office:value-type="float" office:value="24414.546491" calcext:value-type="float">
            <text:p>24414.546491</text:p>
          </table:table-cell>
          <table:table-cell table:style-name="ce2" office:value-type="float" office:value="23620.891329" calcext:value-type="float">
            <text:p>23620.891329</text:p>
          </table:table-cell>
          <table:table-cell table:style-name="ce2" office:value-type="float" office:value="22288.266209" calcext:value-type="float">
            <text:p>22288.266209</text:p>
          </table:table-cell>
          <table:table-cell table:style-name="ce2" office:value-type="float" office:value="25289.095905" calcext:value-type="float">
            <text:p>25289.095905</text:p>
          </table:table-cell>
          <table:table-cell table:style-name="ce2" office:value-type="float" office:value="24132.297466" calcext:value-type="float">
            <text:p>24132.297466</text:p>
          </table:table-cell>
          <table:table-cell table:style-name="ce2" office:value-type="float" office:value="23998.054879" calcext:value-type="float">
            <text:p>23998.054879</text:p>
          </table:table-cell>
          <table:table-cell table:number-columns-repeated="1018"/>
        </table:table-row>
        <table:table-row table:style-name="ro1">
          <table:table-cell table:style-name="ce2" office:value-type="float" office:value="24414.658253" calcext:value-type="float">
            <text:p>24414.658253</text:p>
          </table:table-cell>
          <table:table-cell table:style-name="ce2" office:value-type="float" office:value="23445.613411" calcext:value-type="float">
            <text:p>23445.613411</text:p>
          </table:table-cell>
          <table:table-cell table:style-name="ce2" office:value-type="float" office:value="22271.893903" calcext:value-type="float">
            <text:p>22271.893903</text:p>
          </table:table-cell>
          <table:table-cell table:style-name="ce2" office:value-type="float" office:value="25707.797628" calcext:value-type="float">
            <text:p>25707.797628</text:p>
          </table:table-cell>
          <table:table-cell table:style-name="ce2" office:value-type="float" office:value="24659.385603" calcext:value-type="float">
            <text:p>24659.385603</text:p>
          </table:table-cell>
          <table:table-cell table:style-name="ce2" office:value-type="float" office:value="24181.447894" calcext:value-type="float">
            <text:p>24181.447894</text:p>
          </table:table-cell>
          <table:table-cell table:number-columns-repeated="1018"/>
        </table:table-row>
        <table:table-row table:style-name="ro1">
          <table:table-cell table:style-name="ce2" office:value-type="float" office:value="24515.726799" calcext:value-type="float">
            <text:p>24515.726799</text:p>
          </table:table-cell>
          <table:table-cell table:style-name="ce2" office:value-type="float" office:value="23380.435422" calcext:value-type="float">
            <text:p>23380.435422</text:p>
          </table:table-cell>
          <table:table-cell table:style-name="ce2" office:value-type="float" office:value="22228.706833" calcext:value-type="float">
            <text:p>22228.706833</text:p>
          </table:table-cell>
          <table:table-cell table:style-name="ce2" office:value-type="float" office:value="25692.118775" calcext:value-type="float">
            <text:p>25692.118775</text:p>
          </table:table-cell>
          <table:table-cell table:style-name="ce2" office:value-type="float" office:value="25056.066164" calcext:value-type="float">
            <text:p>25056.066164</text:p>
          </table:table-cell>
          <table:table-cell table:style-name="ce2" office:value-type="float" office:value="24152.872975" calcext:value-type="float">
            <text:p>24152.872975</text:p>
          </table:table-cell>
          <table:table-cell table:number-columns-repeated="1018"/>
        </table:table-row>
        <table:table-row table:style-name="ro1">
          <table:table-cell table:style-name="ce2" office:value-type="float" office:value="24392.149949" calcext:value-type="float">
            <text:p>24392.149949</text:p>
          </table:table-cell>
          <table:table-cell table:style-name="ce2" office:value-type="float" office:value="25110.854452" calcext:value-type="float">
            <text:p>25110.854452</text:p>
          </table:table-cell>
          <table:table-cell table:style-name="ce2" office:value-type="float" office:value="22428.033464" calcext:value-type="float">
            <text:p>22428.033464</text:p>
          </table:table-cell>
          <table:table-cell table:style-name="ce2" office:value-type="float" office:value="25733.489359" calcext:value-type="float">
            <text:p>25733.489359</text:p>
          </table:table-cell>
          <table:table-cell table:style-name="ce2" office:value-type="float" office:value="23224.033188" calcext:value-type="float">
            <text:p>23224.033188</text:p>
          </table:table-cell>
          <table:table-cell table:style-name="ce2" office:value-type="float" office:value="24074.890407" calcext:value-type="float">
            <text:p>24074.890407</text:p>
          </table:table-cell>
          <table:table-cell table:number-columns-repeated="1018"/>
        </table:table-row>
        <table:table-row table:style-name="ro1">
          <table:table-cell table:style-name="ce2" office:value-type="float" office:value="24354.243243" calcext:value-type="float">
            <text:p>24354.243243</text:p>
          </table:table-cell>
          <table:table-cell table:style-name="ce2" office:value-type="float" office:value="25347.314102" calcext:value-type="float">
            <text:p>25347.314102</text:p>
          </table:table-cell>
          <table:table-cell table:style-name="ce2" office:value-type="float" office:value="22281.205768" calcext:value-type="float">
            <text:p>22281.205768</text:p>
          </table:table-cell>
          <table:table-cell table:style-name="ce2" office:value-type="float" office:value="25504.860442" calcext:value-type="float">
            <text:p>25504.860442</text:p>
          </table:table-cell>
          <table:table-cell table:style-name="ce2" office:value-type="float" office:value="24280.402247" calcext:value-type="float">
            <text:p>24280.402247</text:p>
          </table:table-cell>
          <table:table-cell table:style-name="ce2" office:value-type="float" office:value="22876.073925" calcext:value-type="float">
            <text:p>22876.073925</text:p>
          </table:table-cell>
          <table:table-cell table:number-columns-repeated="1018"/>
        </table:table-row>
        <table:table-row table:style-name="ro1">
          <table:table-cell table:style-name="ce2" office:value-type="float" office:value="25062.445186" calcext:value-type="float">
            <text:p>25062.445186</text:p>
          </table:table-cell>
          <table:table-cell table:style-name="ce2" office:value-type="float" office:value="25273.39984" calcext:value-type="float">
            <text:p>25273.39984</text:p>
          </table:table-cell>
          <table:table-cell table:style-name="ce2" office:value-type="float" office:value="22363.396611" calcext:value-type="float">
            <text:p>22363.396611</text:p>
          </table:table-cell>
          <table:table-cell table:style-name="ce2" office:value-type="float" office:value="25767.917212" calcext:value-type="float">
            <text:p>25767.917212</text:p>
          </table:table-cell>
          <table:table-cell table:style-name="ce2" office:value-type="float" office:value="24216.956872" calcext:value-type="float">
            <text:p>24216.956872</text:p>
          </table:table-cell>
          <table:table-cell table:style-name="ce2" office:value-type="float" office:value="24223.551083" calcext:value-type="float">
            <text:p>24223.551083</text:p>
          </table:table-cell>
          <table:table-cell table:number-columns-repeated="1018"/>
        </table:table-row>
        <table:table-row table:style-name="ro1">
          <table:table-cell table:style-name="ce2" office:value-type="float" office:value="24304.75123" calcext:value-type="float">
            <text:p>24304.75123</text:p>
          </table:table-cell>
          <table:table-cell table:style-name="ce2" office:value-type="float" office:value="25176.022764" calcext:value-type="float">
            <text:p>25176.022764</text:p>
          </table:table-cell>
          <table:table-cell table:style-name="ce2" office:value-type="float" office:value="22438.538425" calcext:value-type="float">
            <text:p>22438.538425</text:p>
          </table:table-cell>
          <table:table-cell table:style-name="ce2" office:value-type="float" office:value="26012.291745" calcext:value-type="float">
            <text:p>26012.291745</text:p>
          </table:table-cell>
          <table:table-cell table:style-name="ce2" office:value-type="float" office:value="21520.000653" calcext:value-type="float">
            <text:p>21520.000653</text:p>
          </table:table-cell>
          <table:table-cell table:style-name="ce2" office:value-type="float" office:value="23127.002057" calcext:value-type="float">
            <text:p>23127.002057</text:p>
          </table:table-cell>
          <table:table-cell table:number-columns-repeated="1018"/>
        </table:table-row>
        <table:table-row table:style-name="ro1">
          <table:table-cell table:style-name="ce2" office:value-type="float" office:value="24484.084087" calcext:value-type="float">
            <text:p>24484.084087</text:p>
          </table:table-cell>
          <table:table-cell table:style-name="ce2" office:value-type="float" office:value="24124.498645" calcext:value-type="float">
            <text:p>24124.498645</text:p>
          </table:table-cell>
          <table:table-cell table:style-name="ce2" office:value-type="float" office:value="22318.813038" calcext:value-type="float">
            <text:p>22318.813038</text:p>
          </table:table-cell>
          <table:table-cell table:style-name="ce2" office:value-type="float" office:value="25836.404841" calcext:value-type="float">
            <text:p>25836.404841</text:p>
          </table:table-cell>
          <table:table-cell table:style-name="ce2" office:value-type="float" office:value="24978.915023" calcext:value-type="float">
            <text:p>24978.915023</text:p>
          </table:table-cell>
          <table:table-cell table:style-name="ce2" office:value-type="float" office:value="22603.879217" calcext:value-type="float">
            <text:p>22603.879217</text:p>
          </table:table-cell>
          <table:table-cell table:number-columns-repeated="1018"/>
        </table:table-row>
        <table:table-row table:style-name="ro1">
          <table:table-cell table:style-name="ce2" office:value-type="float" office:value="24317.540835" calcext:value-type="float">
            <text:p>24317.540835</text:p>
          </table:table-cell>
          <table:table-cell table:style-name="ce2" office:value-type="float" office:value="25253.294868" calcext:value-type="float">
            <text:p>25253.294868</text:p>
          </table:table-cell>
          <table:table-cell table:style-name="ce2" office:value-type="float" office:value="22183.006599" calcext:value-type="float">
            <text:p>22183.006599</text:p>
          </table:table-cell>
          <table:table-cell table:style-name="ce2" office:value-type="float" office:value="26208.492012" calcext:value-type="float">
            <text:p>26208.492012</text:p>
          </table:table-cell>
          <table:table-cell table:style-name="ce2" office:value-type="float" office:value="23421.213983" calcext:value-type="float">
            <text:p>23421.213983</text:p>
          </table:table-cell>
          <table:table-cell table:style-name="ce2" office:value-type="float" office:value="22785.486509" calcext:value-type="float">
            <text:p>22785.486509</text:p>
          </table:table-cell>
          <table:table-cell table:number-columns-repeated="1018"/>
        </table:table-row>
        <table:table-row table:style-name="ro1">
          <table:table-cell table:style-name="ce2" office:value-type="float" office:value="24160.49432" calcext:value-type="float">
            <text:p>24160.49432</text:p>
          </table:table-cell>
          <table:table-cell table:style-name="ce2" office:value-type="float" office:value="25340.189239" calcext:value-type="float">
            <text:p>25340.189239</text:p>
          </table:table-cell>
          <table:table-cell table:style-name="ce2" office:value-type="float" office:value="22289.279956" calcext:value-type="float">
            <text:p>22289.279956</text:p>
          </table:table-cell>
          <table:table-cell table:style-name="ce2" office:value-type="float" office:value="25803.148179" calcext:value-type="float">
            <text:p>25803.148179</text:p>
          </table:table-cell>
          <table:table-cell table:style-name="ce2" office:value-type="float" office:value="25089.513714" calcext:value-type="float">
            <text:p>25089.513714</text:p>
          </table:table-cell>
          <table:table-cell table:style-name="ce2" office:value-type="float" office:value="22984.969866" calcext:value-type="float">
            <text:p>22984.969866</text:p>
          </table:table-cell>
          <table:table-cell table:number-columns-repeated="1018"/>
        </table:table-row>
        <table:table-row table:style-name="ro1">
          <table:table-cell table:style-name="ce2" office:value-type="float" office:value="24313.886793" calcext:value-type="float">
            <text:p>24313.886793</text:p>
          </table:table-cell>
          <table:table-cell table:style-name="ce2" office:value-type="float" office:value="25180.716758" calcext:value-type="float">
            <text:p>25180.716758</text:p>
          </table:table-cell>
          <table:table-cell table:style-name="ce2" office:value-type="float" office:value="22198.305904" calcext:value-type="float">
            <text:p>22198.305904</text:p>
          </table:table-cell>
          <table:table-cell table:style-name="ce2" office:value-type="float" office:value="25847.68668" calcext:value-type="float">
            <text:p>25847.68668</text:p>
          </table:table-cell>
          <table:table-cell table:style-name="ce2" office:value-type="float" office:value="25086.340404" calcext:value-type="float">
            <text:p>25086.340404</text:p>
          </table:table-cell>
          <table:table-cell table:style-name="ce2" office:value-type="float" office:value="22979.819849" calcext:value-type="float">
            <text:p>22979.819849</text:p>
          </table:table-cell>
          <table:table-cell table:number-columns-repeated="1018"/>
        </table:table-row>
        <table:table-row table:style-name="ro1">
          <table:table-cell table:style-name="ce2" office:value-type="float" office:value="24490.970236" calcext:value-type="float">
            <text:p>24490.970236</text:p>
          </table:table-cell>
          <table:table-cell table:style-name="ce2" office:value-type="float" office:value="25288.462535" calcext:value-type="float">
            <text:p>25288.462535</text:p>
          </table:table-cell>
          <table:table-cell table:style-name="ce2" office:value-type="float" office:value="22412.489148" calcext:value-type="float">
            <text:p>22412.489148</text:p>
          </table:table-cell>
          <table:table-cell table:style-name="ce2" office:value-type="float" office:value="25408.222099" calcext:value-type="float">
            <text:p>25408.222099</text:p>
          </table:table-cell>
          <table:table-cell table:style-name="ce2" office:value-type="float" office:value="25136.644461" calcext:value-type="float">
            <text:p>25136.644461</text:p>
          </table:table-cell>
          <table:table-cell table:style-name="ce2" office:value-type="float" office:value="23292.11963" calcext:value-type="float">
            <text:p>23292.11963</text:p>
          </table:table-cell>
          <table:table-cell table:number-columns-repeated="1018"/>
        </table:table-row>
        <table:table-row table:style-name="ro1">
          <table:table-cell table:style-name="ce2" office:value-type="float" office:value="24622.343425" calcext:value-type="float">
            <text:p>24622.343425</text:p>
          </table:table-cell>
          <table:table-cell table:style-name="ce2" office:value-type="float" office:value="25303.999874" calcext:value-type="float">
            <text:p>25303.999874</text:p>
          </table:table-cell>
          <table:table-cell table:style-name="ce2" office:value-type="float" office:value="22311.568836" calcext:value-type="float">
            <text:p>22311.568836</text:p>
          </table:table-cell>
          <table:table-cell table:style-name="ce2" office:value-type="float" office:value="25808.819539" calcext:value-type="float">
            <text:p>25808.819539</text:p>
          </table:table-cell>
          <table:table-cell table:style-name="ce2" office:value-type="float" office:value="25025.9372" calcext:value-type="float">
            <text:p>25025.9372</text:p>
          </table:table-cell>
          <table:table-cell table:style-name="ce2" office:value-type="float" office:value="22903.789989" calcext:value-type="float">
            <text:p>22903.789989</text:p>
          </table:table-cell>
          <table:table-cell table:number-columns-repeated="1018"/>
        </table:table-row>
        <table:table-row table:style-name="ro1">
          <table:table-cell table:style-name="ce2" office:value-type="float" office:value="24362.093034" calcext:value-type="float">
            <text:p>24362.093034</text:p>
          </table:table-cell>
          <table:table-cell table:style-name="ce2" office:value-type="float" office:value="23601.482305" calcext:value-type="float">
            <text:p>23601.482305</text:p>
          </table:table-cell>
          <table:table-cell table:style-name="ce2" office:value-type="float" office:value="22283.186227" calcext:value-type="float">
            <text:p>22283.186227</text:p>
          </table:table-cell>
          <table:table-cell table:style-name="ce2" office:value-type="float" office:value="25729.914559" calcext:value-type="float">
            <text:p>25729.914559</text:p>
          </table:table-cell>
          <table:table-cell table:style-name="ce2" office:value-type="float" office:value="24911.430483" calcext:value-type="float">
            <text:p>24911.430483</text:p>
          </table:table-cell>
          <table:table-cell table:style-name="ce2" office:value-type="float" office:value="22850.069071" calcext:value-type="float">
            <text:p>22850.069071</text:p>
          </table:table-cell>
          <table:table-cell table:number-columns-repeated="1018"/>
        </table:table-row>
        <table:table-row table:style-name="ro1">
          <table:table-cell table:style-name="ce2" office:value-type="float" office:value="24280.358772" calcext:value-type="float">
            <text:p>24280.358772</text:p>
          </table:table-cell>
          <table:table-cell table:style-name="ce2" office:value-type="float" office:value="25109.021437" calcext:value-type="float">
            <text:p>25109.021437</text:p>
          </table:table-cell>
          <table:table-cell table:style-name="ce2" office:value-type="float" office:value="22665.925245" calcext:value-type="float">
            <text:p>22665.925245</text:p>
          </table:table-cell>
          <table:table-cell table:style-name="ce2" office:value-type="float" office:value="25723.24488" calcext:value-type="float">
            <text:p>25723.24488</text:p>
          </table:table-cell>
          <table:table-cell table:style-name="ce2" office:value-type="float" office:value="23303.78788" calcext:value-type="float">
            <text:p>23303.78788</text:p>
          </table:table-cell>
          <table:table-cell table:style-name="ce2" office:value-type="float" office:value="22957.513552" calcext:value-type="float">
            <text:p>22957.513552</text:p>
          </table:table-cell>
          <table:table-cell table:number-columns-repeated="1018"/>
        </table:table-row>
        <table:table-row table:style-name="ro1">
          <table:table-cell table:style-name="ce2" office:value-type="float" office:value="24362.374602" calcext:value-type="float">
            <text:p>24362.374602</text:p>
          </table:table-cell>
          <table:table-cell table:style-name="ce2" office:value-type="float" office:value="25254.489078" calcext:value-type="float">
            <text:p>25254.489078</text:p>
          </table:table-cell>
          <table:table-cell table:style-name="ce2" office:value-type="float" office:value="22496.707272" calcext:value-type="float">
            <text:p>22496.707272</text:p>
          </table:table-cell>
          <table:table-cell table:style-name="ce2" office:value-type="float" office:value="25860.918841" calcext:value-type="float">
            <text:p>25860.918841</text:p>
          </table:table-cell>
          <table:table-cell table:style-name="ce2" office:value-type="float" office:value="22675.787897" calcext:value-type="float">
            <text:p>22675.787897</text:p>
          </table:table-cell>
          <table:table-cell table:style-name="ce2" office:value-type="float" office:value="22900.797381" calcext:value-type="float">
            <text:p>22900.797381</text:p>
          </table:table-cell>
          <table:table-cell table:number-columns-repeated="1018"/>
        </table:table-row>
        <table:table-row table:style-name="ro1">
          <table:table-cell table:style-name="ce2" office:value-type="float" office:value="24729.600104" calcext:value-type="float">
            <text:p>24729.600104</text:p>
          </table:table-cell>
          <table:table-cell table:style-name="ce2" office:value-type="float" office:value="24708.861864" calcext:value-type="float">
            <text:p>24708.861864</text:p>
          </table:table-cell>
          <table:table-cell table:style-name="ce2" office:value-type="float" office:value="22223.518612" calcext:value-type="float">
            <text:p>22223.518612</text:p>
          </table:table-cell>
          <table:table-cell table:style-name="ce2" office:value-type="float" office:value="24117.48519" calcext:value-type="float">
            <text:p>24117.48519</text:p>
          </table:table-cell>
          <table:table-cell table:style-name="ce2" office:value-type="float" office:value="25120.587938" calcext:value-type="float">
            <text:p>25120.587938</text:p>
          </table:table-cell>
          <table:table-cell table:style-name="ce2" office:value-type="float" office:value="23055.744242" calcext:value-type="float">
            <text:p>23055.744242</text:p>
          </table:table-cell>
          <table:table-cell table:number-columns-repeated="1018"/>
        </table:table-row>
        <table:table-row table:style-name="ro1">
          <table:table-cell table:style-name="ce2" office:value-type="float" office:value="24240.764755" calcext:value-type="float">
            <text:p>24240.764755</text:p>
          </table:table-cell>
          <table:table-cell table:style-name="ce2" office:value-type="float" office:value="22951.467049" calcext:value-type="float">
            <text:p>22951.467049</text:p>
          </table:table-cell>
          <table:table-cell table:style-name="ce2" office:value-type="float" office:value="22229.755655" calcext:value-type="float">
            <text:p>22229.755655</text:p>
          </table:table-cell>
          <table:table-cell table:style-name="ce2" office:value-type="float" office:value="25577.599199" calcext:value-type="float">
            <text:p>25577.599199</text:p>
          </table:table-cell>
          <table:table-cell table:style-name="ce2" office:value-type="float" office:value="23437.596333" calcext:value-type="float">
            <text:p>23437.596333</text:p>
          </table:table-cell>
          <table:table-cell table:style-name="ce2" office:value-type="float" office:value="23146.515162" calcext:value-type="float">
            <text:p>23146.515162</text:p>
          </table:table-cell>
          <table:table-cell table:number-columns-repeated="1018"/>
        </table:table-row>
        <table:table-row table:style-name="ro1">
          <table:table-cell table:style-name="ce2" office:value-type="float" office:value="23990.898796" calcext:value-type="float">
            <text:p>23990.898796</text:p>
          </table:table-cell>
          <table:table-cell table:style-name="ce2" office:value-type="float" office:value="25362.293048" calcext:value-type="float">
            <text:p>25362.293048</text:p>
          </table:table-cell>
          <table:table-cell table:style-name="ce2" office:value-type="float" office:value="22350.275019" calcext:value-type="float">
            <text:p>22350.275019</text:p>
          </table:table-cell>
          <table:table-cell table:style-name="ce2" office:value-type="float" office:value="24635.106466" calcext:value-type="float">
            <text:p>24635.106466</text:p>
          </table:table-cell>
          <table:table-cell table:style-name="ce2" office:value-type="float" office:value="24031.043414" calcext:value-type="float">
            <text:p>24031.043414</text:p>
          </table:table-cell>
          <table:table-cell table:style-name="ce2" office:value-type="float" office:value="22633.455221" calcext:value-type="float">
            <text:p>22633.455221</text:p>
          </table:table-cell>
          <table:table-cell table:number-columns-repeated="1018"/>
        </table:table-row>
        <table:table-row table:style-name="ro1">
          <table:table-cell table:style-name="ce2" office:value-type="float" office:value="24581.768005" calcext:value-type="float">
            <text:p>24581.768005</text:p>
          </table:table-cell>
          <table:table-cell table:style-name="ce2" office:value-type="float" office:value="23454.605612" calcext:value-type="float">
            <text:p>23454.605612</text:p>
          </table:table-cell>
          <table:table-cell table:style-name="ce2" office:value-type="float" office:value="22406.06214" calcext:value-type="float">
            <text:p>22406.06214</text:p>
          </table:table-cell>
          <table:table-cell table:style-name="ce2" office:value-type="float" office:value="24125.089178" calcext:value-type="float">
            <text:p>24125.089178</text:p>
          </table:table-cell>
          <table:table-cell table:style-name="ce2" office:value-type="float" office:value="25173.103902" calcext:value-type="float">
            <text:p>25173.103902</text:p>
          </table:table-cell>
          <table:table-cell table:style-name="ce2" office:value-type="float" office:value="23218.293386" calcext:value-type="float">
            <text:p>23218.293386</text:p>
          </table:table-cell>
          <table:table-cell table:number-columns-repeated="1018"/>
        </table:table-row>
        <table:table-row table:style-name="ro1">
          <table:table-cell table:style-name="ce2" office:value-type="float" office:value="24441.816457" calcext:value-type="float">
            <text:p>24441.816457</text:p>
          </table:table-cell>
          <table:table-cell table:style-name="ce2" office:value-type="float" office:value="23348.151035" calcext:value-type="float">
            <text:p>23348.151035</text:p>
          </table:table-cell>
          <table:table-cell table:style-name="ce2" office:value-type="float" office:value="22370.872275" calcext:value-type="float">
            <text:p>22370.872275</text:p>
          </table:table-cell>
          <table:table-cell table:style-name="ce2" office:value-type="float" office:value="21722.83344" calcext:value-type="float">
            <text:p>21722.83344</text:p>
          </table:table-cell>
          <table:table-cell table:style-name="ce2" office:value-type="float" office:value="22903.684533" calcext:value-type="float">
            <text:p>22903.684533</text:p>
          </table:table-cell>
          <table:table-cell table:style-name="ce2" office:value-type="float" office:value="23754.60007" calcext:value-type="float">
            <text:p>23754.60007</text:p>
          </table:table-cell>
          <table:table-cell table:number-columns-repeated="1018"/>
        </table:table-row>
        <table:table-row table:style-name="ro1">
          <table:table-cell table:style-name="ce2" office:value-type="float" office:value="24603.849705" calcext:value-type="float">
            <text:p>24603.849705</text:p>
          </table:table-cell>
          <table:table-cell table:style-name="ce2" office:value-type="float" office:value="25294.788033" calcext:value-type="float">
            <text:p>25294.788033</text:p>
          </table:table-cell>
          <table:table-cell table:style-name="ce2" office:value-type="float" office:value="22223.283888" calcext:value-type="float">
            <text:p>22223.283888</text:p>
          </table:table-cell>
          <table:table-cell table:style-name="ce2" office:value-type="float" office:value="25687.561303" calcext:value-type="float">
            <text:p>25687.561303</text:p>
          </table:table-cell>
          <table:table-cell table:style-name="ce2" office:value-type="float" office:value="25019.068922" calcext:value-type="float">
            <text:p>25019.068922</text:p>
          </table:table-cell>
          <table:table-cell table:style-name="ce2" office:value-type="float" office:value="23105.176669" calcext:value-type="float">
            <text:p>23105.176669</text:p>
          </table:table-cell>
          <table:table-cell table:number-columns-repeated="1018"/>
        </table:table-row>
        <table:table-row table:style-name="ro1">
          <table:table-cell table:style-name="ce2" office:value-type="float" office:value="25017.700748" calcext:value-type="float">
            <text:p>25017.700748</text:p>
          </table:table-cell>
          <table:table-cell table:style-name="ce2" office:value-type="float" office:value="25273.987422" calcext:value-type="float">
            <text:p>25273.987422</text:p>
          </table:table-cell>
          <table:table-cell table:style-name="ce2" office:value-type="float" office:value="22198.763047" calcext:value-type="float">
            <text:p>22198.763047</text:p>
          </table:table-cell>
          <table:table-cell table:style-name="ce2" office:value-type="float" office:value="25600.336608" calcext:value-type="float">
            <text:p>25600.336608</text:p>
          </table:table-cell>
          <table:table-cell table:style-name="ce2" office:value-type="float" office:value="24797.211886" calcext:value-type="float">
            <text:p>24797.211886</text:p>
          </table:table-cell>
          <table:table-cell table:style-name="ce2" office:value-type="float" office:value="23428.201554" calcext:value-type="float">
            <text:p>23428.201554</text:p>
          </table:table-cell>
          <table:table-cell table:number-columns-repeated="1018"/>
        </table:table-row>
        <table:table-row table:style-name="ro1">
          <table:table-cell table:style-name="ce2" office:value-type="float" office:value="24817.861739" calcext:value-type="float">
            <text:p>24817.861739</text:p>
          </table:table-cell>
          <table:table-cell table:style-name="ce2" office:value-type="float" office:value="23377.204257" calcext:value-type="float">
            <text:p>23377.204257</text:p>
          </table:table-cell>
          <table:table-cell table:style-name="ce2" office:value-type="float" office:value="22713.268139" calcext:value-type="float">
            <text:p>22713.268139</text:p>
          </table:table-cell>
          <table:table-cell table:style-name="ce2" office:value-type="float" office:value="23337.676718" calcext:value-type="float">
            <text:p>23337.676718</text:p>
          </table:table-cell>
          <table:table-cell table:style-name="ce2" office:value-type="float" office:value="23892.758572" calcext:value-type="float">
            <text:p>23892.758572</text:p>
          </table:table-cell>
          <table:table-cell table:style-name="ce2" office:value-type="float" office:value="22783.578253" calcext:value-type="float">
            <text:p>22783.578253</text:p>
          </table:table-cell>
          <table:table-cell table:number-columns-repeated="1018"/>
        </table:table-row>
        <table:table-row table:style-name="ro1">
          <table:table-cell table:style-name="ce2" office:value-type="float" office:value="24465.430884" calcext:value-type="float">
            <text:p>24465.430884</text:p>
          </table:table-cell>
          <table:table-cell table:style-name="ce2" office:value-type="float" office:value="23029.379665" calcext:value-type="float">
            <text:p>23029.379665</text:p>
          </table:table-cell>
          <table:table-cell table:style-name="ce2" office:value-type="float" office:value="22365.372875" calcext:value-type="float">
            <text:p>22365.372875</text:p>
          </table:table-cell>
          <table:table-cell table:style-name="ce2" office:value-type="float" office:value="25750.837668" calcext:value-type="float">
            <text:p>25750.837668</text:p>
          </table:table-cell>
          <table:table-cell table:style-name="ce2" office:value-type="float" office:value="25195.033466" calcext:value-type="float">
            <text:p>25195.033466</text:p>
          </table:table-cell>
          <table:table-cell table:style-name="ce2" office:value-type="float" office:value="23489.923059" calcext:value-type="float">
            <text:p>23489.923059</text:p>
          </table:table-cell>
          <table:table-cell table:number-columns-repeated="1018"/>
        </table:table-row>
        <table:table-row table:style-name="ro1">
          <table:table-cell table:style-name="ce2" office:value-type="float" office:value="24234.73" calcext:value-type="float">
            <text:p>24234.73</text:p>
          </table:table-cell>
          <table:table-cell table:style-name="ce2" office:value-type="float" office:value="25222.968901" calcext:value-type="float">
            <text:p>25222.968901</text:p>
          </table:table-cell>
          <table:table-cell table:style-name="ce2" office:value-type="float" office:value="22283.436402" calcext:value-type="float">
            <text:p>22283.436402</text:p>
          </table:table-cell>
          <table:table-cell table:style-name="ce2" office:value-type="float" office:value="24488.774501" calcext:value-type="float">
            <text:p>24488.774501</text:p>
          </table:table-cell>
          <table:table-cell table:style-name="ce2" office:value-type="float" office:value="25246.573301" calcext:value-type="float">
            <text:p>25246.573301</text:p>
          </table:table-cell>
          <table:table-cell table:style-name="ce2" office:value-type="float" office:value="22978.540334" calcext:value-type="float">
            <text:p>22978.540334</text:p>
          </table:table-cell>
          <table:table-cell table:number-columns-repeated="1018"/>
        </table:table-row>
        <table:table-row table:style-name="ro1">
          <table:table-cell table:style-name="ce2" office:value-type="float" office:value="24562.587742" calcext:value-type="float">
            <text:p>24562.587742</text:p>
          </table:table-cell>
          <table:table-cell table:style-name="ce2" office:value-type="float" office:value="25379.187672" calcext:value-type="float">
            <text:p>25379.187672</text:p>
          </table:table-cell>
          <table:table-cell table:style-name="ce2" office:value-type="float" office:value="21620.628225" calcext:value-type="float">
            <text:p>21620.628225</text:p>
          </table:table-cell>
          <table:table-cell table:style-name="ce2" office:value-type="float" office:value="25198.199125" calcext:value-type="float">
            <text:p>25198.199125</text:p>
          </table:table-cell>
          <table:table-cell table:style-name="ce2" office:value-type="float" office:value="24363.353904" calcext:value-type="float">
            <text:p>24363.353904</text:p>
          </table:table-cell>
          <table:table-cell table:style-name="ce2" office:value-type="float" office:value="22866.53023" calcext:value-type="float">
            <text:p>22866.53023</text:p>
          </table:table-cell>
          <table:table-cell table:number-columns-repeated="1018"/>
        </table:table-row>
        <table:table-row table:style-name="ro1">
          <table:table-cell table:style-name="ce2" office:value-type="float" office:value="24290.525458" calcext:value-type="float">
            <text:p>24290.525458</text:p>
          </table:table-cell>
          <table:table-cell table:style-name="ce2" office:value-type="float" office:value="25429.219686" calcext:value-type="float">
            <text:p>25429.219686</text:p>
          </table:table-cell>
          <table:table-cell table:style-name="ce2" office:value-type="float" office:value="23607.594094" calcext:value-type="float">
            <text:p>23607.594094</text:p>
          </table:table-cell>
          <table:table-cell table:style-name="ce2" office:value-type="float" office:value="25667.619147" calcext:value-type="float">
            <text:p>25667.619147</text:p>
          </table:table-cell>
          <table:table-cell table:style-name="ce2" office:value-type="float" office:value="25272.317081" calcext:value-type="float">
            <text:p>25272.317081</text:p>
          </table:table-cell>
          <table:table-cell table:style-name="ce2" office:value-type="float" office:value="22675.099865" calcext:value-type="float">
            <text:p>22675.099865</text:p>
          </table:table-cell>
          <table:table-cell table:number-columns-repeated="1018"/>
        </table:table-row>
        <table:table-row table:style-name="ro1">
          <table:table-cell table:style-name="ce2" office:value-type="float" office:value="24503.975641" calcext:value-type="float">
            <text:p>24503.975641</text:p>
          </table:table-cell>
          <table:table-cell table:style-name="ce2" office:value-type="float" office:value="25233.187916" calcext:value-type="float">
            <text:p>25233.187916</text:p>
          </table:table-cell>
          <table:table-cell table:style-name="ce2" office:value-type="float" office:value="23765.879379" calcext:value-type="float">
            <text:p>23765.879379</text:p>
          </table:table-cell>
          <table:table-cell table:style-name="ce2" office:value-type="float" office:value="25639.940912" calcext:value-type="float">
            <text:p>25639.940912</text:p>
          </table:table-cell>
          <table:table-cell table:style-name="ce2" office:value-type="float" office:value="23059.637788" calcext:value-type="float">
            <text:p>23059.637788</text:p>
          </table:table-cell>
          <table:table-cell table:style-name="ce2" office:value-type="float" office:value="23229.084169" calcext:value-type="float">
            <text:p>23229.084169</text:p>
          </table:table-cell>
          <table:table-cell table:number-columns-repeated="1018"/>
        </table:table-row>
        <table:table-row table:style-name="ro1">
          <table:table-cell table:style-name="ce2" office:value-type="float" office:value="24358.237227" calcext:value-type="float">
            <text:p>24358.237227</text:p>
          </table:table-cell>
          <table:table-cell table:style-name="ce2" office:value-type="float" office:value="25391.628375" calcext:value-type="float">
            <text:p>25391.628375</text:p>
          </table:table-cell>
          <table:table-cell table:style-name="ce2" office:value-type="float" office:value="23748.466766" calcext:value-type="float">
            <text:p>23748.466766</text:p>
          </table:table-cell>
          <table:table-cell table:style-name="ce2" office:value-type="float" office:value="25611.413765" calcext:value-type="float">
            <text:p>25611.413765</text:p>
          </table:table-cell>
          <table:table-cell table:style-name="ce2" office:value-type="float" office:value="25287.463044" calcext:value-type="float">
            <text:p>25287.463044</text:p>
          </table:table-cell>
          <table:table-cell table:style-name="ce2" office:value-type="float" office:value="22779.315082" calcext:value-type="float">
            <text:p>22779.315082</text:p>
          </table:table-cell>
          <table:table-cell table:number-columns-repeated="1018"/>
        </table:table-row>
        <table:table-row table:style-name="ro1">
          <table:table-cell table:style-name="ce2" office:value-type="float" office:value="25052.762161" calcext:value-type="float">
            <text:p>25052.762161</text:p>
          </table:table-cell>
          <table:table-cell table:style-name="ce2" office:value-type="float" office:value="25294.190347" calcext:value-type="float">
            <text:p>25294.190347</text:p>
          </table:table-cell>
          <table:table-cell table:style-name="ce2" office:value-type="float" office:value="23420.372451" calcext:value-type="float">
            <text:p>23420.372451</text:p>
          </table:table-cell>
          <table:table-cell table:style-name="ce2" office:value-type="float" office:value="24034.200703" calcext:value-type="float">
            <text:p>24034.200703</text:p>
          </table:table-cell>
          <table:table-cell table:style-name="ce2" office:value-type="float" office:value="25100.036653" calcext:value-type="float">
            <text:p>25100.036653</text:p>
          </table:table-cell>
          <table:table-cell table:style-name="ce2" office:value-type="float" office:value="22980.32403" calcext:value-type="float">
            <text:p>22980.32403</text:p>
          </table:table-cell>
          <table:table-cell table:number-columns-repeated="1018"/>
        </table:table-row>
        <table:table-row table:style-name="ro1">
          <table:table-cell table:style-name="ce2" office:value-type="float" office:value="24225.309752" calcext:value-type="float">
            <text:p>24225.309752</text:p>
          </table:table-cell>
          <table:table-cell table:style-name="ce2" office:value-type="float" office:value="25292.271186" calcext:value-type="float">
            <text:p>25292.271186</text:p>
          </table:table-cell>
          <table:table-cell table:style-name="ce2" office:value-type="float" office:value="21703.020876" calcext:value-type="float">
            <text:p>21703.020876</text:p>
          </table:table-cell>
          <table:table-cell table:style-name="ce2" office:value-type="float" office:value="25806.333353" calcext:value-type="float">
            <text:p>25806.333353</text:p>
          </table:table-cell>
          <table:table-cell table:style-name="ce2" office:value-type="float" office:value="23968.264733" calcext:value-type="float">
            <text:p>23968.264733</text:p>
          </table:table-cell>
          <table:table-cell table:style-name="ce2" office:value-type="float" office:value="22594.704349" calcext:value-type="float">
            <text:p>22594.704349</text:p>
          </table:table-cell>
          <table:table-cell table:number-columns-repeated="1018"/>
        </table:table-row>
        <table:table-row table:style-name="ro1">
          <table:table-cell table:style-name="ce2" office:value-type="float" office:value="24437.082476" calcext:value-type="float">
            <text:p>24437.082476</text:p>
          </table:table-cell>
          <table:table-cell table:style-name="ce2" office:value-type="float" office:value="25248.905395" calcext:value-type="float">
            <text:p>25248.905395</text:p>
          </table:table-cell>
          <table:table-cell table:style-name="ce2" office:value-type="float" office:value="23295.184354" calcext:value-type="float">
            <text:p>23295.184354</text:p>
          </table:table-cell>
          <table:table-cell table:style-name="ce2" office:value-type="float" office:value="25398.226622" calcext:value-type="float">
            <text:p>25398.226622</text:p>
          </table:table-cell>
          <table:table-cell table:style-name="ce2" office:value-type="float" office:value="24916.547113" calcext:value-type="float">
            <text:p>24916.547113</text:p>
          </table:table-cell>
          <table:table-cell table:style-name="ce2" office:value-type="float" office:value="23199.232801" calcext:value-type="float">
            <text:p>23199.232801</text:p>
          </table:table-cell>
          <table:table-cell table:number-columns-repeated="1018"/>
        </table:table-row>
        <table:table-row table:style-name="ro1">
          <table:table-cell table:style-name="ce2" office:value-type="float" office:value="24460.862383" calcext:value-type="float">
            <text:p>24460.862383</text:p>
          </table:table-cell>
          <table:table-cell table:style-name="ce2" office:value-type="float" office:value="25204.126759" calcext:value-type="float">
            <text:p>25204.126759</text:p>
          </table:table-cell>
          <table:table-cell table:style-name="ce2" office:value-type="float" office:value="23529.206659" calcext:value-type="float">
            <text:p>23529.206659</text:p>
          </table:table-cell>
          <table:table-cell table:style-name="ce2" office:value-type="float" office:value="25897.135478" calcext:value-type="float">
            <text:p>25897.135478</text:p>
          </table:table-cell>
          <table:table-cell table:style-name="ce2" office:value-type="float" office:value="24911.353544" calcext:value-type="float">
            <text:p>24911.353544</text:p>
          </table:table-cell>
          <table:table-cell table:style-name="ce2" office:value-type="float" office:value="23061.562728" calcext:value-type="float">
            <text:p>23061.562728</text:p>
          </table:table-cell>
          <table:table-cell table:number-columns-repeated="1018"/>
        </table:table-row>
        <table:table-row table:style-name="ro1">
          <table:table-cell table:style-name="ce2" office:value-type="float" office:value="24263.249168" calcext:value-type="float">
            <text:p>24263.249168</text:p>
          </table:table-cell>
          <table:table-cell table:style-name="ce2" office:value-type="float" office:value="25129.758001" calcext:value-type="float">
            <text:p>25129.758001</text:p>
          </table:table-cell>
          <table:table-cell table:style-name="ce2" office:value-type="float" office:value="22214.324839" calcext:value-type="float">
            <text:p>22214.324839</text:p>
          </table:table-cell>
          <table:table-cell table:style-name="ce2" office:value-type="float" office:value="24947.74685" calcext:value-type="float">
            <text:p>24947.74685</text:p>
          </table:table-cell>
          <table:table-cell table:style-name="ce2" office:value-type="float" office:value="23679.862957" calcext:value-type="float">
            <text:p>23679.862957</text:p>
          </table:table-cell>
          <table:table-cell table:style-name="ce2" office:value-type="float" office:value="22559.21351" calcext:value-type="float">
            <text:p>22559.21351</text:p>
          </table:table-cell>
          <table:table-cell table:number-columns-repeated="1018"/>
        </table:table-row>
        <table:table-row table:style-name="ro1">
          <table:table-cell table:style-name="ce2" office:value-type="float" office:value="24914.332429" calcext:value-type="float">
            <text:p>24914.332429</text:p>
          </table:table-cell>
          <table:table-cell table:style-name="ce2" office:value-type="float" office:value="25304.10215" calcext:value-type="float">
            <text:p>25304.10215</text:p>
          </table:table-cell>
          <table:table-cell table:style-name="ce2" office:value-type="float" office:value="23710.377513" calcext:value-type="float">
            <text:p>23710.377513</text:p>
          </table:table-cell>
          <table:table-cell table:style-name="ce2" office:value-type="float" office:value="25650.753276" calcext:value-type="float">
            <text:p>25650.753276</text:p>
          </table:table-cell>
          <table:table-cell table:style-name="ce2" office:value-type="float" office:value="23475.227237" calcext:value-type="float">
            <text:p>23475.227237</text:p>
          </table:table-cell>
          <table:table-cell table:style-name="ce2" office:value-type="float" office:value="23062.933188" calcext:value-type="float">
            <text:p>23062.933188</text:p>
          </table:table-cell>
          <table:table-cell table:number-columns-repeated="1018"/>
        </table:table-row>
        <table:table-row table:style-name="ro1">
          <table:table-cell table:style-name="ce2" office:value-type="float" office:value="24349.131256" calcext:value-type="float">
            <text:p>24349.131256</text:p>
          </table:table-cell>
          <table:table-cell table:style-name="ce2" office:value-type="float" office:value="24052.255473" calcext:value-type="float">
            <text:p>24052.255473</text:p>
          </table:table-cell>
          <table:table-cell table:style-name="ce2" office:value-type="float" office:value="23256.788619" calcext:value-type="float">
            <text:p>23256.788619</text:p>
          </table:table-cell>
          <table:table-cell table:style-name="ce2" office:value-type="float" office:value="25631.671879" calcext:value-type="float">
            <text:p>25631.671879</text:p>
          </table:table-cell>
          <table:table-cell table:style-name="ce2" office:value-type="float" office:value="23901.186136" calcext:value-type="float">
            <text:p>23901.186136</text:p>
          </table:table-cell>
          <table:table-cell table:style-name="ce2" office:value-type="float" office:value="22803.471576" calcext:value-type="float">
            <text:p>22803.471576</text:p>
          </table:table-cell>
          <table:table-cell table:number-columns-repeated="1018"/>
        </table:table-row>
        <table:table-row table:style-name="ro1">
          <table:table-cell table:style-name="ce2" office:value-type="float" office:value="24503.959349" calcext:value-type="float">
            <text:p>24503.959349</text:p>
          </table:table-cell>
          <table:table-cell table:style-name="ce2" office:value-type="float" office:value="25100.629627" calcext:value-type="float">
            <text:p>25100.629627</text:p>
          </table:table-cell>
          <table:table-cell table:style-name="ce2" office:value-type="float" office:value="23624.725807" calcext:value-type="float">
            <text:p>23624.725807</text:p>
          </table:table-cell>
          <table:table-cell table:style-name="ce2" office:value-type="float" office:value="25693.359817" calcext:value-type="float">
            <text:p>25693.359817</text:p>
          </table:table-cell>
          <table:table-cell table:style-name="ce2" office:value-type="float" office:value="25395.55206" calcext:value-type="float">
            <text:p>25395.55206</text:p>
          </table:table-cell>
          <table:table-cell table:style-name="ce2" office:value-type="float" office:value="23238.208875" calcext:value-type="float">
            <text:p>23238.208875</text:p>
          </table:table-cell>
          <table:table-cell table:number-columns-repeated="1018"/>
        </table:table-row>
        <table:table-row table:style-name="ro1">
          <table:table-cell table:style-name="ce2" office:value-type="float" office:value="24160.685497" calcext:value-type="float">
            <text:p>24160.685497</text:p>
          </table:table-cell>
          <table:table-cell table:style-name="ce2" office:value-type="float" office:value="23482.008794" calcext:value-type="float">
            <text:p>23482.008794</text:p>
          </table:table-cell>
          <table:table-cell table:style-name="ce2" office:value-type="float" office:value="21934.587691" calcext:value-type="float">
            <text:p>21934.587691</text:p>
          </table:table-cell>
          <table:table-cell table:style-name="ce2" office:value-type="float" office:value="25580.696888" calcext:value-type="float">
            <text:p>25580.696888</text:p>
          </table:table-cell>
          <table:table-cell table:style-name="ce2" office:value-type="float" office:value="24994.72166" calcext:value-type="float">
            <text:p>24994.72166</text:p>
          </table:table-cell>
          <table:table-cell table:style-name="ce2" office:value-type="float" office:value="23547.092364" calcext:value-type="float">
            <text:p>23547.092364</text:p>
          </table:table-cell>
          <table:table-cell table:number-columns-repeated="1018"/>
        </table:table-row>
        <table:table-row table:style-name="ro1">
          <table:table-cell table:style-name="ce3" table:formula="of:=AVERAGE([.A3:.A102])" office:value-type="float" office:value="24534.16911678" calcext:value-type="float">
            <text:p>24534.16911678</text:p>
          </table:table-cell>
          <table:table-cell table:style-name="ce3" table:formula="of:=AVERAGE([.B3:.B102])" office:value-type="float" office:value="24653.14000296" calcext:value-type="float">
            <text:p>24653.14000296</text:p>
          </table:table-cell>
          <table:table-cell table:style-name="ce3" table:formula="of:=AVERAGE([.C3:.C102])" office:value-type="float" office:value="22383.00830861" calcext:value-type="float">
            <text:p>22383.00830861</text:p>
          </table:table-cell>
          <table:table-cell table:style-name="ce3" table:formula="of:=AVERAGE([.D3:.D102])" office:value-type="float" office:value="25605.70794992" calcext:value-type="float">
            <text:p>25605.70794992</text:p>
          </table:table-cell>
          <table:table-cell table:style-name="ce3" table:formula="of:=AVERAGE([.E3:.E102])" office:value-type="float" office:value="24453.5199779" calcext:value-type="float">
            <text:p>24453.5199779</text:p>
          </table:table-cell>
          <table:table-cell table:style-name="ce3" table:formula="of:=AVERAGE([.F3:.F102])" office:value-type="float" office:value="23248.84246825" calcext:value-type="float">
            <text:p>23248.84246825</text:p>
          </table:table-cell>
          <table:table-cell table:number-columns-repeated="1018"/>
        </table:table-row>
        <table:table-row table:style-name="ro1">
          <table:table-cell table:style-name="ce3" table:formula="of:=MEDIAN([.A3:.A102])" office:value-type="float" office:value="24466.2780355" calcext:value-type="float">
            <text:p>24466.2780355</text:p>
          </table:table-cell>
          <table:table-cell table:style-name="ce3" table:formula="of:=MEDIAN([.B3:.B102])" office:value-type="float" office:value="25098.2589135" calcext:value-type="float">
            <text:p>25098.2589135</text:p>
          </table:table-cell>
          <table:table-cell table:style-name="ce3" table:formula="of:=MEDIAN([.C3:.C102])" office:value-type="float" office:value="22369.0345515" calcext:value-type="float">
            <text:p>22369.0345515</text:p>
          </table:table-cell>
          <table:table-cell table:style-name="ce3" table:formula="of:=MEDIAN([.D3:.D102])" office:value-type="float" office:value="25725.95584" calcext:value-type="float">
            <text:p>25725.95584</text:p>
          </table:table-cell>
          <table:table-cell table:style-name="ce3" table:formula="of:=MEDIAN([.E3:.E102])" office:value-type="float" office:value="24807.4888015" calcext:value-type="float">
            <text:p>24807.4888015</text:p>
          </table:table-cell>
          <table:table-cell table:style-name="ce3" table:formula="of:=MEDIAN([.F3:.F102])" office:value-type="float" office:value="23208.7630935" calcext:value-type="float">
            <text:p>23208.7630935</text:p>
          </table:table-cell>
          <table:table-cell table:number-columns-repeated="1018"/>
        </table:table-row>
        <table:table-row table:style-name="ro1">
          <table:table-cell table:style-name="ce3" table:formula="of:=STDEV([.A3:.A102])" office:value-type="float" office:value="281.761411472301" calcext:value-type="float">
            <text:p>281.761411472301</text:p>
          </table:table-cell>
          <table:table-cell table:style-name="ce3" table:formula="of:=STDEV([.B3:.B102])" office:value-type="float" office:value="790.778743855977" calcext:value-type="float">
            <text:p>790.778743855977</text:p>
          </table:table-cell>
          <table:table-cell table:style-name="ce3" table:formula="of:=STDEV([.C3:.C102])" office:value-type="float" office:value="697.125793868685" calcext:value-type="float">
            <text:p>697.125793868685</text:p>
          </table:table-cell>
          <table:table-cell table:style-name="ce3" table:formula="of:=STDEV([.D3:.D102])" office:value-type="float" office:value="609.025706389138" calcext:value-type="float">
            <text:p>609.025706389138</text:p>
          </table:table-cell>
          <table:table-cell table:style-name="ce3" table:formula="of:=STDEV([.E3:.E102])" office:value-type="float" office:value="813.322905594838" calcext:value-type="float">
            <text:p>813.322905594838</text:p>
          </table:table-cell>
          <table:table-cell table:style-name="ce3" table:formula="of:=STDEV([.F3:.F102])" office:value-type="float" office:value="983.157652712466" calcext:value-type="float">
            <text:p>983.15765271246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formula="of:=[.D103]/[.A103]" office:value-type="float" office:value="1.04367536671161" calcext:value-type="float">
            <text:p>1.04367536671161</text:p>
          </table:table-cell>
          <table:table-cell table:style-name="ce4" table:formula="of:=[.E103]/[.B103]" office:value-type="float" office:value="0.991902855983618" calcext:value-type="float">
            <text:p>0.991902855983618</text:p>
          </table:table-cell>
          <table:table-cell table:style-name="ce4" table:formula="of:=[.F103]/[.C103]" office:value-type="float" office:value="1.03868265372117" calcext:value-type="float">
            <text:p>1.0386826537211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formula="of:=[.D104]/[.A104]" office:value-type="float" office:value="1.05148628666249" calcext:value-type="float">
            <text:p>1.05148628666249</text:p>
          </table:table-cell>
          <table:table-cell table:style-name="ce4" table:formula="of:=[.E104]/[.B104]" office:value-type="float" office:value="0.988414729762645" calcext:value-type="float">
            <text:p>0.988414729762645</text:p>
          </table:table-cell>
          <table:table-cell table:style-name="ce4" table:formula="of:=[.F104]/[.C104]" office:value-type="float" office:value="1.03753977580332" calcext:value-type="float">
            <text:p>1.0375397758033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formula="of:=[.D105]/[.A105]" office:value-type="float" office:value="2.16149437641857" calcext:value-type="float">
            <text:p>2.16149437641857</text:p>
          </table:table-cell>
          <table:table-cell table:style-name="ce4" table:formula="of:=[.E105]/[.B105]" office:value-type="float" office:value="1.02850881098413" calcext:value-type="float">
            <text:p>1.02850881098413</text:p>
          </table:table-cell>
          <table:table-cell table:style-name="ce4" table:formula="of:=[.F105]/[.C105]" office:value-type="float" office:value="1.41030164334682" calcext:value-type="float">
            <text:p>1.41030164334682</text:p>
          </table:table-cell>
          <table:table-cell table:number-columns-repeated="1018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5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aster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patched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14" calcext:value-type="float">
            <text:p>4.14</text:p>
          </table:table-cell>
          <table:table-cell table:style-name="ce2" office:value-type="float" office:value="20.84" calcext:value-type="float">
            <text:p>20.84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4.48" calcext:value-type="float">
            <text:p>4.48</text:p>
          </table:table-cell>
          <table:table-cell table:style-name="ce2" office:value-type="float" office:value="21.03" calcext:value-type="float">
            <text:p>21.03</text:p>
          </table:table-cell>
          <table:table-cell table:number-columns-repeated="1016"/>
        </table:table-row>
        <table:table-row table:style-name="ro1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20.71" calcext:value-type="float">
            <text:p>20.71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20.95" calcext:value-type="float">
            <text:p>20.95</text:p>
          </table:table-cell>
          <table:table-cell table:number-columns-repeated="1016"/>
        </table:table-row>
        <table:table-row table:style-name="ro1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23.07" calcext:value-type="float">
            <text:p>23.07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22.97" calcext:value-type="float">
            <text:p>22.97</text:p>
          </table:table-cell>
          <table:table-cell table:number-columns-repeated="1016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4.12" calcext:value-type="float">
            <text:p>4.12</text:p>
          </table:table-cell>
          <table:table-cell table:style-name="ce2" office:value-type="float" office:value="21.14" calcext:value-type="float">
            <text:p>21.14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34" calcext:value-type="float">
            <text:p>4.34</text:p>
          </table:table-cell>
          <table:table-cell table:style-name="ce2" office:value-type="float" office:value="22.98" calcext:value-type="float">
            <text:p>22.98</text:p>
          </table:table-cell>
          <table:table-cell table:number-columns-repeated="1016"/>
        </table:table-row>
        <table:table-row table:style-name="ro1"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14" calcext:value-type="float">
            <text:p>4.14</text:p>
          </table:table-cell>
          <table:table-cell table:style-name="ce2" office:value-type="float" office:value="21.03" calcext:value-type="float">
            <text:p>21.03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37" calcext:value-type="float">
            <text:p>4.37</text:p>
          </table:table-cell>
          <table:table-cell table:style-name="ce2" office:value-type="float" office:value="20.89" calcext:value-type="float">
            <text:p>20.89</text:p>
          </table:table-cell>
          <table:table-cell table:number-columns-repeated="1016"/>
        </table:table-row>
        <table:table-row table:style-name="ro1"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22.72" calcext:value-type="float">
            <text:p>22.72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20.87" calcext:value-type="float">
            <text:p>20.87</text:p>
          </table:table-cell>
          <table:table-cell table:number-columns-repeated="1016"/>
        </table:table-row>
        <table:table-row table:style-name="ro1"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22.99" calcext:value-type="float">
            <text:p>22.99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20.9" calcext:value-type="float">
            <text:p>20.9</text:p>
          </table:table-cell>
          <table:table-cell table:number-columns-repeated="1016"/>
        </table:table-row>
        <table:table-row table:style-name="ro1"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4.09" calcext:value-type="float">
            <text:p>4.09</text:p>
          </table:table-cell>
          <table:table-cell table:style-name="ce2" office:value-type="float" office:value="21.09" calcext:value-type="float">
            <text:p>21.09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20.39" calcext:value-type="float">
            <text:p>20.39</text:p>
          </table:table-cell>
          <table:table-cell table:number-columns-repeated="1016"/>
        </table:table-row>
        <table:table-row table:style-name="ro1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08" calcext:value-type="float">
            <text:p>4.08</text:p>
          </table:table-cell>
          <table:table-cell table:style-name="ce2" office:value-type="float" office:value="21.85" calcext:value-type="float">
            <text:p>21.85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22.94" calcext:value-type="float">
            <text:p>22.94</text:p>
          </table:table-cell>
          <table:table-cell table:number-columns-repeated="1016"/>
        </table:table-row>
        <table:table-row table:style-name="ro1"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4.06" calcext:value-type="float">
            <text:p>4.06</text:p>
          </table:table-cell>
          <table:table-cell table:style-name="ce2" office:value-type="float" office:value="23.32" calcext:value-type="float">
            <text:p>23.32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4.14" calcext:value-type="float">
            <text:p>4.14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4.06" calcext:value-type="float">
            <text:p>4.06</text:p>
          </table:table-cell>
          <table:table-cell table:style-name="ce2" office:value-type="float" office:value="23.75" calcext:value-type="float">
            <text:p>23.75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22.33" calcext:value-type="float">
            <text:p>22.33</text:p>
          </table:table-cell>
          <table:table-cell table:number-columns-repeated="1016"/>
        </table:table-row>
        <table:table-row table:style-name="ro1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4.11" calcext:value-type="float">
            <text:p>4.11</text:p>
          </table:table-cell>
          <table:table-cell table:style-name="ce2" office:value-type="float" office:value="21.81" calcext:value-type="float">
            <text:p>21.81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4.11" calcext:value-type="float">
            <text:p>4.11</text:p>
          </table:table-cell>
          <table:table-cell table:style-name="ce2" office:value-type="float" office:value="22.88" calcext:value-type="float">
            <text:p>22.88</text:p>
          </table:table-cell>
          <table:table-cell table:number-columns-repeated="1016"/>
        </table:table-row>
        <table:table-row table:style-name="ro1"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22.06" calcext:value-type="float">
            <text:p>22.06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22.8" calcext:value-type="float">
            <text:p>22.8</text:p>
          </table:table-cell>
          <table:table-cell table:number-columns-repeated="1016"/>
        </table:table-row>
        <table:table-row table:style-name="ro1"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22.16" calcext:value-type="float">
            <text:p>22.16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23.55" calcext:value-type="float">
            <text:p>23.55</text:p>
          </table:table-cell>
          <table:table-cell table:number-columns-repeated="1016"/>
        </table:table-row>
        <table:table-row table:style-name="ro1"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22.06" calcext:value-type="float">
            <text:p>22.06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4.35" calcext:value-type="float">
            <text:p>4.35</text:p>
          </table:table-cell>
          <table:table-cell table:style-name="ce2" office:value-type="float" office:value="22.95" calcext:value-type="float">
            <text:p>22.95</text:p>
          </table:table-cell>
          <table:table-cell table:number-columns-repeated="1016"/>
        </table:table-row>
        <table:table-row table:style-name="ro1"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22.29" calcext:value-type="float">
            <text:p>22.29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23.04" calcext:value-type="float">
            <text:p>23.04</text:p>
          </table:table-cell>
          <table:table-cell table:number-columns-repeated="1016"/>
        </table:table-row>
        <table:table-row table:style-name="ro1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22.55" calcext:value-type="float">
            <text:p>22.55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23.25" calcext:value-type="float">
            <text:p>23.25</text:p>
          </table:table-cell>
          <table:table-cell table:number-columns-repeated="1016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24.65" calcext:value-type="float">
            <text:p>24.65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23.51" calcext:value-type="float">
            <text:p>23.51</text:p>
          </table:table-cell>
          <table:table-cell table:number-columns-repeated="1016"/>
        </table:table-row>
        <table:table-row table:style-name="ro1"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21.12" calcext:value-type="float">
            <text:p>21.12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22.39" calcext:value-type="float">
            <text:p>22.39</text:p>
          </table:table-cell>
          <table:table-cell table:number-columns-repeated="1016"/>
        </table:table-row>
        <table:table-row table:style-name="ro1"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26.44" calcext:value-type="float">
            <text:p>26.44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23.57" calcext:value-type="float">
            <text:p>23.57</text:p>
          </table:table-cell>
          <table:table-cell table:number-columns-repeated="1016"/>
        </table:table-row>
        <table:table-row table:style-name="ro1"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22.51" calcext:value-type="float">
            <text:p>22.51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23.63" calcext:value-type="float">
            <text:p>23.63</text:p>
          </table:table-cell>
          <table:table-cell table:number-columns-repeated="1016"/>
        </table:table-row>
        <table:table-row table:style-name="ro1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23.38" calcext:value-type="float">
            <text:p>23.38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21.79" calcext:value-type="float">
            <text:p>21.79</text:p>
          </table:table-cell>
          <table:table-cell table:number-columns-repeated="1016"/>
        </table:table-row>
        <table:table-row table:style-name="ro1"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12" calcext:value-type="float">
            <text:p>4.12</text:p>
          </table:table-cell>
          <table:table-cell table:style-name="ce2" office:value-type="float" office:value="23.49" calcext:value-type="float">
            <text:p>23.49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23.16" calcext:value-type="float">
            <text:p>23.16</text:p>
          </table:table-cell>
          <table:table-cell table:number-columns-repeated="1016"/>
        </table:table-row>
        <table:table-row table:style-name="ro1"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11" calcext:value-type="float">
            <text:p>4.11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4.27" calcext:value-type="float">
            <text:p>4.27</text:p>
          </table:table-cell>
          <table:table-cell table:style-name="ce2" office:value-type="float" office:value="23.49" calcext:value-type="float">
            <text:p>23.49</text:p>
          </table:table-cell>
          <table:table-cell table:number-columns-repeated="1016"/>
        </table:table-row>
        <table:table-row table:style-name="ro1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14" calcext:value-type="float">
            <text:p>4.14</text:p>
          </table:table-cell>
          <table:table-cell table:style-name="ce2" office:value-type="float" office:value="25.78" calcext:value-type="float">
            <text:p>25.78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23.23" calcext:value-type="float">
            <text:p>23.23</text:p>
          </table:table-cell>
          <table:table-cell table:number-columns-repeated="1016"/>
        </table:table-row>
        <table:table-row table:style-name="ro1"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35" calcext:value-type="float">
            <text:p>4.35</text:p>
          </table:table-cell>
          <table:table-cell table:style-name="ce2" office:value-type="float" office:value="21.73" calcext:value-type="float">
            <text:p>21.73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23.52" calcext:value-type="float">
            <text:p>23.52</text:p>
          </table:table-cell>
          <table:table-cell table:number-columns-repeated="1016"/>
        </table:table-row>
        <table:table-row table:style-name="ro1"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34" calcext:value-type="float">
            <text:p>4.34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22.32" calcext:value-type="float">
            <text:p>22.32</text:p>
          </table:table-cell>
          <table:table-cell table:number-columns-repeated="1016"/>
        </table:table-row>
        <table:table-row table:style-name="ro1"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23.82" calcext:value-type="float">
            <text:p>23.82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21.6" calcext:value-type="float">
            <text:p>21.6</text:p>
          </table:table-cell>
          <table:table-cell table:number-columns-repeated="1016"/>
        </table:table-row>
        <table:table-row table:style-name="ro1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35" calcext:value-type="float">
            <text:p>4.35</text:p>
          </table:table-cell>
          <table:table-cell table:style-name="ce2" office:value-type="float" office:value="22.94" calcext:value-type="float">
            <text:p>22.94</text:p>
          </table:table-cell>
          <table:table-cell table:number-columns-repeated="1016"/>
        </table:table-row>
        <table:table-row table:style-name="ro1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26.74" calcext:value-type="float">
            <text:p>26.74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21.7" calcext:value-type="float">
            <text:p>21.7</text:p>
          </table:table-cell>
          <table:table-cell table:number-columns-repeated="1016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12" calcext:value-type="float">
            <text:p>4.12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23.34" calcext:value-type="float">
            <text:p>23.34</text:p>
          </table:table-cell>
          <table:table-cell table:number-columns-repeated="1016"/>
        </table:table-row>
        <table:table-row table:style-name="ro1"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4.08" calcext:value-type="float">
            <text:p>4.08</text:p>
          </table:table-cell>
          <table:table-cell table:style-name="ce2" office:value-type="float" office:value="23.41" calcext:value-type="float">
            <text:p>23.41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22.91" calcext:value-type="float">
            <text:p>22.91</text:p>
          </table:table-cell>
          <table:table-cell table:number-columns-repeated="1016"/>
        </table:table-row>
        <table:table-row table:style-name="ro1"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26.46" calcext:value-type="float">
            <text:p>26.46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23.47" calcext:value-type="float">
            <text:p>23.47</text:p>
          </table:table-cell>
          <table:table-cell table:number-columns-repeated="1016"/>
        </table:table-row>
        <table:table-row table:style-name="ro1"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21.24" calcext:value-type="float">
            <text:p>21.2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22.18" calcext:value-type="float">
            <text:p>22.18</text:p>
          </table:table-cell>
          <table:table-cell table:number-columns-repeated="1016"/>
        </table:table-row>
        <table:table-row table:style-name="ro1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23.65" calcext:value-type="float">
            <text:p>23.65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4.14" calcext:value-type="float">
            <text:p>4.14</text:p>
          </table:table-cell>
          <table:table-cell table:style-name="ce2" office:value-type="float" office:value="20.54" calcext:value-type="float">
            <text:p>20.54</text:p>
          </table:table-cell>
          <table:table-cell table:number-columns-repeated="1016"/>
        </table:table-row>
        <table:table-row table:style-name="ro1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21.53" calcext:value-type="float">
            <text:p>21.53</text:p>
          </table:table-cell>
          <table:table-cell table:number-columns-repeated="1016"/>
        </table:table-row>
        <table:table-row table:style-name="ro1"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23.43" calcext:value-type="float">
            <text:p>23.43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20.91" calcext:value-type="float">
            <text:p>20.91</text:p>
          </table:table-cell>
          <table:table-cell table:number-columns-repeated="1016"/>
        </table:table-row>
        <table:table-row table:style-name="ro1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23.38" calcext:value-type="float">
            <text:p>23.38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4.27" calcext:value-type="float">
            <text:p>4.27</text:p>
          </table:table-cell>
          <table:table-cell table:style-name="ce2" office:value-type="float" office:value="22.98" calcext:value-type="float">
            <text:p>22.98</text:p>
          </table:table-cell>
          <table:table-cell table:number-columns-repeated="1016"/>
        </table:table-row>
        <table:table-row table:style-name="ro1"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23.25" calcext:value-type="float">
            <text:p>23.25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35" calcext:value-type="float">
            <text:p>4.35</text:p>
          </table:table-cell>
          <table:table-cell table:style-name="ce2" office:value-type="float" office:value="21.22" calcext:value-type="float">
            <text:p>21.22</text:p>
          </table:table-cell>
          <table:table-cell table:number-columns-repeated="1016"/>
        </table:table-row>
        <table:table-row table:style-name="ro1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23.55" calcext:value-type="float">
            <text:p>23.55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34" calcext:value-type="float">
            <text:p>4.34</text:p>
          </table:table-cell>
          <table:table-cell table:style-name="ce2" office:value-type="float" office:value="23.31" calcext:value-type="float">
            <text:p>23.31</text:p>
          </table:table-cell>
          <table:table-cell table:number-columns-repeated="1016"/>
        </table:table-row>
        <table:table-row table:style-name="ro1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31" calcext:value-type="float">
            <text:p>4.31</text:p>
          </table:table-cell>
          <table:table-cell table:style-name="ce2" office:value-type="float" office:value="23.21" calcext:value-type="float">
            <text:p>23.21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34" calcext:value-type="float">
            <text:p>4.34</text:p>
          </table:table-cell>
          <table:table-cell table:style-name="ce2" office:value-type="float" office:value="21.59" calcext:value-type="float">
            <text:p>21.59</text:p>
          </table:table-cell>
          <table:table-cell table:number-columns-repeated="1016"/>
        </table:table-row>
        <table:table-row table:style-name="ro1"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20.65" calcext:value-type="float">
            <text:p>20.6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22.97" calcext:value-type="float">
            <text:p>22.97</text:p>
          </table:table-cell>
          <table:table-cell table:number-columns-repeated="1016"/>
        </table:table-row>
        <table:table-row table:style-name="ro1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21.95" calcext:value-type="float">
            <text:p>21.95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4.34" calcext:value-type="float">
            <text:p>4.34</text:p>
          </table:table-cell>
          <table:table-cell table:style-name="ce2" office:value-type="float" office:value="23.2" calcext:value-type="float">
            <text:p>23.2</text:p>
          </table:table-cell>
          <table:table-cell table:number-columns-repeated="1016"/>
        </table:table-row>
        <table:table-row table:style-name="ro1"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14" calcext:value-type="float">
            <text:p>4.14</text:p>
          </table:table-cell>
          <table:table-cell table:style-name="ce2" office:value-type="float" office:value="22.32" calcext:value-type="float">
            <text:p>22.32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22.49" calcext:value-type="float">
            <text:p>22.49</text:p>
          </table:table-cell>
          <table:table-cell table:number-columns-repeated="1016"/>
        </table:table-row>
        <table:table-row table:style-name="ro1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22.36" calcext:value-type="float">
            <text:p>22.36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22.31" calcext:value-type="float">
            <text:p>22.31</text:p>
          </table:table-cell>
          <table:table-cell table:number-columns-repeated="1016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23.29" calcext:value-type="float">
            <text:p>23.2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21.84" calcext:value-type="float">
            <text:p>21.84</text:p>
          </table:table-cell>
          <table:table-cell table:number-columns-repeated="1016"/>
        </table:table-row>
        <table:table-row table:style-name="ro1"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22.31" calcext:value-type="float">
            <text:p>22.31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22.75" calcext:value-type="float">
            <text:p>22.75</text:p>
          </table:table-cell>
          <table:table-cell table:number-columns-repeated="1016"/>
        </table:table-row>
        <table:table-row table:style-name="ro1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12" calcext:value-type="float">
            <text:p>4.12</text:p>
          </table:table-cell>
          <table:table-cell table:style-name="ce2" office:value-type="float" office:value="22.32" calcext:value-type="float">
            <text:p>22.3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22.13" calcext:value-type="float">
            <text:p>22.13</text:p>
          </table:table-cell>
          <table:table-cell table:number-columns-repeated="1016"/>
        </table:table-row>
        <table:table-row table:style-name="ro1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21.86" calcext:value-type="float">
            <text:p>21.86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22.4" calcext:value-type="float">
            <text:p>22.4</text:p>
          </table:table-cell>
          <table:table-cell table:number-columns-repeated="1016"/>
        </table:table-row>
        <table:table-row table:style-name="ro1"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22.75" calcext:value-type="float">
            <text:p>22.7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23.01" calcext:value-type="float">
            <text:p>23.01</text:p>
          </table:table-cell>
          <table:table-cell table:number-columns-repeated="1016"/>
        </table:table-row>
        <table:table-row table:style-name="ro1"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27" calcext:value-type="float">
            <text:p>4.27</text:p>
          </table:table-cell>
          <table:table-cell table:style-name="ce2" office:value-type="float" office:value="20.99" calcext:value-type="float">
            <text:p>20.9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21.82" calcext:value-type="float">
            <text:p>21.82</text:p>
          </table:table-cell>
          <table:table-cell table:number-columns-repeated="1016"/>
        </table:table-row>
        <table:table-row table:style-name="ro1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22.17" calcext:value-type="float">
            <text:p>22.17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23.11" calcext:value-type="float">
            <text:p>23.11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21.96" calcext:value-type="float">
            <text:p>21.96</text:p>
          </table:table-cell>
          <table:table-cell table:number-columns-repeated="1016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21.56" calcext:value-type="float">
            <text:p>21.56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21.69" calcext:value-type="float">
            <text:p>21.69</text:p>
          </table:table-cell>
          <table:table-cell table:number-columns-repeated="1016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23.14" calcext:value-type="float">
            <text:p>23.1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21.63" calcext:value-type="float">
            <text:p>21.63</text:p>
          </table:table-cell>
          <table:table-cell table:number-columns-repeated="1016"/>
        </table:table-row>
        <table:table-row table:style-name="ro1"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23.33" calcext:value-type="float">
            <text:p>23.33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22.89" calcext:value-type="float">
            <text:p>22.89</text:p>
          </table:table-cell>
          <table:table-cell table:number-columns-repeated="1016"/>
        </table:table-row>
        <table:table-row table:style-name="ro1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4.11" calcext:value-type="float">
            <text:p>4.11</text:p>
          </table:table-cell>
          <table:table-cell table:style-name="ce2" office:value-type="float" office:value="22.66" calcext:value-type="float">
            <text:p>22.66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22.65" calcext:value-type="float">
            <text:p>22.65</text:p>
          </table:table-cell>
          <table:table-cell table:number-columns-repeated="1016"/>
        </table:table-row>
        <table:table-row table:style-name="ro1"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23.49" calcext:value-type="float">
            <text:p>23.49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22.44" calcext:value-type="float">
            <text:p>22.44</text:p>
          </table:table-cell>
          <table:table-cell table:number-columns-repeated="1016"/>
        </table:table-row>
        <table:table-row table:style-name="ro1"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22.98" calcext:value-type="float">
            <text:p>22.98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22.29" calcext:value-type="float">
            <text:p>22.29</text:p>
          </table:table-cell>
          <table:table-cell table:number-columns-repeated="1016"/>
        </table:table-row>
        <table:table-row table:style-name="ro1"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22.23" calcext:value-type="float">
            <text:p>22.2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22.09" calcext:value-type="float">
            <text:p>22.09</text:p>
          </table:table-cell>
          <table:table-cell table:number-columns-repeated="1016"/>
        </table:table-row>
        <table:table-row table:style-name="ro1"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4.31" calcext:value-type="float">
            <text:p>4.31</text:p>
          </table:table-cell>
          <table:table-cell table:style-name="ce2" office:value-type="float" office:value="23.67" calcext:value-type="float">
            <text:p>23.67</text:p>
          </table:table-cell>
          <table:table-cell table:number-columns-repeated="1016"/>
        </table:table-row>
        <table:table-row table:style-name="ro1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27" calcext:value-type="float">
            <text:p>4.27</text:p>
          </table:table-cell>
          <table:table-cell table:style-name="ce2" office:value-type="float" office:value="23.05" calcext:value-type="float">
            <text:p>23.05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22.48" calcext:value-type="float">
            <text:p>22.48</text:p>
          </table:table-cell>
          <table:table-cell table:number-columns-repeated="1016"/>
        </table:table-row>
        <table:table-row table:style-name="ro1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37" calcext:value-type="float">
            <text:p>4.37</text:p>
          </table:table-cell>
          <table:table-cell table:style-name="ce2" office:value-type="float" office:value="22.49" calcext:value-type="float">
            <text:p>22.49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22.23" calcext:value-type="float">
            <text:p>22.23</text:p>
          </table:table-cell>
          <table:table-cell table:number-columns-repeated="1016"/>
        </table:table-row>
        <table:table-row table:style-name="ro1"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23.34" calcext:value-type="float">
            <text:p>23.3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22.95" calcext:value-type="float">
            <text:p>22.95</text:p>
          </table:table-cell>
          <table:table-cell table:number-columns-repeated="1016"/>
        </table:table-row>
        <table:table-row table:style-name="ro1"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22.77" calcext:value-type="float">
            <text:p>22.77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21.59" calcext:value-type="float">
            <text:p>21.59</text:p>
          </table:table-cell>
          <table:table-cell table:number-columns-repeated="1016"/>
        </table:table-row>
        <table:table-row table:style-name="ro1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23.63" calcext:value-type="float">
            <text:p>23.63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20.96" calcext:value-type="float">
            <text:p>20.96</text:p>
          </table:table-cell>
          <table:table-cell table:number-columns-repeated="1016"/>
        </table:table-row>
        <table:table-row table:style-name="ro1"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23.31" calcext:value-type="float">
            <text:p>23.31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20.6" calcext:value-type="float">
            <text:p>20.6</text:p>
          </table:table-cell>
          <table:table-cell table:number-columns-repeated="1016"/>
        </table:table-row>
        <table:table-row table:style-name="ro1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22.77" calcext:value-type="float">
            <text:p>22.77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22.78" calcext:value-type="float">
            <text:p>22.78</text:p>
          </table:table-cell>
          <table:table-cell table:number-columns-repeated="1016"/>
        </table:table-row>
        <table:table-row table:style-name="ro1"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21.01" calcext:value-type="float">
            <text:p>21.01</text:p>
          </table:table-cell>
          <table:table-cell table:number-columns-repeated="1016"/>
        </table:table-row>
        <table:table-row table:style-name="ro1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4.14" calcext:value-type="float">
            <text:p>4.14</text:p>
          </table:table-cell>
          <table:table-cell table:style-name="ce2" office:value-type="float" office:value="22.89" calcext:value-type="float">
            <text:p>22.89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21.38" calcext:value-type="float">
            <text:p>21.38</text:p>
          </table:table-cell>
          <table:table-cell table:number-columns-repeated="1016"/>
        </table:table-row>
        <table:table-row table:style-name="ro1"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office:value-type="float" office:value="23.44" calcext:value-type="float">
            <text:p>23.44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22.2" calcext:value-type="float">
            <text:p>22.2</text:p>
          </table:table-cell>
          <table:table-cell table:number-columns-repeated="1016"/>
        </table:table-row>
        <table:table-row table:style-name="ro1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21.87" calcext:value-type="float">
            <text:p>21.87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37" calcext:value-type="float">
            <text:p>4.37</text:p>
          </table:table-cell>
          <table:table-cell table:style-name="ce2" office:value-type="float" office:value="21.1" calcext:value-type="float">
            <text:p>21.1</text:p>
          </table:table-cell>
          <table:table-cell table:number-columns-repeated="1016"/>
        </table:table-row>
        <table:table-row table:style-name="ro1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20.67" calcext:value-type="float">
            <text:p>20.67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21.91" calcext:value-type="float">
            <text:p>21.91</text:p>
          </table:table-cell>
          <table:table-cell table:number-columns-repeated="1016"/>
        </table:table-row>
        <table:table-row table:style-name="ro1"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7" calcext:value-type="float">
            <text:p>4.27</text:p>
          </table:table-cell>
          <table:table-cell table:style-name="ce2" office:value-type="float" office:value="21.12" calcext:value-type="float">
            <text:p>21.12</text:p>
          </table:table-cell>
          <table:table-cell table:number-columns-repeated="1016"/>
        </table:table-row>
        <table:table-row table:style-name="ro1"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25.08" calcext:value-type="float">
            <text:p>25.08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31" calcext:value-type="float">
            <text:p>4.31</text:p>
          </table:table-cell>
          <table:table-cell table:style-name="ce2" office:value-type="float" office:value="22.94" calcext:value-type="float">
            <text:p>22.94</text:p>
          </table:table-cell>
          <table:table-cell table:number-columns-repeated="1016"/>
        </table:table-row>
        <table:table-row table:style-name="ro1"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23.17" calcext:value-type="float">
            <text:p>23.17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22.33" calcext:value-type="float">
            <text:p>22.33</text:p>
          </table:table-cell>
          <table:table-cell table:number-columns-repeated="1016"/>
        </table:table-row>
        <table:table-row table:style-name="ro1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23.18" calcext:value-type="float">
            <text:p>23.18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23.12" calcext:value-type="float">
            <text:p>23.12</text:p>
          </table:table-cell>
          <table:table-cell table:number-columns-repeated="1016"/>
        </table:table-row>
        <table:table-row table:style-name="ro1"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22.45" calcext:value-type="float">
            <text:p>22.4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22.96" calcext:value-type="float">
            <text:p>22.96</text:p>
          </table:table-cell>
          <table:table-cell table:number-columns-repeated="1016"/>
        </table:table-row>
        <table:table-row table:style-name="ro1"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21.72" calcext:value-type="float">
            <text:p>21.72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22.42" calcext:value-type="float">
            <text:p>22.42</text:p>
          </table:table-cell>
          <table:table-cell table:number-columns-repeated="1016"/>
        </table:table-row>
        <table:table-row table:style-name="ro1"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21.25" calcext:value-type="float">
            <text:p>21.25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21.51" calcext:value-type="float">
            <text:p>21.51</text:p>
          </table:table-cell>
          <table:table-cell table:number-columns-repeated="1016"/>
        </table:table-row>
        <table:table-row table:style-name="ro1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20.94" calcext:value-type="float">
            <text:p>20.94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22.32" calcext:value-type="float">
            <text:p>22.32</text:p>
          </table:table-cell>
          <table:table-cell table:number-columns-repeated="1016"/>
        </table:table-row>
        <table:table-row table:style-name="ro1"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23.25" calcext:value-type="float">
            <text:p>23.25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21.56" calcext:value-type="float">
            <text:p>21.56</text:p>
          </table:table-cell>
          <table:table-cell table:number-columns-repeated="1016"/>
        </table:table-row>
        <table:table-row table:style-name="ro1"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23.28" calcext:value-type="float">
            <text:p>23.2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22.29" calcext:value-type="float">
            <text:p>22.29</text:p>
          </table:table-cell>
          <table:table-cell table:number-columns-repeated="1016"/>
        </table:table-row>
        <table:table-row table:style-name="ro1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23.2" calcext:value-type="float">
            <text:p>23.2</text:p>
          </table:table-cell>
          <table:table-cell table:number-columns-repeated="1016"/>
        </table:table-row>
        <table:table-row table:style-name="ro1"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20.98" calcext:value-type="float">
            <text:p>20.98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22.22" calcext:value-type="float">
            <text:p>22.22</text:p>
          </table:table-cell>
          <table:table-cell table:number-columns-repeated="1016"/>
        </table:table-row>
        <table:table-row table:style-name="ro1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23.28" calcext:value-type="float">
            <text:p>23.28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22.9" calcext:value-type="float">
            <text:p>22.9</text:p>
          </table:table-cell>
          <table:table-cell table:number-columns-repeated="1016"/>
        </table:table-row>
        <table:table-row table:style-name="ro1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21.93" calcext:value-type="float">
            <text:p>21.9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35" calcext:value-type="float">
            <text:p>4.35</text:p>
          </table:table-cell>
          <table:table-cell table:style-name="ce2" office:value-type="float" office:value="24.33" calcext:value-type="float">
            <text:p>24.33</text:p>
          </table:table-cell>
          <table:table-cell table:number-columns-repeated="1016"/>
        </table:table-row>
        <table:table-row table:style-name="ro1"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21.63" calcext:value-type="float">
            <text:p>21.63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7" calcext:value-type="float">
            <text:p>4.27</text:p>
          </table:table-cell>
          <table:table-cell table:style-name="ce2" office:value-type="float" office:value="22.97" calcext:value-type="float">
            <text:p>22.97</text:p>
          </table:table-cell>
          <table:table-cell table:number-columns-repeated="1016"/>
        </table:table-row>
        <table:table-row table:style-name="ro1"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37" calcext:value-type="float">
            <text:p>4.37</text:p>
          </table:table-cell>
          <table:table-cell table:style-name="ce2" office:value-type="float" office:value="20.64" calcext:value-type="float">
            <text:p>20.64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21.78" calcext:value-type="float">
            <text:p>21.78</text:p>
          </table:table-cell>
          <table:table-cell table:number-columns-repeated="1016"/>
        </table:table-row>
        <table:table-row table:style-name="ro1"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23.34" calcext:value-type="float">
            <text:p>23.34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23.39" calcext:value-type="float">
            <text:p>23.39</text:p>
          </table:table-cell>
          <table:table-cell table:number-columns-repeated="1016"/>
        </table:table-row>
        <table:table-row table:style-name="ro1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22.02" calcext:value-type="float">
            <text:p>22.02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21.48" calcext:value-type="float">
            <text:p>21.48</text:p>
          </table:table-cell>
          <table:table-cell table:number-columns-repeated="1016"/>
        </table:table-row>
        <table:table-row table:style-name="ro1"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22.44" calcext:value-type="float">
            <text:p>22.4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21.25" calcext:value-type="float">
            <text:p>21.25</text:p>
          </table:table-cell>
          <table:table-cell table:number-columns-repeated="1016"/>
        </table:table-row>
        <table:table-row table:style-name="ro1"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22.94" calcext:value-type="float">
            <text:p>22.94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21.94" calcext:value-type="float">
            <text:p>21.94</text:p>
          </table:table-cell>
          <table:table-cell table:number-columns-repeated="1016"/>
        </table:table-row>
        <table:table-row table:style-name="ro1"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23.36" calcext:value-type="float">
            <text:p>23.3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20.96" calcext:value-type="float">
            <text:p>20.96</text:p>
          </table:table-cell>
          <table:table-cell table:number-columns-repeated="1016"/>
        </table:table-row>
        <table:table-row table:style-name="ro1"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22.05" calcext:value-type="float">
            <text:p>22.05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4.34" calcext:value-type="float">
            <text:p>4.34</text:p>
          </table:table-cell>
          <table:table-cell table:style-name="ce2" office:value-type="float" office:value="23.12" calcext:value-type="float">
            <text:p>23.12</text:p>
          </table:table-cell>
          <table:table-cell table:number-columns-repeated="1016"/>
        </table:table-row>
        <table:table-row table:style-name="ro1"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23.27" calcext:value-type="float">
            <text:p>23.27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21.71" calcext:value-type="float">
            <text:p>21.71</text:p>
          </table:table-cell>
          <table:table-cell table:number-columns-repeated="1016"/>
        </table:table-row>
        <table:table-row table:style-name="ro1"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21.98" calcext:value-type="float">
            <text:p>21.98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20.6" calcext:value-type="float">
            <text:p>20.6</text:p>
          </table:table-cell>
          <table:table-cell table:number-columns-repeated="1016"/>
        </table:table-row>
        <table:table-row table:style-name="ro1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23.43" calcext:value-type="float">
            <text:p>23.43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21.19" calcext:value-type="float">
            <text:p>21.19</text:p>
          </table:table-cell>
          <table:table-cell table:number-columns-repeated="1016"/>
        </table:table-row>
        <table:table-row table:style-name="ro1"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23.43" calcext:value-type="float">
            <text:p>23.43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22.42" calcext:value-type="float">
            <text:p>22.42</text:p>
          </table:table-cell>
          <table:table-cell table:number-columns-repeated="1016"/>
        </table:table-row>
        <table:table-row table:style-name="ro1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4.12" calcext:value-type="float">
            <text:p>4.12</text:p>
          </table:table-cell>
          <table:table-cell table:style-name="ce2" office:value-type="float" office:value="23.16" calcext:value-type="float">
            <text:p>23.1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21.72" calcext:value-type="float">
            <text:p>21.72</text:p>
          </table:table-cell>
          <table:table-cell table:number-columns-repeated="1016"/>
        </table:table-row>
        <table:table-row table:style-name="ro1">
          <table:table-cell table:style-name="ce3" table:formula="of:=AVERAGE([.A3:.A102])" office:value-type="float" office:value="0.7465" calcext:value-type="float">
            <text:p>0.7465</text:p>
          </table:table-cell>
          <table:table-cell table:style-name="ce3" table:formula="of:=AVERAGE([.B3:.B102])" office:value-type="float" office:value="2.0102" calcext:value-type="float">
            <text:p>2.0102</text:p>
          </table:table-cell>
          <table:table-cell table:style-name="ce3" table:formula="of:=AVERAGE([.C3:.C102])" office:value-type="float" office:value="4.1955" calcext:value-type="float">
            <text:p>4.1955</text:p>
          </table:table-cell>
          <table:table-cell table:style-name="ce3" table:formula="of:=AVERAGE([.D3:.D102])" office:value-type="float" office:value="22.6936" calcext:value-type="float">
            <text:p>22.6936</text:p>
          </table:table-cell>
          <table:table-cell table:style-name="ce3" table:formula="of:=AVERAGE([.E3:.E102])" office:value-type="float" office:value="0.7557" calcext:value-type="float">
            <text:p>0.7557</text:p>
          </table:table-cell>
          <table:table-cell table:style-name="ce3" table:formula="of:=AVERAGE([.F3:.F102])" office:value-type="float" office:value="2.0312" calcext:value-type="float">
            <text:p>2.0312</text:p>
          </table:table-cell>
          <table:table-cell table:style-name="ce3" table:formula="of:=AVERAGE([.G3:.G102])" office:value-type="float" office:value="4.2503" calcext:value-type="float">
            <text:p>4.2503</text:p>
          </table:table-cell>
          <table:table-cell table:style-name="ce3" table:formula="of:=AVERAGE([.H3:.H102])" office:value-type="float" office:value="22.2672" calcext:value-type="float">
            <text:p>22.2672</text:p>
          </table:table-cell>
          <table:table-cell table:number-columns-repeated="1016"/>
        </table:table-row>
        <table:table-row table:style-name="ro1">
          <table:table-cell table:style-name="ce3" table:formula="of:=MEDIAN([.A3:.A102])" office:value-type="float" office:value="0.75" calcext:value-type="float">
            <text:p>0.75</text:p>
          </table:table-cell>
          <table:table-cell table:style-name="ce3" table:formula="of:=MEDIAN([.B3:.B102])" office:value-type="float" office:value="2.005" calcext:value-type="float">
            <text:p>2.005</text:p>
          </table:table-cell>
          <table:table-cell table:style-name="ce3" table:formula="of:=MEDIAN([.C3:.C102])" office:value-type="float" office:value="4.2" calcext:value-type="float">
            <text:p>4.2</text:p>
          </table:table-cell>
          <table:table-cell table:style-name="ce3" table:formula="of:=MEDIAN([.D3:.D102])" office:value-type="float" office:value="22.76" calcext:value-type="float">
            <text:p>22.76</text:p>
          </table:table-cell>
          <table:table-cell table:style-name="ce3" table:formula="of:=MEDIAN([.E3:.E102])" office:value-type="float" office:value="0.76" calcext:value-type="float">
            <text:p>0.76</text:p>
          </table:table-cell>
          <table:table-cell table:style-name="ce3" table:formula="of:=MEDIAN([.F3:.F102])" office:value-type="float" office:value="2.015" calcext:value-type="float">
            <text:p>2.015</text:p>
          </table:table-cell>
          <table:table-cell table:style-name="ce3" table:formula="of:=MEDIAN([.G3:.G102])" office:value-type="float" office:value="4.24" calcext:value-type="float">
            <text:p>4.24</text:p>
          </table:table-cell>
          <table:table-cell table:style-name="ce3" table:formula="of:=MEDIAN([.H3:.H102])" office:value-type="float" office:value="22.325" calcext:value-type="float">
            <text:p>22.325</text:p>
          </table:table-cell>
          <table:table-cell table:number-columns-repeated="1016"/>
        </table:table-row>
        <table:table-row table:style-name="ro1">
          <table:table-cell table:style-name="ce3" table:formula="of:=STDEV([.A3:.A102])" office:value-type="float" office:value="0.042530440672986" calcext:value-type="float">
            <text:p>0.042530440672986</text:p>
          </table:table-cell>
          <table:table-cell table:style-name="ce3" table:formula="of:=STDEV([.B3:.B102])" office:value-type="float" office:value="0.0439921939815819" calcext:value-type="float">
            <text:p>0.043992193981582</text:p>
          </table:table-cell>
          <table:table-cell table:style-name="ce3" table:formula="of:=STDEV([.C3:.C102])" office:value-type="float" office:value="0.0662467837984333" calcext:value-type="float">
            <text:p>0.066246783798433</text:p>
          </table:table-cell>
          <table:table-cell table:style-name="ce3" table:formula="of:=STDEV([.D3:.D102])" office:value-type="float" office:value="1.2148147133941" calcext:value-type="float">
            <text:p>1.2148147133941</text:p>
          </table:table-cell>
          <table:table-cell table:style-name="ce3" table:formula="of:=STDEV([.E3:.E102])" office:value-type="float" office:value="0.0400316793744074" calcext:value-type="float">
            <text:p>0.040031679374408</text:p>
          </table:table-cell>
          <table:table-cell table:style-name="ce3" table:formula="of:=STDEV([.F3:.F102])" office:value-type="float" office:value="0.0420504747207737" calcext:value-type="float">
            <text:p>0.042050474720774</text:p>
          </table:table-cell>
          <table:table-cell table:style-name="ce3" table:formula="of:=STDEV([.G3:.G102])" office:value-type="float" office:value="0.0707457390657529" calcext:value-type="float">
            <text:p>0.070745739065753</text:p>
          </table:table-cell>
          <table:table-cell table:style-name="ce3" table:formula="of:=STDEV([.H3:.H102])" office:value-type="float" office:value="0.895029010308006" calcext:value-type="float">
            <text:p>0.895029010308006</text:p>
          </table:table-cell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3" table:formula="of:=[.E103]/[.A103]" office:value-type="float" office:value="1.01232417950435" calcext:value-type="float">
            <text:p>1.01232417950435</text:p>
          </table:table-cell>
          <table:table-cell table:style-name="ce3" table:formula="of:=[.F103]/[.B103]" office:value-type="float" office:value="1.01044672171923" calcext:value-type="float">
            <text:p>1.01044672171923</text:p>
          </table:table-cell>
          <table:table-cell table:style-name="ce3" table:formula="of:=[.G103]/[.C103]" office:value-type="float" office:value="1.01306161363366" calcext:value-type="float">
            <text:p>1.01306161363366</text:p>
          </table:table-cell>
          <table:table-cell table:style-name="ce3" table:formula="of:=[.H103]/[.D103]" office:value-type="float" office:value="0.981210561568019" calcext:value-type="float">
            <text:p>0.981210561568019</text:p>
          </table:table-cell>
          <table:table-cell table:number-columns-repeated="1016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5 pgbench" table:style-name="ta4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master</text:p>
          </table:table-cell>
          <table:table-cell table:number-columns-repeated="3"/>
          <table:table-cell table:style-name="ce2" office:value-type="string" calcext:value-type="string">
            <text:p>patched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2" office:value-type="float" office:value="23156.064642" calcext:value-type="float">
            <text:p>23156.064642</text:p>
          </table:table-cell>
          <table:table-cell table:style-name="ce2" office:value-type="float" office:value="22411.457299" calcext:value-type="float">
            <text:p>22411.457299</text:p>
          </table:table-cell>
          <table:table-cell table:style-name="ce2" office:value-type="float" office:value="21564.118907" calcext:value-type="float">
            <text:p>21564.118907</text:p>
          </table:table-cell>
          <table:table-cell table:style-name="ce2" office:value-type="float" office:value="19892.015806" calcext:value-type="float">
            <text:p>19892.015806</text:p>
          </table:table-cell>
          <table:table-cell table:style-name="ce2" office:value-type="float" office:value="23312.908321" calcext:value-type="float">
            <text:p>23312.908321</text:p>
          </table:table-cell>
          <table:table-cell table:style-name="ce2" office:value-type="float" office:value="22086.738802" calcext:value-type="float">
            <text:p>22086.738802</text:p>
          </table:table-cell>
          <table:table-cell table:style-name="ce2" office:value-type="float" office:value="21379.1733" calcext:value-type="float">
            <text:p>21379.1733</text:p>
          </table:table-cell>
          <table:table-cell table:style-name="ce2" office:value-type="float" office:value="19827.023634" calcext:value-type="float">
            <text:p>19827.023634</text:p>
          </table:table-cell>
          <table:table-cell table:number-columns-repeated="1016"/>
        </table:table-row>
        <table:table-row table:style-name="ro1">
          <table:table-cell table:style-name="ce2" office:value-type="float" office:value="23069.350698" calcext:value-type="float">
            <text:p>23069.350698</text:p>
          </table:table-cell>
          <table:table-cell table:style-name="ce2" office:value-type="float" office:value="22987.629456" calcext:value-type="float">
            <text:p>22987.629456</text:p>
          </table:table-cell>
          <table:table-cell table:style-name="ce2" office:value-type="float" office:value="22696.941041" calcext:value-type="float">
            <text:p>22696.941041</text:p>
          </table:table-cell>
          <table:table-cell table:style-name="ce2" office:value-type="float" office:value="20625.647438" calcext:value-type="float">
            <text:p>20625.647438</text:p>
          </table:table-cell>
          <table:table-cell table:style-name="ce2" office:value-type="float" office:value="23290.948326" calcext:value-type="float">
            <text:p>23290.948326</text:p>
          </table:table-cell>
          <table:table-cell table:style-name="ce2" office:value-type="float" office:value="22680.148822" calcext:value-type="float">
            <text:p>22680.148822</text:p>
          </table:table-cell>
          <table:table-cell table:style-name="ce2" office:value-type="float" office:value="22609.134776" calcext:value-type="float">
            <text:p>22609.134776</text:p>
          </table:table-cell>
          <table:table-cell table:style-name="ce2" office:value-type="float" office:value="20240.002627" calcext:value-type="float">
            <text:p>20240.002627</text:p>
          </table:table-cell>
          <table:table-cell table:number-columns-repeated="1016"/>
        </table:table-row>
        <table:table-row table:style-name="ro1">
          <table:table-cell table:style-name="ce2" office:value-type="float" office:value="23180.452403" calcext:value-type="float">
            <text:p>23180.452403</text:p>
          </table:table-cell>
          <table:table-cell table:style-name="ce2" office:value-type="float" office:value="22996.04779" calcext:value-type="float">
            <text:p>22996.04779</text:p>
          </table:table-cell>
          <table:table-cell table:style-name="ce2" office:value-type="float" office:value="22656.960526" calcext:value-type="float">
            <text:p>22656.960526</text:p>
          </table:table-cell>
          <table:table-cell table:style-name="ce2" office:value-type="float" office:value="20542.022709" calcext:value-type="float">
            <text:p>20542.022709</text:p>
          </table:table-cell>
          <table:table-cell table:style-name="ce2" office:value-type="float" office:value="23304.712634" calcext:value-type="float">
            <text:p>23304.712634</text:p>
          </table:table-cell>
          <table:table-cell table:style-name="ce2" office:value-type="float" office:value="22597.477005" calcext:value-type="float">
            <text:p>22597.477005</text:p>
          </table:table-cell>
          <table:table-cell table:style-name="ce2" office:value-type="float" office:value="22771.335162" calcext:value-type="float">
            <text:p>22771.335162</text:p>
          </table:table-cell>
          <table:table-cell table:style-name="ce2" office:value-type="float" office:value="20411.839212" calcext:value-type="float">
            <text:p>20411.839212</text:p>
          </table:table-cell>
          <table:table-cell table:number-columns-repeated="1016"/>
        </table:table-row>
        <table:table-row table:style-name="ro1">
          <table:table-cell table:style-name="ce2" office:value-type="float" office:value="23113.574783" calcext:value-type="float">
            <text:p>23113.574783</text:p>
          </table:table-cell>
          <table:table-cell table:style-name="ce2" office:value-type="float" office:value="23097.647319" calcext:value-type="float">
            <text:p>23097.647319</text:p>
          </table:table-cell>
          <table:table-cell table:style-name="ce2" office:value-type="float" office:value="22580.830484" calcext:value-type="float">
            <text:p>22580.830484</text:p>
          </table:table-cell>
          <table:table-cell table:style-name="ce2" office:value-type="float" office:value="20569.761373" calcext:value-type="float">
            <text:p>20569.761373</text:p>
          </table:table-cell>
          <table:table-cell table:style-name="ce2" office:value-type="float" office:value="23101.010276" calcext:value-type="float">
            <text:p>23101.010276</text:p>
          </table:table-cell>
          <table:table-cell table:style-name="ce2" office:value-type="float" office:value="22672.521839" calcext:value-type="float">
            <text:p>22672.521839</text:p>
          </table:table-cell>
          <table:table-cell table:style-name="ce2" office:value-type="float" office:value="22767.01121" calcext:value-type="float">
            <text:p>22767.01121</text:p>
          </table:table-cell>
          <table:table-cell table:style-name="ce2" office:value-type="float" office:value="20545.889967" calcext:value-type="float">
            <text:p>20545.889967</text:p>
          </table:table-cell>
          <table:table-cell table:number-columns-repeated="1016"/>
        </table:table-row>
        <table:table-row table:style-name="ro1">
          <table:table-cell table:style-name="ce2" office:value-type="float" office:value="23209.476765" calcext:value-type="float">
            <text:p>23209.476765</text:p>
          </table:table-cell>
          <table:table-cell table:style-name="ce2" office:value-type="float" office:value="23088.671826" calcext:value-type="float">
            <text:p>23088.671826</text:p>
          </table:table-cell>
          <table:table-cell table:style-name="ce2" office:value-type="float" office:value="22802.330934" calcext:value-type="float">
            <text:p>22802.330934</text:p>
          </table:table-cell>
          <table:table-cell table:style-name="ce2" office:value-type="float" office:value="20590.539931" calcext:value-type="float">
            <text:p>20590.539931</text:p>
          </table:table-cell>
          <table:table-cell table:style-name="ce2" office:value-type="float" office:value="23187.971921" calcext:value-type="float">
            <text:p>23187.971921</text:p>
          </table:table-cell>
          <table:table-cell table:style-name="ce2" office:value-type="float" office:value="22743.682811" calcext:value-type="float">
            <text:p>22743.682811</text:p>
          </table:table-cell>
          <table:table-cell table:style-name="ce2" office:value-type="float" office:value="22598.920293" calcext:value-type="float">
            <text:p>22598.920293</text:p>
          </table:table-cell>
          <table:table-cell table:style-name="ce2" office:value-type="float" office:value="20433.018777" calcext:value-type="float">
            <text:p>20433.018777</text:p>
          </table:table-cell>
          <table:table-cell table:number-columns-repeated="1016"/>
        </table:table-row>
        <table:table-row table:style-name="ro1">
          <table:table-cell table:style-name="ce2" office:value-type="float" office:value="23026.770258" calcext:value-type="float">
            <text:p>23026.770258</text:p>
          </table:table-cell>
          <table:table-cell table:style-name="ce2" office:value-type="float" office:value="23113.553964" calcext:value-type="float">
            <text:p>23113.553964</text:p>
          </table:table-cell>
          <table:table-cell table:style-name="ce2" office:value-type="float" office:value="22648.145925" calcext:value-type="float">
            <text:p>22648.145925</text:p>
          </table:table-cell>
          <table:table-cell table:style-name="ce2" office:value-type="float" office:value="20629.636408" calcext:value-type="float">
            <text:p>20629.636408</text:p>
          </table:table-cell>
          <table:table-cell table:style-name="ce2" office:value-type="float" office:value="22991.481997" calcext:value-type="float">
            <text:p>22991.481997</text:p>
          </table:table-cell>
          <table:table-cell table:style-name="ce2" office:value-type="float" office:value="22626.132428" calcext:value-type="float">
            <text:p>22626.132428</text:p>
          </table:table-cell>
          <table:table-cell table:style-name="ce2" office:value-type="float" office:value="22750.884782" calcext:value-type="float">
            <text:p>22750.884782</text:p>
          </table:table-cell>
          <table:table-cell table:style-name="ce2" office:value-type="float" office:value="20484.112149" calcext:value-type="float">
            <text:p>20484.112149</text:p>
          </table:table-cell>
          <table:table-cell table:number-columns-repeated="1016"/>
        </table:table-row>
        <table:table-row table:style-name="ro1">
          <table:table-cell table:style-name="ce2" office:value-type="float" office:value="22946.736875" calcext:value-type="float">
            <text:p>22946.736875</text:p>
          </table:table-cell>
          <table:table-cell table:style-name="ce2" office:value-type="float" office:value="23112.530178" calcext:value-type="float">
            <text:p>23112.530178</text:p>
          </table:table-cell>
          <table:table-cell table:style-name="ce2" office:value-type="float" office:value="22708.418308" calcext:value-type="float">
            <text:p>22708.418308</text:p>
          </table:table-cell>
          <table:table-cell table:style-name="ce2" office:value-type="float" office:value="20606.282287" calcext:value-type="float">
            <text:p>20606.282287</text:p>
          </table:table-cell>
          <table:table-cell table:style-name="ce2" office:value-type="float" office:value="23337.644917" calcext:value-type="float">
            <text:p>23337.644917</text:p>
          </table:table-cell>
          <table:table-cell table:style-name="ce2" office:value-type="float" office:value="22714.289186" calcext:value-type="float">
            <text:p>22714.289186</text:p>
          </table:table-cell>
          <table:table-cell table:style-name="ce2" office:value-type="float" office:value="22788.513578" calcext:value-type="float">
            <text:p>22788.513578</text:p>
          </table:table-cell>
          <table:table-cell table:style-name="ce2" office:value-type="float" office:value="20503.395034" calcext:value-type="float">
            <text:p>20503.395034</text:p>
          </table:table-cell>
          <table:table-cell table:number-columns-repeated="1016"/>
        </table:table-row>
        <table:table-row table:style-name="ro1">
          <table:table-cell table:style-name="ce2" office:value-type="float" office:value="23024.13364" calcext:value-type="float">
            <text:p>23024.13364</text:p>
          </table:table-cell>
          <table:table-cell table:style-name="ce2" office:value-type="float" office:value="22969.180665" calcext:value-type="float">
            <text:p>22969.180665</text:p>
          </table:table-cell>
          <table:table-cell table:style-name="ce2" office:value-type="float" office:value="22563.488401" calcext:value-type="float">
            <text:p>22563.488401</text:p>
          </table:table-cell>
          <table:table-cell table:style-name="ce2" office:value-type="float" office:value="20631.748336" calcext:value-type="float">
            <text:p>20631.748336</text:p>
          </table:table-cell>
          <table:table-cell table:style-name="ce2" office:value-type="float" office:value="23188.758107" calcext:value-type="float">
            <text:p>23188.758107</text:p>
          </table:table-cell>
          <table:table-cell table:style-name="ce2" office:value-type="float" office:value="22738.490353" calcext:value-type="float">
            <text:p>22738.490353</text:p>
          </table:table-cell>
          <table:table-cell table:style-name="ce2" office:value-type="float" office:value="22434.874376" calcext:value-type="float">
            <text:p>22434.874376</text:p>
          </table:table-cell>
          <table:table-cell table:style-name="ce2" office:value-type="float" office:value="20480.672249" calcext:value-type="float">
            <text:p>20480.672249</text:p>
          </table:table-cell>
          <table:table-cell table:number-columns-repeated="1016"/>
        </table:table-row>
        <table:table-row table:style-name="ro1">
          <table:table-cell table:style-name="ce2" office:value-type="float" office:value="23146.845757" calcext:value-type="float">
            <text:p>23146.845757</text:p>
          </table:table-cell>
          <table:table-cell table:style-name="ce2" office:value-type="float" office:value="23009.808588" calcext:value-type="float">
            <text:p>23009.808588</text:p>
          </table:table-cell>
          <table:table-cell table:style-name="ce2" office:value-type="float" office:value="22784.873282" calcext:value-type="float">
            <text:p>22784.873282</text:p>
          </table:table-cell>
          <table:table-cell table:style-name="ce2" office:value-type="float" office:value="20595.921782" calcext:value-type="float">
            <text:p>20595.921782</text:p>
          </table:table-cell>
          <table:table-cell table:style-name="ce2" office:value-type="float" office:value="23240.44821" calcext:value-type="float">
            <text:p>23240.44821</text:p>
          </table:table-cell>
          <table:table-cell table:style-name="ce2" office:value-type="float" office:value="22693.353986" calcext:value-type="float">
            <text:p>22693.353986</text:p>
          </table:table-cell>
          <table:table-cell table:style-name="ce2" office:value-type="float" office:value="22764.425976" calcext:value-type="float">
            <text:p>22764.425976</text:p>
          </table:table-cell>
          <table:table-cell table:style-name="ce2" office:value-type="float" office:value="20440.432044" calcext:value-type="float">
            <text:p>20440.432044</text:p>
          </table:table-cell>
          <table:table-cell table:number-columns-repeated="1016"/>
        </table:table-row>
        <table:table-row table:style-name="ro1">
          <table:table-cell table:style-name="ce2" office:value-type="float" office:value="23091.734005" calcext:value-type="float">
            <text:p>23091.734005</text:p>
          </table:table-cell>
          <table:table-cell table:style-name="ce2" office:value-type="float" office:value="22972.918323" calcext:value-type="float">
            <text:p>22972.918323</text:p>
          </table:table-cell>
          <table:table-cell table:style-name="ce2" office:value-type="float" office:value="22713.153973" calcext:value-type="float">
            <text:p>22713.153973</text:p>
          </table:table-cell>
          <table:table-cell table:style-name="ce2" office:value-type="float" office:value="20368.782713" calcext:value-type="float">
            <text:p>20368.782713</text:p>
          </table:table-cell>
          <table:table-cell table:style-name="ce2" office:value-type="float" office:value="23194.322486" calcext:value-type="float">
            <text:p>23194.322486</text:p>
          </table:table-cell>
          <table:table-cell table:style-name="ce2" office:value-type="float" office:value="22782.349618" calcext:value-type="float">
            <text:p>22782.349618</text:p>
          </table:table-cell>
          <table:table-cell table:style-name="ce2" office:value-type="float" office:value="22775.614031" calcext:value-type="float">
            <text:p>22775.614031</text:p>
          </table:table-cell>
          <table:table-cell table:style-name="ce2" office:value-type="float" office:value="20507.481232" calcext:value-type="float">
            <text:p>20507.481232</text:p>
          </table:table-cell>
          <table:table-cell table:number-columns-repeated="1016"/>
        </table:table-row>
        <table:table-row table:style-name="ro1">
          <table:table-cell table:style-name="ce2" office:value-type="float" office:value="23126.932489" calcext:value-type="float">
            <text:p>23126.932489</text:p>
          </table:table-cell>
          <table:table-cell table:style-name="ce2" office:value-type="float" office:value="23041.956369" calcext:value-type="float">
            <text:p>23041.956369</text:p>
          </table:table-cell>
          <table:table-cell table:style-name="ce2" office:value-type="float" office:value="22571.10465" calcext:value-type="float">
            <text:p>22571.10465</text:p>
          </table:table-cell>
          <table:table-cell table:style-name="ce2" office:value-type="float" office:value="20631.043593" calcext:value-type="float">
            <text:p>20631.043593</text:p>
          </table:table-cell>
          <table:table-cell table:style-name="ce2" office:value-type="float" office:value="23306.101738" calcext:value-type="float">
            <text:p>23306.101738</text:p>
          </table:table-cell>
          <table:table-cell table:style-name="ce2" office:value-type="float" office:value="22693.858562" calcext:value-type="float">
            <text:p>22693.858562</text:p>
          </table:table-cell>
          <table:table-cell table:style-name="ce2" office:value-type="float" office:value="22837.60296" calcext:value-type="float">
            <text:p>22837.60296</text:p>
          </table:table-cell>
          <table:table-cell table:style-name="ce2" office:value-type="float" office:value="20495.022367" calcext:value-type="float">
            <text:p>20495.022367</text:p>
          </table:table-cell>
          <table:table-cell table:number-columns-repeated="1016"/>
        </table:table-row>
        <table:table-row table:style-name="ro1">
          <table:table-cell table:style-name="ce2" office:value-type="float" office:value="23224.410751" calcext:value-type="float">
            <text:p>23224.410751</text:p>
          </table:table-cell>
          <table:table-cell table:style-name="ce2" office:value-type="float" office:value="22791.589579" calcext:value-type="float">
            <text:p>22791.589579</text:p>
          </table:table-cell>
          <table:table-cell table:style-name="ce2" office:value-type="float" office:value="22812.388586" calcext:value-type="float">
            <text:p>22812.388586</text:p>
          </table:table-cell>
          <table:table-cell table:style-name="ce2" office:value-type="float" office:value="20650.033129" calcext:value-type="float">
            <text:p>20650.033129</text:p>
          </table:table-cell>
          <table:table-cell table:style-name="ce2" office:value-type="float" office:value="23221.549788" calcext:value-type="float">
            <text:p>23221.549788</text:p>
          </table:table-cell>
          <table:table-cell table:style-name="ce2" office:value-type="float" office:value="22779.830093" calcext:value-type="float">
            <text:p>22779.830093</text:p>
          </table:table-cell>
          <table:table-cell table:style-name="ce2" office:value-type="float" office:value="22607.560152" calcext:value-type="float">
            <text:p>22607.560152</text:p>
          </table:table-cell>
          <table:table-cell table:style-name="ce2" office:value-type="float" office:value="20550.680728" calcext:value-type="float">
            <text:p>20550.680728</text:p>
          </table:table-cell>
          <table:table-cell table:number-columns-repeated="1016"/>
        </table:table-row>
        <table:table-row table:style-name="ro1">
          <table:table-cell table:style-name="ce2" office:value-type="float" office:value="23061.88523" calcext:value-type="float">
            <text:p>23061.88523</text:p>
          </table:table-cell>
          <table:table-cell table:style-name="ce2" office:value-type="float" office:value="22929.589617" calcext:value-type="float">
            <text:p>22929.589617</text:p>
          </table:table-cell>
          <table:table-cell table:style-name="ce2" office:value-type="float" office:value="22822.491576" calcext:value-type="float">
            <text:p>22822.491576</text:p>
          </table:table-cell>
          <table:table-cell table:style-name="ce2" office:value-type="float" office:value="20718.302971" calcext:value-type="float">
            <text:p>20718.302971</text:p>
          </table:table-cell>
          <table:table-cell table:style-name="ce2" office:value-type="float" office:value="23340.772943" calcext:value-type="float">
            <text:p>23340.772943</text:p>
          </table:table-cell>
          <table:table-cell table:style-name="ce2" office:value-type="float" office:value="22691.400924" calcext:value-type="float">
            <text:p>22691.400924</text:p>
          </table:table-cell>
          <table:table-cell table:style-name="ce2" office:value-type="float" office:value="22639.401631" calcext:value-type="float">
            <text:p>22639.401631</text:p>
          </table:table-cell>
          <table:table-cell table:style-name="ce2" office:value-type="float" office:value="20525.30816" calcext:value-type="float">
            <text:p>20525.30816</text:p>
          </table:table-cell>
          <table:table-cell table:number-columns-repeated="1016"/>
        </table:table-row>
        <table:table-row table:style-name="ro1">
          <table:table-cell table:style-name="ce2" office:value-type="float" office:value="23206.0545" calcext:value-type="float">
            <text:p>23206.0545</text:p>
          </table:table-cell>
          <table:table-cell table:style-name="ce2" office:value-type="float" office:value="22898.515212" calcext:value-type="float">
            <text:p>22898.515212</text:p>
          </table:table-cell>
          <table:table-cell table:style-name="ce2" office:value-type="float" office:value="22694.493359" calcext:value-type="float">
            <text:p>22694.493359</text:p>
          </table:table-cell>
          <table:table-cell table:style-name="ce2" office:value-type="float" office:value="20649.772803" calcext:value-type="float">
            <text:p>20649.772803</text:p>
          </table:table-cell>
          <table:table-cell table:style-name="ce2" office:value-type="float" office:value="23330.441231" calcext:value-type="float">
            <text:p>23330.441231</text:p>
          </table:table-cell>
          <table:table-cell table:style-name="ce2" office:value-type="float" office:value="22652.47969" calcext:value-type="float">
            <text:p>22652.47969</text:p>
          </table:table-cell>
          <table:table-cell table:style-name="ce2" office:value-type="float" office:value="22662.888356" calcext:value-type="float">
            <text:p>22662.888356</text:p>
          </table:table-cell>
          <table:table-cell table:style-name="ce2" office:value-type="float" office:value="20319.548693" calcext:value-type="float">
            <text:p>20319.548693</text:p>
          </table:table-cell>
          <table:table-cell table:number-columns-repeated="1016"/>
        </table:table-row>
        <table:table-row table:style-name="ro1">
          <table:table-cell table:style-name="ce2" office:value-type="float" office:value="23145.81377" calcext:value-type="float">
            <text:p>23145.81377</text:p>
          </table:table-cell>
          <table:table-cell table:style-name="ce2" office:value-type="float" office:value="23082.005626" calcext:value-type="float">
            <text:p>23082.005626</text:p>
          </table:table-cell>
          <table:table-cell table:style-name="ce2" office:value-type="float" office:value="22744.391735" calcext:value-type="float">
            <text:p>22744.391735</text:p>
          </table:table-cell>
          <table:table-cell table:style-name="ce2" office:value-type="float" office:value="20625.123913" calcext:value-type="float">
            <text:p>20625.123913</text:p>
          </table:table-cell>
          <table:table-cell table:style-name="ce2" office:value-type="float" office:value="23309.1187" calcext:value-type="float">
            <text:p>23309.1187</text:p>
          </table:table-cell>
          <table:table-cell table:style-name="ce2" office:value-type="float" office:value="22537.957596" calcext:value-type="float">
            <text:p>22537.957596</text:p>
          </table:table-cell>
          <table:table-cell table:style-name="ce2" office:value-type="float" office:value="22707.628888" calcext:value-type="float">
            <text:p>22707.628888</text:p>
          </table:table-cell>
          <table:table-cell table:style-name="ce2" office:value-type="float" office:value="20575.193534" calcext:value-type="float">
            <text:p>20575.193534</text:p>
          </table:table-cell>
          <table:table-cell table:number-columns-repeated="1016"/>
        </table:table-row>
        <table:table-row table:style-name="ro1">
          <table:table-cell table:style-name="ce2" office:value-type="float" office:value="23147.233374" calcext:value-type="float">
            <text:p>23147.233374</text:p>
          </table:table-cell>
          <table:table-cell table:style-name="ce2" office:value-type="float" office:value="23109.96639" calcext:value-type="float">
            <text:p>23109.96639</text:p>
          </table:table-cell>
          <table:table-cell table:style-name="ce2" office:value-type="float" office:value="22598.053718" calcext:value-type="float">
            <text:p>22598.053718</text:p>
          </table:table-cell>
          <table:table-cell table:style-name="ce2" office:value-type="float" office:value="20618.129772" calcext:value-type="float">
            <text:p>20618.129772</text:p>
          </table:table-cell>
          <table:table-cell table:style-name="ce2" office:value-type="float" office:value="23214.157175" calcext:value-type="float">
            <text:p>23214.157175</text:p>
          </table:table-cell>
          <table:table-cell table:style-name="ce2" office:value-type="float" office:value="22574.503862" calcext:value-type="float">
            <text:p>22574.503862</text:p>
          </table:table-cell>
          <table:table-cell table:style-name="ce2" office:value-type="float" office:value="22690.196316" calcext:value-type="float">
            <text:p>22690.196316</text:p>
          </table:table-cell>
          <table:table-cell table:style-name="ce2" office:value-type="float" office:value="20521.484936" calcext:value-type="float">
            <text:p>20521.484936</text:p>
          </table:table-cell>
          <table:table-cell table:number-columns-repeated="1016"/>
        </table:table-row>
        <table:table-row table:style-name="ro1">
          <table:table-cell table:style-name="ce2" office:value-type="float" office:value="23158.714076" calcext:value-type="float">
            <text:p>23158.714076</text:p>
          </table:table-cell>
          <table:table-cell table:style-name="ce2" office:value-type="float" office:value="23008.742242" calcext:value-type="float">
            <text:p>23008.742242</text:p>
          </table:table-cell>
          <table:table-cell table:style-name="ce2" office:value-type="float" office:value="22773.471138" calcext:value-type="float">
            <text:p>22773.471138</text:p>
          </table:table-cell>
          <table:table-cell table:style-name="ce2" office:value-type="float" office:value="20638.818294" calcext:value-type="float">
            <text:p>20638.818294</text:p>
          </table:table-cell>
          <table:table-cell table:style-name="ce2" office:value-type="float" office:value="23302.881205" calcext:value-type="float">
            <text:p>23302.881205</text:p>
          </table:table-cell>
          <table:table-cell table:style-name="ce2" office:value-type="float" office:value="22730.482116" calcext:value-type="float">
            <text:p>22730.482116</text:p>
          </table:table-cell>
          <table:table-cell table:style-name="ce2" office:value-type="float" office:value="22884.180128" calcext:value-type="float">
            <text:p>22884.180128</text:p>
          </table:table-cell>
          <table:table-cell table:style-name="ce2" office:value-type="float" office:value="20558.236066" calcext:value-type="float">
            <text:p>20558.236066</text:p>
          </table:table-cell>
          <table:table-cell table:number-columns-repeated="1016"/>
        </table:table-row>
        <table:table-row table:style-name="ro1">
          <table:table-cell table:style-name="ce2" office:value-type="float" office:value="23074.868739" calcext:value-type="float">
            <text:p>23074.868739</text:p>
          </table:table-cell>
          <table:table-cell table:style-name="ce2" office:value-type="float" office:value="22802.592251" calcext:value-type="float">
            <text:p>22802.592251</text:p>
          </table:table-cell>
          <table:table-cell table:style-name="ce2" office:value-type="float" office:value="22778.930789" calcext:value-type="float">
            <text:p>22778.930789</text:p>
          </table:table-cell>
          <table:table-cell table:style-name="ce2" office:value-type="float" office:value="20637.723192" calcext:value-type="float">
            <text:p>20637.723192</text:p>
          </table:table-cell>
          <table:table-cell table:style-name="ce2" office:value-type="float" office:value="23166.266423" calcext:value-type="float">
            <text:p>23166.266423</text:p>
          </table:table-cell>
          <table:table-cell table:style-name="ce2" office:value-type="float" office:value="22719.62008" calcext:value-type="float">
            <text:p>22719.62008</text:p>
          </table:table-cell>
          <table:table-cell table:style-name="ce2" office:value-type="float" office:value="22758.321945" calcext:value-type="float">
            <text:p>22758.321945</text:p>
          </table:table-cell>
          <table:table-cell table:style-name="ce2" office:value-type="float" office:value="20381.531634" calcext:value-type="float">
            <text:p>20381.531634</text:p>
          </table:table-cell>
          <table:table-cell table:number-columns-repeated="1016"/>
        </table:table-row>
        <table:table-row table:style-name="ro1">
          <table:table-cell table:style-name="ce2" office:value-type="float" office:value="23155.566506" calcext:value-type="float">
            <text:p>23155.566506</text:p>
          </table:table-cell>
          <table:table-cell table:style-name="ce2" office:value-type="float" office:value="23050.690445" calcext:value-type="float">
            <text:p>23050.690445</text:p>
          </table:table-cell>
          <table:table-cell table:style-name="ce2" office:value-type="float" office:value="22813.946352" calcext:value-type="float">
            <text:p>22813.946352</text:p>
          </table:table-cell>
          <table:table-cell table:style-name="ce2" office:value-type="float" office:value="20583.783901" calcext:value-type="float">
            <text:p>20583.783901</text:p>
          </table:table-cell>
          <table:table-cell table:style-name="ce2" office:value-type="float" office:value="22972.155837" calcext:value-type="float">
            <text:p>22972.155837</text:p>
          </table:table-cell>
          <table:table-cell table:style-name="ce2" office:value-type="float" office:value="22716.184665" calcext:value-type="float">
            <text:p>22716.184665</text:p>
          </table:table-cell>
          <table:table-cell table:style-name="ce2" office:value-type="float" office:value="22806.067127" calcext:value-type="float">
            <text:p>22806.067127</text:p>
          </table:table-cell>
          <table:table-cell table:style-name="ce2" office:value-type="float" office:value="20487.473409" calcext:value-type="float">
            <text:p>20487.473409</text:p>
          </table:table-cell>
          <table:table-cell table:number-columns-repeated="1016"/>
        </table:table-row>
        <table:table-row table:style-name="ro1">
          <table:table-cell table:style-name="ce2" office:value-type="float" office:value="23160.318096" calcext:value-type="float">
            <text:p>23160.318096</text:p>
          </table:table-cell>
          <table:table-cell table:style-name="ce2" office:value-type="float" office:value="23079.170708" calcext:value-type="float">
            <text:p>23079.170708</text:p>
          </table:table-cell>
          <table:table-cell table:style-name="ce2" office:value-type="float" office:value="22742.144268" calcext:value-type="float">
            <text:p>22742.144268</text:p>
          </table:table-cell>
          <table:table-cell table:style-name="ce2" office:value-type="float" office:value="20575.146895" calcext:value-type="float">
            <text:p>20575.146895</text:p>
          </table:table-cell>
          <table:table-cell table:style-name="ce2" office:value-type="float" office:value="23020.304852" calcext:value-type="float">
            <text:p>23020.304852</text:p>
          </table:table-cell>
          <table:table-cell table:style-name="ce2" office:value-type="float" office:value="22621.96515" calcext:value-type="float">
            <text:p>22621.96515</text:p>
          </table:table-cell>
          <table:table-cell table:style-name="ce2" office:value-type="float" office:value="22808.271922" calcext:value-type="float">
            <text:p>22808.271922</text:p>
          </table:table-cell>
          <table:table-cell table:style-name="ce2" office:value-type="float" office:value="20468.659895" calcext:value-type="float">
            <text:p>20468.659895</text:p>
          </table:table-cell>
          <table:table-cell table:number-columns-repeated="1016"/>
        </table:table-row>
        <table:table-row table:style-name="ro1">
          <table:table-cell table:style-name="ce2" office:value-type="float" office:value="23177.593692" calcext:value-type="float">
            <text:p>23177.593692</text:p>
          </table:table-cell>
          <table:table-cell table:style-name="ce2" office:value-type="float" office:value="23124.233996" calcext:value-type="float">
            <text:p>23124.233996</text:p>
          </table:table-cell>
          <table:table-cell table:style-name="ce2" office:value-type="float" office:value="22813.998093" calcext:value-type="float">
            <text:p>22813.998093</text:p>
          </table:table-cell>
          <table:table-cell table:style-name="ce2" office:value-type="float" office:value="20515.474568" calcext:value-type="float">
            <text:p>20515.474568</text:p>
          </table:table-cell>
          <table:table-cell table:style-name="ce2" office:value-type="float" office:value="23259.362719" calcext:value-type="float">
            <text:p>23259.362719</text:p>
          </table:table-cell>
          <table:table-cell table:style-name="ce2" office:value-type="float" office:value="22508.873086" calcext:value-type="float">
            <text:p>22508.873086</text:p>
          </table:table-cell>
          <table:table-cell table:style-name="ce2" office:value-type="float" office:value="22791.442029" calcext:value-type="float">
            <text:p>22791.442029</text:p>
          </table:table-cell>
          <table:table-cell table:style-name="ce2" office:value-type="float" office:value="20515.642634" calcext:value-type="float">
            <text:p>20515.642634</text:p>
          </table:table-cell>
          <table:table-cell table:number-columns-repeated="1016"/>
        </table:table-row>
        <table:table-row table:style-name="ro1">
          <table:table-cell table:style-name="ce2" office:value-type="float" office:value="23167.093959" calcext:value-type="float">
            <text:p>23167.093959</text:p>
          </table:table-cell>
          <table:table-cell table:style-name="ce2" office:value-type="float" office:value="22943.56297" calcext:value-type="float">
            <text:p>22943.56297</text:p>
          </table:table-cell>
          <table:table-cell table:style-name="ce2" office:value-type="float" office:value="22768.561068" calcext:value-type="float">
            <text:p>22768.561068</text:p>
          </table:table-cell>
          <table:table-cell table:style-name="ce2" office:value-type="float" office:value="20649.446911" calcext:value-type="float">
            <text:p>20649.446911</text:p>
          </table:table-cell>
          <table:table-cell table:style-name="ce2" office:value-type="float" office:value="23211.781586" calcext:value-type="float">
            <text:p>23211.781586</text:p>
          </table:table-cell>
          <table:table-cell table:style-name="ce2" office:value-type="float" office:value="22619.617632" calcext:value-type="float">
            <text:p>22619.617632</text:p>
          </table:table-cell>
          <table:table-cell table:style-name="ce2" office:value-type="float" office:value="22749.450542" calcext:value-type="float">
            <text:p>22749.450542</text:p>
          </table:table-cell>
          <table:table-cell table:style-name="ce2" office:value-type="float" office:value="20517.632662" calcext:value-type="float">
            <text:p>20517.632662</text:p>
          </table:table-cell>
          <table:table-cell table:number-columns-repeated="1016"/>
        </table:table-row>
        <table:table-row table:style-name="ro1">
          <table:table-cell table:style-name="ce2" office:value-type="float" office:value="22923.258645" calcext:value-type="float">
            <text:p>22923.258645</text:p>
          </table:table-cell>
          <table:table-cell table:style-name="ce2" office:value-type="float" office:value="23049.731672" calcext:value-type="float">
            <text:p>23049.731672</text:p>
          </table:table-cell>
          <table:table-cell table:style-name="ce2" office:value-type="float" office:value="22843.46306" calcext:value-type="float">
            <text:p>22843.46306</text:p>
          </table:table-cell>
          <table:table-cell table:style-name="ce2" office:value-type="float" office:value="20666.013931" calcext:value-type="float">
            <text:p>20666.013931</text:p>
          </table:table-cell>
          <table:table-cell table:style-name="ce2" office:value-type="float" office:value="23203.784438" calcext:value-type="float">
            <text:p>23203.784438</text:p>
          </table:table-cell>
          <table:table-cell table:style-name="ce2" office:value-type="float" office:value="22612.028945" calcext:value-type="float">
            <text:p>22612.028945</text:p>
          </table:table-cell>
          <table:table-cell table:style-name="ce2" office:value-type="float" office:value="22782.873441" calcext:value-type="float">
            <text:p>22782.873441</text:p>
          </table:table-cell>
          <table:table-cell table:style-name="ce2" office:value-type="float" office:value="20487.419593" calcext:value-type="float">
            <text:p>20487.419593</text:p>
          </table:table-cell>
          <table:table-cell table:number-columns-repeated="1016"/>
        </table:table-row>
        <table:table-row table:style-name="ro1">
          <table:table-cell table:style-name="ce2" office:value-type="float" office:value="23110.38295" calcext:value-type="float">
            <text:p>23110.38295</text:p>
          </table:table-cell>
          <table:table-cell table:style-name="ce2" office:value-type="float" office:value="23019.428269" calcext:value-type="float">
            <text:p>23019.428269</text:p>
          </table:table-cell>
          <table:table-cell table:style-name="ce2" office:value-type="float" office:value="22605.842506" calcext:value-type="float">
            <text:p>22605.842506</text:p>
          </table:table-cell>
          <table:table-cell table:style-name="ce2" office:value-type="float" office:value="20404.213935" calcext:value-type="float">
            <text:p>20404.213935</text:p>
          </table:table-cell>
          <table:table-cell table:style-name="ce2" office:value-type="float" office:value="23139.810736" calcext:value-type="float">
            <text:p>23139.810736</text:p>
          </table:table-cell>
          <table:table-cell table:style-name="ce2" office:value-type="float" office:value="22680.618415" calcext:value-type="float">
            <text:p>22680.618415</text:p>
          </table:table-cell>
          <table:table-cell table:style-name="ce2" office:value-type="float" office:value="22719.450433" calcext:value-type="float">
            <text:p>22719.450433</text:p>
          </table:table-cell>
          <table:table-cell table:style-name="ce2" office:value-type="float" office:value="20639.564517" calcext:value-type="float">
            <text:p>20639.564517</text:p>
          </table:table-cell>
          <table:table-cell table:number-columns-repeated="1016"/>
        </table:table-row>
        <table:table-row table:style-name="ro1">
          <table:table-cell table:style-name="ce2" office:value-type="float" office:value="22979.640267" calcext:value-type="float">
            <text:p>22979.640267</text:p>
          </table:table-cell>
          <table:table-cell table:style-name="ce2" office:value-type="float" office:value="22998.44963" calcext:value-type="float">
            <text:p>22998.44963</text:p>
          </table:table-cell>
          <table:table-cell table:style-name="ce2" office:value-type="float" office:value="22717.010777" calcext:value-type="float">
            <text:p>22717.010777</text:p>
          </table:table-cell>
          <table:table-cell table:style-name="ce2" office:value-type="float" office:value="20624.691502" calcext:value-type="float">
            <text:p>20624.691502</text:p>
          </table:table-cell>
          <table:table-cell table:style-name="ce2" office:value-type="float" office:value="23237.205973" calcext:value-type="float">
            <text:p>23237.205973</text:p>
          </table:table-cell>
          <table:table-cell table:style-name="ce2" office:value-type="float" office:value="22742.771689" calcext:value-type="float">
            <text:p>22742.771689</text:p>
          </table:table-cell>
          <table:table-cell table:style-name="ce2" office:value-type="float" office:value="22743.103408" calcext:value-type="float">
            <text:p>22743.103408</text:p>
          </table:table-cell>
          <table:table-cell table:style-name="ce2" office:value-type="float" office:value="20517.027023" calcext:value-type="float">
            <text:p>20517.027023</text:p>
          </table:table-cell>
          <table:table-cell table:number-columns-repeated="1016"/>
        </table:table-row>
        <table:table-row table:style-name="ro1">
          <table:table-cell table:style-name="ce2" office:value-type="float" office:value="23118.32948" calcext:value-type="float">
            <text:p>23118.32948</text:p>
          </table:table-cell>
          <table:table-cell table:style-name="ce2" office:value-type="float" office:value="23008.456391" calcext:value-type="float">
            <text:p>23008.456391</text:p>
          </table:table-cell>
          <table:table-cell table:style-name="ce2" office:value-type="float" office:value="22803.050759" calcext:value-type="float">
            <text:p>22803.050759</text:p>
          </table:table-cell>
          <table:table-cell table:style-name="ce2" office:value-type="float" office:value="20454.995152" calcext:value-type="float">
            <text:p>20454.995152</text:p>
          </table:table-cell>
          <table:table-cell table:style-name="ce2" office:value-type="float" office:value="23188.935506" calcext:value-type="float">
            <text:p>23188.935506</text:p>
          </table:table-cell>
          <table:table-cell table:style-name="ce2" office:value-type="float" office:value="22656.60376" calcext:value-type="float">
            <text:p>22656.60376</text:p>
          </table:table-cell>
          <table:table-cell table:style-name="ce2" office:value-type="float" office:value="22629.235375" calcext:value-type="float">
            <text:p>22629.235375</text:p>
          </table:table-cell>
          <table:table-cell table:style-name="ce2" office:value-type="float" office:value="20426.966582" calcext:value-type="float">
            <text:p>20426.966582</text:p>
          </table:table-cell>
          <table:table-cell table:number-columns-repeated="1016"/>
        </table:table-row>
        <table:table-row table:style-name="ro1">
          <table:table-cell table:style-name="ce2" office:value-type="float" office:value="22777.772015" calcext:value-type="float">
            <text:p>22777.772015</text:p>
          </table:table-cell>
          <table:table-cell table:style-name="ce2" office:value-type="float" office:value="23023.657544" calcext:value-type="float">
            <text:p>23023.657544</text:p>
          </table:table-cell>
          <table:table-cell table:style-name="ce2" office:value-type="float" office:value="22598.644346" calcext:value-type="float">
            <text:p>22598.644346</text:p>
          </table:table-cell>
          <table:table-cell table:style-name="ce2" office:value-type="float" office:value="20551.764632" calcext:value-type="float">
            <text:p>20551.764632</text:p>
          </table:table-cell>
          <table:table-cell table:style-name="ce2" office:value-type="float" office:value="23300.235655" calcext:value-type="float">
            <text:p>23300.235655</text:p>
          </table:table-cell>
          <table:table-cell table:style-name="ce2" office:value-type="float" office:value="22631.724276" calcext:value-type="float">
            <text:p>22631.724276</text:p>
          </table:table-cell>
          <table:table-cell table:style-name="ce2" office:value-type="float" office:value="22681.157604" calcext:value-type="float">
            <text:p>22681.157604</text:p>
          </table:table-cell>
          <table:table-cell table:style-name="ce2" office:value-type="float" office:value="20525.389872" calcext:value-type="float">
            <text:p>20525.389872</text:p>
          </table:table-cell>
          <table:table-cell table:number-columns-repeated="1016"/>
        </table:table-row>
        <table:table-row table:style-name="ro1">
          <table:table-cell table:style-name="ce2" office:value-type="float" office:value="23107.863669" calcext:value-type="float">
            <text:p>23107.863669</text:p>
          </table:table-cell>
          <table:table-cell table:style-name="ce2" office:value-type="float" office:value="22959.424843" calcext:value-type="float">
            <text:p>22959.424843</text:p>
          </table:table-cell>
          <table:table-cell table:style-name="ce2" office:value-type="float" office:value="22570.317762" calcext:value-type="float">
            <text:p>22570.317762</text:p>
          </table:table-cell>
          <table:table-cell table:style-name="ce2" office:value-type="float" office:value="20648.991677" calcext:value-type="float">
            <text:p>20648.991677</text:p>
          </table:table-cell>
          <table:table-cell table:style-name="ce2" office:value-type="float" office:value="23183.129977" calcext:value-type="float">
            <text:p>23183.129977</text:p>
          </table:table-cell>
          <table:table-cell table:style-name="ce2" office:value-type="float" office:value="22802.891239" calcext:value-type="float">
            <text:p>22802.891239</text:p>
          </table:table-cell>
          <table:table-cell table:style-name="ce2" office:value-type="float" office:value="22571.568607" calcext:value-type="float">
            <text:p>22571.568607</text:p>
          </table:table-cell>
          <table:table-cell table:style-name="ce2" office:value-type="float" office:value="20363.633085" calcext:value-type="float">
            <text:p>20363.633085</text:p>
          </table:table-cell>
          <table:table-cell table:number-columns-repeated="1016"/>
        </table:table-row>
        <table:table-row table:style-name="ro1">
          <table:table-cell table:style-name="ce2" office:value-type="float" office:value="23148.515937" calcext:value-type="float">
            <text:p>23148.515937</text:p>
          </table:table-cell>
          <table:table-cell table:style-name="ce2" office:value-type="float" office:value="23003.63509" calcext:value-type="float">
            <text:p>23003.63509</text:p>
          </table:table-cell>
          <table:table-cell table:style-name="ce2" office:value-type="float" office:value="22682.236597" calcext:value-type="float">
            <text:p>22682.236597</text:p>
          </table:table-cell>
          <table:table-cell table:style-name="ce2" office:value-type="float" office:value="20509.972589" calcext:value-type="float">
            <text:p>20509.972589</text:p>
          </table:table-cell>
          <table:table-cell table:style-name="ce2" office:value-type="float" office:value="23319.697114" calcext:value-type="float">
            <text:p>23319.697114</text:p>
          </table:table-cell>
          <table:table-cell table:style-name="ce2" office:value-type="float" office:value="22723.77152" calcext:value-type="float">
            <text:p>22723.77152</text:p>
          </table:table-cell>
          <table:table-cell table:style-name="ce2" office:value-type="float" office:value="22714.567883" calcext:value-type="float">
            <text:p>22714.567883</text:p>
          </table:table-cell>
          <table:table-cell table:style-name="ce2" office:value-type="float" office:value="20544.387023" calcext:value-type="float">
            <text:p>20544.387023</text:p>
          </table:table-cell>
          <table:table-cell table:number-columns-repeated="1016"/>
        </table:table-row>
        <table:table-row table:style-name="ro1">
          <table:table-cell table:style-name="ce2" office:value-type="float" office:value="23079.457549" calcext:value-type="float">
            <text:p>23079.457549</text:p>
          </table:table-cell>
          <table:table-cell table:style-name="ce2" office:value-type="float" office:value="23022.431021" calcext:value-type="float">
            <text:p>23022.431021</text:p>
          </table:table-cell>
          <table:table-cell table:style-name="ce2" office:value-type="float" office:value="22619.42368" calcext:value-type="float">
            <text:p>22619.42368</text:p>
          </table:table-cell>
          <table:table-cell table:style-name="ce2" office:value-type="float" office:value="20661.182854" calcext:value-type="float">
            <text:p>20661.182854</text:p>
          </table:table-cell>
          <table:table-cell table:style-name="ce2" office:value-type="float" office:value="23092.966364" calcext:value-type="float">
            <text:p>23092.966364</text:p>
          </table:table-cell>
          <table:table-cell table:style-name="ce2" office:value-type="float" office:value="22769.071168" calcext:value-type="float">
            <text:p>22769.071168</text:p>
          </table:table-cell>
          <table:table-cell table:style-name="ce2" office:value-type="float" office:value="22641.204783" calcext:value-type="float">
            <text:p>22641.204783</text:p>
          </table:table-cell>
          <table:table-cell table:style-name="ce2" office:value-type="float" office:value="20517.892852" calcext:value-type="float">
            <text:p>20517.892852</text:p>
          </table:table-cell>
          <table:table-cell table:number-columns-repeated="1016"/>
        </table:table-row>
        <table:table-row table:style-name="ro1">
          <table:table-cell table:style-name="ce2" office:value-type="float" office:value="23145.731156" calcext:value-type="float">
            <text:p>23145.731156</text:p>
          </table:table-cell>
          <table:table-cell table:style-name="ce2" office:value-type="float" office:value="22985.040794" calcext:value-type="float">
            <text:p>22985.040794</text:p>
          </table:table-cell>
          <table:table-cell table:style-name="ce2" office:value-type="float" office:value="22825.442323" calcext:value-type="float">
            <text:p>22825.442323</text:p>
          </table:table-cell>
          <table:table-cell table:style-name="ce2" office:value-type="float" office:value="20517.564521" calcext:value-type="float">
            <text:p>20517.564521</text:p>
          </table:table-cell>
          <table:table-cell table:style-name="ce2" office:value-type="float" office:value="23302.257251" calcext:value-type="float">
            <text:p>23302.257251</text:p>
          </table:table-cell>
          <table:table-cell table:style-name="ce2" office:value-type="float" office:value="22760.257187" calcext:value-type="float">
            <text:p>22760.257187</text:p>
          </table:table-cell>
          <table:table-cell table:style-name="ce2" office:value-type="float" office:value="22841.860068" calcext:value-type="float">
            <text:p>22841.860068</text:p>
          </table:table-cell>
          <table:table-cell table:style-name="ce2" office:value-type="float" office:value="20571.913446" calcext:value-type="float">
            <text:p>20571.913446</text:p>
          </table:table-cell>
          <table:table-cell table:number-columns-repeated="1016"/>
        </table:table-row>
        <table:table-row table:style-name="ro1">
          <table:table-cell table:style-name="ce2" office:value-type="float" office:value="22996.516532" calcext:value-type="float">
            <text:p>22996.516532</text:p>
          </table:table-cell>
          <table:table-cell table:style-name="ce2" office:value-type="float" office:value="23095.819376" calcext:value-type="float">
            <text:p>23095.819376</text:p>
          </table:table-cell>
          <table:table-cell table:style-name="ce2" office:value-type="float" office:value="22716.955183" calcext:value-type="float">
            <text:p>22716.955183</text:p>
          </table:table-cell>
          <table:table-cell table:style-name="ce2" office:value-type="float" office:value="20646.090903" calcext:value-type="float">
            <text:p>20646.090903</text:p>
          </table:table-cell>
          <table:table-cell table:style-name="ce2" office:value-type="float" office:value="23256.240856" calcext:value-type="float">
            <text:p>23256.240856</text:p>
          </table:table-cell>
          <table:table-cell table:style-name="ce2" office:value-type="float" office:value="22632.470304" calcext:value-type="float">
            <text:p>22632.470304</text:p>
          </table:table-cell>
          <table:table-cell table:style-name="ce2" office:value-type="float" office:value="22737.965783" calcext:value-type="float">
            <text:p>22737.965783</text:p>
          </table:table-cell>
          <table:table-cell table:style-name="ce2" office:value-type="float" office:value="20472.566022" calcext:value-type="float">
            <text:p>20472.566022</text:p>
          </table:table-cell>
          <table:table-cell table:number-columns-repeated="1016"/>
        </table:table-row>
        <table:table-row table:style-name="ro1">
          <table:table-cell table:style-name="ce2" office:value-type="float" office:value="23100.579024" calcext:value-type="float">
            <text:p>23100.579024</text:p>
          </table:table-cell>
          <table:table-cell table:style-name="ce2" office:value-type="float" office:value="23047.281821" calcext:value-type="float">
            <text:p>23047.281821</text:p>
          </table:table-cell>
          <table:table-cell table:style-name="ce2" office:value-type="float" office:value="22554.204547" calcext:value-type="float">
            <text:p>22554.204547</text:p>
          </table:table-cell>
          <table:table-cell table:style-name="ce2" office:value-type="float" office:value="20612.129409" calcext:value-type="float">
            <text:p>20612.129409</text:p>
          </table:table-cell>
          <table:table-cell table:style-name="ce2" office:value-type="float" office:value="23293.190139" calcext:value-type="float">
            <text:p>23293.190139</text:p>
          </table:table-cell>
          <table:table-cell table:style-name="ce2" office:value-type="float" office:value="22634.747348" calcext:value-type="float">
            <text:p>22634.747348</text:p>
          </table:table-cell>
          <table:table-cell table:style-name="ce2" office:value-type="float" office:value="22791.592318" calcext:value-type="float">
            <text:p>22791.592318</text:p>
          </table:table-cell>
          <table:table-cell table:style-name="ce2" office:value-type="float" office:value="20390.495742" calcext:value-type="float">
            <text:p>20390.495742</text:p>
          </table:table-cell>
          <table:table-cell table:number-columns-repeated="1016"/>
        </table:table-row>
        <table:table-row table:style-name="ro1">
          <table:table-cell table:style-name="ce2" office:value-type="float" office:value="23085.051187" calcext:value-type="float">
            <text:p>23085.051187</text:p>
          </table:table-cell>
          <table:table-cell table:style-name="ce2" office:value-type="float" office:value="23009.68745" calcext:value-type="float">
            <text:p>23009.68745</text:p>
          </table:table-cell>
          <table:table-cell table:style-name="ce2" office:value-type="float" office:value="22580.710497" calcext:value-type="float">
            <text:p>22580.710497</text:p>
          </table:table-cell>
          <table:table-cell table:style-name="ce2" office:value-type="float" office:value="20555.54896" calcext:value-type="float">
            <text:p>20555.54896</text:p>
          </table:table-cell>
          <table:table-cell table:style-name="ce2" office:value-type="float" office:value="23245.132213" calcext:value-type="float">
            <text:p>23245.132213</text:p>
          </table:table-cell>
          <table:table-cell table:style-name="ce2" office:value-type="float" office:value="22738.755923" calcext:value-type="float">
            <text:p>22738.755923</text:p>
          </table:table-cell>
          <table:table-cell table:style-name="ce2" office:value-type="float" office:value="22805.263727" calcext:value-type="float">
            <text:p>22805.263727</text:p>
          </table:table-cell>
          <table:table-cell table:style-name="ce2" office:value-type="float" office:value="20515.979215" calcext:value-type="float">
            <text:p>20515.979215</text:p>
          </table:table-cell>
          <table:table-cell table:number-columns-repeated="1016"/>
        </table:table-row>
        <table:table-row table:style-name="ro1">
          <table:table-cell table:style-name="ce2" office:value-type="float" office:value="23110.35797" calcext:value-type="float">
            <text:p>23110.35797</text:p>
          </table:table-cell>
          <table:table-cell table:style-name="ce2" office:value-type="float" office:value="23074.274994" calcext:value-type="float">
            <text:p>23074.274994</text:p>
          </table:table-cell>
          <table:table-cell table:style-name="ce2" office:value-type="float" office:value="22704.447283" calcext:value-type="float">
            <text:p>22704.447283</text:p>
          </table:table-cell>
          <table:table-cell table:style-name="ce2" office:value-type="float" office:value="20515.436862" calcext:value-type="float">
            <text:p>20515.436862</text:p>
          </table:table-cell>
          <table:table-cell table:style-name="ce2" office:value-type="float" office:value="23369.233814" calcext:value-type="float">
            <text:p>23369.233814</text:p>
          </table:table-cell>
          <table:table-cell table:style-name="ce2" office:value-type="float" office:value="22733.856681" calcext:value-type="float">
            <text:p>22733.856681</text:p>
          </table:table-cell>
          <table:table-cell table:style-name="ce2" office:value-type="float" office:value="22654.596621" calcext:value-type="float">
            <text:p>22654.596621</text:p>
          </table:table-cell>
          <table:table-cell table:style-name="ce2" office:value-type="float" office:value="20174.376714" calcext:value-type="float">
            <text:p>20174.376714</text:p>
          </table:table-cell>
          <table:table-cell table:number-columns-repeated="1016"/>
        </table:table-row>
        <table:table-row table:style-name="ro1">
          <table:table-cell table:style-name="ce2" office:value-type="float" office:value="23187.500124" calcext:value-type="float">
            <text:p>23187.500124</text:p>
          </table:table-cell>
          <table:table-cell table:style-name="ce2" office:value-type="float" office:value="22976.91505" calcext:value-type="float">
            <text:p>22976.91505</text:p>
          </table:table-cell>
          <table:table-cell table:style-name="ce2" office:value-type="float" office:value="22445.875023" calcext:value-type="float">
            <text:p>22445.875023</text:p>
          </table:table-cell>
          <table:table-cell table:style-name="ce2" office:value-type="float" office:value="20678.378691" calcext:value-type="float">
            <text:p>20678.378691</text:p>
          </table:table-cell>
          <table:table-cell table:style-name="ce2" office:value-type="float" office:value="23280.817542" calcext:value-type="float">
            <text:p>23280.817542</text:p>
          </table:table-cell>
          <table:table-cell table:style-name="ce2" office:value-type="float" office:value="22750.474991" calcext:value-type="float">
            <text:p>22750.474991</text:p>
          </table:table-cell>
          <table:table-cell table:style-name="ce2" office:value-type="float" office:value="22765.429165" calcext:value-type="float">
            <text:p>22765.429165</text:p>
          </table:table-cell>
          <table:table-cell table:style-name="ce2" office:value-type="float" office:value="20532.695206" calcext:value-type="float">
            <text:p>20532.695206</text:p>
          </table:table-cell>
          <table:table-cell table:number-columns-repeated="1016"/>
        </table:table-row>
        <table:table-row table:style-name="ro1">
          <table:table-cell table:style-name="ce2" office:value-type="float" office:value="23032.690312" calcext:value-type="float">
            <text:p>23032.690312</text:p>
          </table:table-cell>
          <table:table-cell table:style-name="ce2" office:value-type="float" office:value="23194.960596" calcext:value-type="float">
            <text:p>23194.960596</text:p>
          </table:table-cell>
          <table:table-cell table:style-name="ce2" office:value-type="float" office:value="22690.120826" calcext:value-type="float">
            <text:p>22690.120826</text:p>
          </table:table-cell>
          <table:table-cell table:style-name="ce2" office:value-type="float" office:value="20599.439225" calcext:value-type="float">
            <text:p>20599.439225</text:p>
          </table:table-cell>
          <table:table-cell table:style-name="ce2" office:value-type="float" office:value="22927.834503" calcext:value-type="float">
            <text:p>22927.834503</text:p>
          </table:table-cell>
          <table:table-cell table:style-name="ce2" office:value-type="float" office:value="22813.319029" calcext:value-type="float">
            <text:p>22813.319029</text:p>
          </table:table-cell>
          <table:table-cell table:style-name="ce2" office:value-type="float" office:value="22657.186164" calcext:value-type="float">
            <text:p>22657.186164</text:p>
          </table:table-cell>
          <table:table-cell table:style-name="ce2" office:value-type="float" office:value="20548.755929" calcext:value-type="float">
            <text:p>20548.755929</text:p>
          </table:table-cell>
          <table:table-cell table:number-columns-repeated="1016"/>
        </table:table-row>
        <table:table-row table:style-name="ro1">
          <table:table-cell table:style-name="ce2" office:value-type="float" office:value="23139.383148" calcext:value-type="float">
            <text:p>23139.383148</text:p>
          </table:table-cell>
          <table:table-cell table:style-name="ce2" office:value-type="float" office:value="23090.582464" calcext:value-type="float">
            <text:p>23090.582464</text:p>
          </table:table-cell>
          <table:table-cell table:style-name="ce2" office:value-type="float" office:value="22692.739087" calcext:value-type="float">
            <text:p>22692.739087</text:p>
          </table:table-cell>
          <table:table-cell table:style-name="ce2" office:value-type="float" office:value="20707.839646" calcext:value-type="float">
            <text:p>20707.839646</text:p>
          </table:table-cell>
          <table:table-cell table:style-name="ce2" office:value-type="float" office:value="23333.762826" calcext:value-type="float">
            <text:p>23333.762826</text:p>
          </table:table-cell>
          <table:table-cell table:style-name="ce2" office:value-type="float" office:value="22647.085313" calcext:value-type="float">
            <text:p>22647.085313</text:p>
          </table:table-cell>
          <table:table-cell table:style-name="ce2" office:value-type="float" office:value="22862.221394" calcext:value-type="float">
            <text:p>22862.221394</text:p>
          </table:table-cell>
          <table:table-cell table:style-name="ce2" office:value-type="float" office:value="20466.515418" calcext:value-type="float">
            <text:p>20466.515418</text:p>
          </table:table-cell>
          <table:table-cell table:number-columns-repeated="1016"/>
        </table:table-row>
        <table:table-row table:style-name="ro1">
          <table:table-cell table:style-name="ce2" office:value-type="float" office:value="23224.924059" calcext:value-type="float">
            <text:p>23224.924059</text:p>
          </table:table-cell>
          <table:table-cell table:style-name="ce2" office:value-type="float" office:value="23168.521608" calcext:value-type="float">
            <text:p>23168.521608</text:p>
          </table:table-cell>
          <table:table-cell table:style-name="ce2" office:value-type="float" office:value="22687.481954" calcext:value-type="float">
            <text:p>22687.481954</text:p>
          </table:table-cell>
          <table:table-cell table:style-name="ce2" office:value-type="float" office:value="20534.697292" calcext:value-type="float">
            <text:p>20534.697292</text:p>
          </table:table-cell>
          <table:table-cell table:style-name="ce2" office:value-type="float" office:value="23328.785915" calcext:value-type="float">
            <text:p>23328.785915</text:p>
          </table:table-cell>
          <table:table-cell table:style-name="ce2" office:value-type="float" office:value="22763.281434" calcext:value-type="float">
            <text:p>22763.281434</text:p>
          </table:table-cell>
          <table:table-cell table:style-name="ce2" office:value-type="float" office:value="22293.319161" calcext:value-type="float">
            <text:p>22293.319161</text:p>
          </table:table-cell>
          <table:table-cell table:style-name="ce2" office:value-type="float" office:value="20507.787641" calcext:value-type="float">
            <text:p>20507.787641</text:p>
          </table:table-cell>
          <table:table-cell table:number-columns-repeated="1016"/>
        </table:table-row>
        <table:table-row table:style-name="ro1">
          <table:table-cell table:style-name="ce2" office:value-type="float" office:value="23028.262611" calcext:value-type="float">
            <text:p>23028.262611</text:p>
          </table:table-cell>
          <table:table-cell table:style-name="ce2" office:value-type="float" office:value="23076.080444" calcext:value-type="float">
            <text:p>23076.080444</text:p>
          </table:table-cell>
          <table:table-cell table:style-name="ce2" office:value-type="float" office:value="22719.296192" calcext:value-type="float">
            <text:p>22719.296192</text:p>
          </table:table-cell>
          <table:table-cell table:style-name="ce2" office:value-type="float" office:value="20660.762142" calcext:value-type="float">
            <text:p>20660.762142</text:p>
          </table:table-cell>
          <table:table-cell table:style-name="ce2" office:value-type="float" office:value="23362.846283" calcext:value-type="float">
            <text:p>23362.846283</text:p>
          </table:table-cell>
          <table:table-cell table:style-name="ce2" office:value-type="float" office:value="22725.862823" calcext:value-type="float">
            <text:p>22725.862823</text:p>
          </table:table-cell>
          <table:table-cell table:style-name="ce2" office:value-type="float" office:value="22394.596534" calcext:value-type="float">
            <text:p>22394.596534</text:p>
          </table:table-cell>
          <table:table-cell table:style-name="ce2" office:value-type="float" office:value="20428.725798" calcext:value-type="float">
            <text:p>20428.725798</text:p>
          </table:table-cell>
          <table:table-cell table:number-columns-repeated="1016"/>
        </table:table-row>
        <table:table-row table:style-name="ro1">
          <table:table-cell table:style-name="ce2" office:value-type="float" office:value="23103.841905" calcext:value-type="float">
            <text:p>23103.841905</text:p>
          </table:table-cell>
          <table:table-cell table:style-name="ce2" office:value-type="float" office:value="23155.548163" calcext:value-type="float">
            <text:p>23155.548163</text:p>
          </table:table-cell>
          <table:table-cell table:style-name="ce2" office:value-type="float" office:value="22707.883169" calcext:value-type="float">
            <text:p>22707.883169</text:p>
          </table:table-cell>
          <table:table-cell table:style-name="ce2" office:value-type="float" office:value="20668.465507" calcext:value-type="float">
            <text:p>20668.465507</text:p>
          </table:table-cell>
          <table:table-cell table:style-name="ce2" office:value-type="float" office:value="23305.677383" calcext:value-type="float">
            <text:p>23305.677383</text:p>
          </table:table-cell>
          <table:table-cell table:style-name="ce2" office:value-type="float" office:value="22649.865571" calcext:value-type="float">
            <text:p>22649.865571</text:p>
          </table:table-cell>
          <table:table-cell table:style-name="ce2" office:value-type="float" office:value="22541.497725" calcext:value-type="float">
            <text:p>22541.497725</text:p>
          </table:table-cell>
          <table:table-cell table:style-name="ce2" office:value-type="float" office:value="20468.885809" calcext:value-type="float">
            <text:p>20468.885809</text:p>
          </table:table-cell>
          <table:table-cell table:number-columns-repeated="1016"/>
        </table:table-row>
        <table:table-row table:style-name="ro1">
          <table:table-cell table:style-name="ce2" office:value-type="float" office:value="23134.742746" calcext:value-type="float">
            <text:p>23134.742746</text:p>
          </table:table-cell>
          <table:table-cell table:style-name="ce2" office:value-type="float" office:value="22992.179268" calcext:value-type="float">
            <text:p>22992.179268</text:p>
          </table:table-cell>
          <table:table-cell table:style-name="ce2" office:value-type="float" office:value="22767.825675" calcext:value-type="float">
            <text:p>22767.825675</text:p>
          </table:table-cell>
          <table:table-cell table:style-name="ce2" office:value-type="float" office:value="20621.304682" calcext:value-type="float">
            <text:p>20621.304682</text:p>
          </table:table-cell>
          <table:table-cell table:style-name="ce2" office:value-type="float" office:value="23089.604499" calcext:value-type="float">
            <text:p>23089.604499</text:p>
          </table:table-cell>
          <table:table-cell table:style-name="ce2" office:value-type="float" office:value="22550.423523" calcext:value-type="float">
            <text:p>22550.423523</text:p>
          </table:table-cell>
          <table:table-cell table:style-name="ce2" office:value-type="float" office:value="22638.311622" calcext:value-type="float">
            <text:p>22638.311622</text:p>
          </table:table-cell>
          <table:table-cell table:style-name="ce2" office:value-type="float" office:value="20594.350241" calcext:value-type="float">
            <text:p>20594.350241</text:p>
          </table:table-cell>
          <table:table-cell table:number-columns-repeated="1016"/>
        </table:table-row>
        <table:table-row table:style-name="ro1">
          <table:table-cell table:style-name="ce2" office:value-type="float" office:value="23062.228884" calcext:value-type="float">
            <text:p>23062.228884</text:p>
          </table:table-cell>
          <table:table-cell table:style-name="ce2" office:value-type="float" office:value="23089.98941" calcext:value-type="float">
            <text:p>23089.98941</text:p>
          </table:table-cell>
          <table:table-cell table:style-name="ce2" office:value-type="float" office:value="22642.273491" calcext:value-type="float">
            <text:p>22642.273491</text:p>
          </table:table-cell>
          <table:table-cell table:style-name="ce2" office:value-type="float" office:value="20572.473255" calcext:value-type="float">
            <text:p>20572.473255</text:p>
          </table:table-cell>
          <table:table-cell table:style-name="ce2" office:value-type="float" office:value="23224.207051" calcext:value-type="float">
            <text:p>23224.207051</text:p>
          </table:table-cell>
          <table:table-cell table:style-name="ce2" office:value-type="float" office:value="22713.300692" calcext:value-type="float">
            <text:p>22713.300692</text:p>
          </table:table-cell>
          <table:table-cell table:style-name="ce2" office:value-type="float" office:value="22741.45645" calcext:value-type="float">
            <text:p>22741.45645</text:p>
          </table:table-cell>
          <table:table-cell table:style-name="ce2" office:value-type="float" office:value="20533.933859" calcext:value-type="float">
            <text:p>20533.933859</text:p>
          </table:table-cell>
          <table:table-cell table:number-columns-repeated="1016"/>
        </table:table-row>
        <table:table-row table:style-name="ro1">
          <table:table-cell table:style-name="ce2" office:value-type="float" office:value="23029.789797" calcext:value-type="float">
            <text:p>23029.789797</text:p>
          </table:table-cell>
          <table:table-cell table:style-name="ce2" office:value-type="float" office:value="23024.118505" calcext:value-type="float">
            <text:p>23024.118505</text:p>
          </table:table-cell>
          <table:table-cell table:style-name="ce2" office:value-type="float" office:value="22602.805524" calcext:value-type="float">
            <text:p>22602.805524</text:p>
          </table:table-cell>
          <table:table-cell table:style-name="ce2" office:value-type="float" office:value="20483.230071" calcext:value-type="float">
            <text:p>20483.230071</text:p>
          </table:table-cell>
          <table:table-cell table:style-name="ce2" office:value-type="float" office:value="23176.764043" calcext:value-type="float">
            <text:p>23176.764043</text:p>
          </table:table-cell>
          <table:table-cell table:style-name="ce2" office:value-type="float" office:value="22672.460535" calcext:value-type="float">
            <text:p>22672.460535</text:p>
          </table:table-cell>
          <table:table-cell table:style-name="ce2" office:value-type="float" office:value="22759.122902" calcext:value-type="float">
            <text:p>22759.122902</text:p>
          </table:table-cell>
          <table:table-cell table:style-name="ce2" office:value-type="float" office:value="20424.795986" calcext:value-type="float">
            <text:p>20424.795986</text:p>
          </table:table-cell>
          <table:table-cell table:number-columns-repeated="1016"/>
        </table:table-row>
        <table:table-row table:style-name="ro1">
          <table:table-cell table:style-name="ce2" office:value-type="float" office:value="23242.23313" calcext:value-type="float">
            <text:p>23242.23313</text:p>
          </table:table-cell>
          <table:table-cell table:style-name="ce2" office:value-type="float" office:value="23073.753993" calcext:value-type="float">
            <text:p>23073.753993</text:p>
          </table:table-cell>
          <table:table-cell table:style-name="ce2" office:value-type="float" office:value="22747.862862" calcext:value-type="float">
            <text:p>22747.862862</text:p>
          </table:table-cell>
          <table:table-cell table:style-name="ce2" office:value-type="float" office:value="20638.121035" calcext:value-type="float">
            <text:p>20638.121035</text:p>
          </table:table-cell>
          <table:table-cell table:style-name="ce2" office:value-type="float" office:value="23194.843217" calcext:value-type="float">
            <text:p>23194.843217</text:p>
          </table:table-cell>
          <table:table-cell table:style-name="ce2" office:value-type="float" office:value="22515.521715" calcext:value-type="float">
            <text:p>22515.521715</text:p>
          </table:table-cell>
          <table:table-cell table:style-name="ce2" office:value-type="float" office:value="22728.596411" calcext:value-type="float">
            <text:p>22728.596411</text:p>
          </table:table-cell>
          <table:table-cell table:style-name="ce2" office:value-type="float" office:value="20528.648724" calcext:value-type="float">
            <text:p>20528.648724</text:p>
          </table:table-cell>
          <table:table-cell table:number-columns-repeated="1016"/>
        </table:table-row>
        <table:table-row table:style-name="ro1">
          <table:table-cell table:style-name="ce2" office:value-type="float" office:value="23052.417898" calcext:value-type="float">
            <text:p>23052.417898</text:p>
          </table:table-cell>
          <table:table-cell table:style-name="ce2" office:value-type="float" office:value="22999.961236" calcext:value-type="float">
            <text:p>22999.961236</text:p>
          </table:table-cell>
          <table:table-cell table:style-name="ce2" office:value-type="float" office:value="22649.787293" calcext:value-type="float">
            <text:p>22649.787293</text:p>
          </table:table-cell>
          <table:table-cell table:style-name="ce2" office:value-type="float" office:value="20619.29281" calcext:value-type="float">
            <text:p>20619.29281</text:p>
          </table:table-cell>
          <table:table-cell table:style-name="ce2" office:value-type="float" office:value="23350.423422" calcext:value-type="float">
            <text:p>23350.423422</text:p>
          </table:table-cell>
          <table:table-cell table:style-name="ce2" office:value-type="float" office:value="22675.970025" calcext:value-type="float">
            <text:p>22675.970025</text:p>
          </table:table-cell>
          <table:table-cell table:style-name="ce2" office:value-type="float" office:value="22717.150797" calcext:value-type="float">
            <text:p>22717.150797</text:p>
          </table:table-cell>
          <table:table-cell table:style-name="ce2" office:value-type="float" office:value="20469.870601" calcext:value-type="float">
            <text:p>20469.870601</text:p>
          </table:table-cell>
          <table:table-cell table:number-columns-repeated="1016"/>
        </table:table-row>
        <table:table-row table:style-name="ro1">
          <table:table-cell table:style-name="ce2" office:value-type="float" office:value="23183.416357" calcext:value-type="float">
            <text:p>23183.416357</text:p>
          </table:table-cell>
          <table:table-cell table:style-name="ce2" office:value-type="float" office:value="23093.390427" calcext:value-type="float">
            <text:p>23093.390427</text:p>
          </table:table-cell>
          <table:table-cell table:style-name="ce2" office:value-type="float" office:value="22785.236489" calcext:value-type="float">
            <text:p>22785.236489</text:p>
          </table:table-cell>
          <table:table-cell table:style-name="ce2" office:value-type="float" office:value="20549.971182" calcext:value-type="float">
            <text:p>20549.971182</text:p>
          </table:table-cell>
          <table:table-cell table:style-name="ce2" office:value-type="float" office:value="23178.641828" calcext:value-type="float">
            <text:p>23178.641828</text:p>
          </table:table-cell>
          <table:table-cell table:style-name="ce2" office:value-type="float" office:value="22754.184641" calcext:value-type="float">
            <text:p>22754.184641</text:p>
          </table:table-cell>
          <table:table-cell table:style-name="ce2" office:value-type="float" office:value="22811.645313" calcext:value-type="float">
            <text:p>22811.645313</text:p>
          </table:table-cell>
          <table:table-cell table:style-name="ce2" office:value-type="float" office:value="20446.402697" calcext:value-type="float">
            <text:p>20446.402697</text:p>
          </table:table-cell>
          <table:table-cell table:number-columns-repeated="1016"/>
        </table:table-row>
        <table:table-row table:style-name="ro1">
          <table:table-cell table:style-name="ce2" office:value-type="float" office:value="22934.044471" calcext:value-type="float">
            <text:p>22934.044471</text:p>
          </table:table-cell>
          <table:table-cell table:style-name="ce2" office:value-type="float" office:value="23185.815306" calcext:value-type="float">
            <text:p>23185.815306</text:p>
          </table:table-cell>
          <table:table-cell table:style-name="ce2" office:value-type="float" office:value="22810.803165" calcext:value-type="float">
            <text:p>22810.803165</text:p>
          </table:table-cell>
          <table:table-cell table:style-name="ce2" office:value-type="float" office:value="20630.088817" calcext:value-type="float">
            <text:p>20630.088817</text:p>
          </table:table-cell>
          <table:table-cell table:style-name="ce2" office:value-type="float" office:value="23240.255103" calcext:value-type="float">
            <text:p>23240.255103</text:p>
          </table:table-cell>
          <table:table-cell table:style-name="ce2" office:value-type="float" office:value="22753.498669" calcext:value-type="float">
            <text:p>22753.498669</text:p>
          </table:table-cell>
          <table:table-cell table:style-name="ce2" office:value-type="float" office:value="22753.890041" calcext:value-type="float">
            <text:p>22753.890041</text:p>
          </table:table-cell>
          <table:table-cell table:style-name="ce2" office:value-type="float" office:value="20408.55278" calcext:value-type="float">
            <text:p>20408.55278</text:p>
          </table:table-cell>
          <table:table-cell table:number-columns-repeated="1016"/>
        </table:table-row>
        <table:table-row table:style-name="ro1">
          <table:table-cell table:style-name="ce2" office:value-type="float" office:value="22833.982435" calcext:value-type="float">
            <text:p>22833.982435</text:p>
          </table:table-cell>
          <table:table-cell table:style-name="ce2" office:value-type="float" office:value="23037.416724" calcext:value-type="float">
            <text:p>23037.416724</text:p>
          </table:table-cell>
          <table:table-cell table:style-name="ce2" office:value-type="float" office:value="22706.770177" calcext:value-type="float">
            <text:p>22706.770177</text:p>
          </table:table-cell>
          <table:table-cell table:style-name="ce2" office:value-type="float" office:value="20528.985571" calcext:value-type="float">
            <text:p>20528.985571</text:p>
          </table:table-cell>
          <table:table-cell table:style-name="ce2" office:value-type="float" office:value="23346.974119" calcext:value-type="float">
            <text:p>23346.974119</text:p>
          </table:table-cell>
          <table:table-cell table:style-name="ce2" office:value-type="float" office:value="22628.871877" calcext:value-type="float">
            <text:p>22628.871877</text:p>
          </table:table-cell>
          <table:table-cell table:style-name="ce2" office:value-type="float" office:value="22757.749407" calcext:value-type="float">
            <text:p>22757.749407</text:p>
          </table:table-cell>
          <table:table-cell table:style-name="ce2" office:value-type="float" office:value="20470.72924" calcext:value-type="float">
            <text:p>20470.72924</text:p>
          </table:table-cell>
          <table:table-cell table:number-columns-repeated="1016"/>
        </table:table-row>
        <table:table-row table:style-name="ro1">
          <table:table-cell table:style-name="ce2" office:value-type="float" office:value="23103.638419" calcext:value-type="float">
            <text:p>23103.638419</text:p>
          </table:table-cell>
          <table:table-cell table:style-name="ce2" office:value-type="float" office:value="22916.351405" calcext:value-type="float">
            <text:p>22916.351405</text:p>
          </table:table-cell>
          <table:table-cell table:style-name="ce2" office:value-type="float" office:value="22676.334633" calcext:value-type="float">
            <text:p>22676.334633</text:p>
          </table:table-cell>
          <table:table-cell table:style-name="ce2" office:value-type="float" office:value="20659.899408" calcext:value-type="float">
            <text:p>20659.899408</text:p>
          </table:table-cell>
          <table:table-cell table:style-name="ce2" office:value-type="float" office:value="23082.543036" calcext:value-type="float">
            <text:p>23082.543036</text:p>
          </table:table-cell>
          <table:table-cell table:style-name="ce2" office:value-type="float" office:value="22761.614059" calcext:value-type="float">
            <text:p>22761.614059</text:p>
          </table:table-cell>
          <table:table-cell table:style-name="ce2" office:value-type="float" office:value="22675.116865" calcext:value-type="float">
            <text:p>22675.116865</text:p>
          </table:table-cell>
          <table:table-cell table:style-name="ce2" office:value-type="float" office:value="20243.743295" calcext:value-type="float">
            <text:p>20243.743295</text:p>
          </table:table-cell>
          <table:table-cell table:number-columns-repeated="1016"/>
        </table:table-row>
        <table:table-row table:style-name="ro1">
          <table:table-cell table:style-name="ce2" office:value-type="float" office:value="23127.708942" calcext:value-type="float">
            <text:p>23127.708942</text:p>
          </table:table-cell>
          <table:table-cell table:style-name="ce2" office:value-type="float" office:value="22997.708063" calcext:value-type="float">
            <text:p>22997.708063</text:p>
          </table:table-cell>
          <table:table-cell table:style-name="ce2" office:value-type="float" office:value="22694.047613" calcext:value-type="float">
            <text:p>22694.047613</text:p>
          </table:table-cell>
          <table:table-cell table:style-name="ce2" office:value-type="float" office:value="20531.724016" calcext:value-type="float">
            <text:p>20531.724016</text:p>
          </table:table-cell>
          <table:table-cell table:style-name="ce2" office:value-type="float" office:value="23052.231955" calcext:value-type="float">
            <text:p>23052.231955</text:p>
          </table:table-cell>
          <table:table-cell table:style-name="ce2" office:value-type="float" office:value="22736.161021" calcext:value-type="float">
            <text:p>22736.161021</text:p>
          </table:table-cell>
          <table:table-cell table:style-name="ce2" office:value-type="float" office:value="22812.710331" calcext:value-type="float">
            <text:p>22812.710331</text:p>
          </table:table-cell>
          <table:table-cell table:style-name="ce2" office:value-type="float" office:value="20502.441931" calcext:value-type="float">
            <text:p>20502.441931</text:p>
          </table:table-cell>
          <table:table-cell table:number-columns-repeated="1016"/>
        </table:table-row>
        <table:table-row table:style-name="ro1">
          <table:table-cell table:style-name="ce2" office:value-type="float" office:value="23045.100079" calcext:value-type="float">
            <text:p>23045.100079</text:p>
          </table:table-cell>
          <table:table-cell table:style-name="ce2" office:value-type="float" office:value="23066.033599" calcext:value-type="float">
            <text:p>23066.033599</text:p>
          </table:table-cell>
          <table:table-cell table:style-name="ce2" office:value-type="float" office:value="22518.893933" calcext:value-type="float">
            <text:p>22518.893933</text:p>
          </table:table-cell>
          <table:table-cell table:style-name="ce2" office:value-type="float" office:value="20595.072048" calcext:value-type="float">
            <text:p>20595.072048</text:p>
          </table:table-cell>
          <table:table-cell table:style-name="ce2" office:value-type="float" office:value="23040.28373" calcext:value-type="float">
            <text:p>23040.28373</text:p>
          </table:table-cell>
          <table:table-cell table:style-name="ce2" office:value-type="float" office:value="22436.102701" calcext:value-type="float">
            <text:p>22436.102701</text:p>
          </table:table-cell>
          <table:table-cell table:style-name="ce2" office:value-type="float" office:value="22849.695468" calcext:value-type="float">
            <text:p>22849.695468</text:p>
          </table:table-cell>
          <table:table-cell table:style-name="ce2" office:value-type="float" office:value="20521.95904" calcext:value-type="float">
            <text:p>20521.95904</text:p>
          </table:table-cell>
          <table:table-cell table:number-columns-repeated="1016"/>
        </table:table-row>
        <table:table-row table:style-name="ro1">
          <table:table-cell table:style-name="ce2" office:value-type="float" office:value="23187.033457" calcext:value-type="float">
            <text:p>23187.033457</text:p>
          </table:table-cell>
          <table:table-cell table:style-name="ce2" office:value-type="float" office:value="23019.699973" calcext:value-type="float">
            <text:p>23019.699973</text:p>
          </table:table-cell>
          <table:table-cell table:style-name="ce2" office:value-type="float" office:value="22762.063771" calcext:value-type="float">
            <text:p>22762.063771</text:p>
          </table:table-cell>
          <table:table-cell table:style-name="ce2" office:value-type="float" office:value="20503.046709" calcext:value-type="float">
            <text:p>20503.046709</text:p>
          </table:table-cell>
          <table:table-cell table:style-name="ce2" office:value-type="float" office:value="23323.58719" calcext:value-type="float">
            <text:p>23323.58719</text:p>
          </table:table-cell>
          <table:table-cell table:style-name="ce2" office:value-type="float" office:value="22695.612205" calcext:value-type="float">
            <text:p>22695.612205</text:p>
          </table:table-cell>
          <table:table-cell table:style-name="ce2" office:value-type="float" office:value="22608.064415" calcext:value-type="float">
            <text:p>22608.064415</text:p>
          </table:table-cell>
          <table:table-cell table:style-name="ce2" office:value-type="float" office:value="20520.118399" calcext:value-type="float">
            <text:p>20520.118399</text:p>
          </table:table-cell>
          <table:table-cell table:number-columns-repeated="1016"/>
        </table:table-row>
        <table:table-row table:style-name="ro1">
          <table:table-cell table:style-name="ce2" office:value-type="float" office:value="23117.186284" calcext:value-type="float">
            <text:p>23117.186284</text:p>
          </table:table-cell>
          <table:table-cell table:style-name="ce2" office:value-type="float" office:value="22841.120278" calcext:value-type="float">
            <text:p>22841.120278</text:p>
          </table:table-cell>
          <table:table-cell table:style-name="ce2" office:value-type="float" office:value="22742.005117" calcext:value-type="float">
            <text:p>22742.005117</text:p>
          </table:table-cell>
          <table:table-cell table:style-name="ce2" office:value-type="float" office:value="20612.599353" calcext:value-type="float">
            <text:p>20612.599353</text:p>
          </table:table-cell>
          <table:table-cell table:style-name="ce2" office:value-type="float" office:value="23256.781625" calcext:value-type="float">
            <text:p>23256.781625</text:p>
          </table:table-cell>
          <table:table-cell table:style-name="ce2" office:value-type="float" office:value="22700.675895" calcext:value-type="float">
            <text:p>22700.675895</text:p>
          </table:table-cell>
          <table:table-cell table:style-name="ce2" office:value-type="float" office:value="22640.723674" calcext:value-type="float">
            <text:p>22640.723674</text:p>
          </table:table-cell>
          <table:table-cell table:style-name="ce2" office:value-type="float" office:value="20499.680129" calcext:value-type="float">
            <text:p>20499.680129</text:p>
          </table:table-cell>
          <table:table-cell table:number-columns-repeated="1016"/>
        </table:table-row>
        <table:table-row table:style-name="ro1">
          <table:table-cell table:style-name="ce2" office:value-type="float" office:value="23141.505108" calcext:value-type="float">
            <text:p>23141.505108</text:p>
          </table:table-cell>
          <table:table-cell table:style-name="ce2" office:value-type="float" office:value="23098.218996" calcext:value-type="float">
            <text:p>23098.218996</text:p>
          </table:table-cell>
          <table:table-cell table:style-name="ce2" office:value-type="float" office:value="22672.789923" calcext:value-type="float">
            <text:p>22672.789923</text:p>
          </table:table-cell>
          <table:table-cell table:style-name="ce2" office:value-type="float" office:value="20623.09385" calcext:value-type="float">
            <text:p>20623.09385</text:p>
          </table:table-cell>
          <table:table-cell table:style-name="ce2" office:value-type="float" office:value="23327.969814" calcext:value-type="float">
            <text:p>23327.969814</text:p>
          </table:table-cell>
          <table:table-cell table:style-name="ce2" office:value-type="float" office:value="22805.15374" calcext:value-type="float">
            <text:p>22805.15374</text:p>
          </table:table-cell>
          <table:table-cell table:style-name="ce2" office:value-type="float" office:value="22773.321619" calcext:value-type="float">
            <text:p>22773.321619</text:p>
          </table:table-cell>
          <table:table-cell table:style-name="ce2" office:value-type="float" office:value="20492.579126" calcext:value-type="float">
            <text:p>20492.579126</text:p>
          </table:table-cell>
          <table:table-cell table:number-columns-repeated="1016"/>
        </table:table-row>
        <table:table-row table:style-name="ro1">
          <table:table-cell table:style-name="ce2" office:value-type="float" office:value="23137.195988" calcext:value-type="float">
            <text:p>23137.195988</text:p>
          </table:table-cell>
          <table:table-cell table:style-name="ce2" office:value-type="float" office:value="23103.769421" calcext:value-type="float">
            <text:p>23103.769421</text:p>
          </table:table-cell>
          <table:table-cell table:style-name="ce2" office:value-type="float" office:value="22680.704116" calcext:value-type="float">
            <text:p>22680.704116</text:p>
          </table:table-cell>
          <table:table-cell table:style-name="ce2" office:value-type="float" office:value="20614.027973" calcext:value-type="float">
            <text:p>20614.027973</text:p>
          </table:table-cell>
          <table:table-cell table:style-name="ce2" office:value-type="float" office:value="23329.420521" calcext:value-type="float">
            <text:p>23329.420521</text:p>
          </table:table-cell>
          <table:table-cell table:style-name="ce2" office:value-type="float" office:value="22703.425759" calcext:value-type="float">
            <text:p>22703.425759</text:p>
          </table:table-cell>
          <table:table-cell table:style-name="ce2" office:value-type="float" office:value="22767.798614" calcext:value-type="float">
            <text:p>22767.798614</text:p>
          </table:table-cell>
          <table:table-cell table:style-name="ce2" office:value-type="float" office:value="20508.478197" calcext:value-type="float">
            <text:p>20508.478197</text:p>
          </table:table-cell>
          <table:table-cell table:number-columns-repeated="1016"/>
        </table:table-row>
        <table:table-row table:style-name="ro1">
          <table:table-cell table:style-name="ce2" office:value-type="float" office:value="23112.832931" calcext:value-type="float">
            <text:p>23112.832931</text:p>
          </table:table-cell>
          <table:table-cell table:style-name="ce2" office:value-type="float" office:value="23119.583743" calcext:value-type="float">
            <text:p>23119.583743</text:p>
          </table:table-cell>
          <table:table-cell table:style-name="ce2" office:value-type="float" office:value="22770.818665" calcext:value-type="float">
            <text:p>22770.818665</text:p>
          </table:table-cell>
          <table:table-cell table:style-name="ce2" office:value-type="float" office:value="20629.13055" calcext:value-type="float">
            <text:p>20629.13055</text:p>
          </table:table-cell>
          <table:table-cell table:style-name="ce2" office:value-type="float" office:value="23321.970108" calcext:value-type="float">
            <text:p>23321.970108</text:p>
          </table:table-cell>
          <table:table-cell table:style-name="ce2" office:value-type="float" office:value="22657.341323" calcext:value-type="float">
            <text:p>22657.341323</text:p>
          </table:table-cell>
          <table:table-cell table:style-name="ce2" office:value-type="float" office:value="22858.988184" calcext:value-type="float">
            <text:p>22858.988184</text:p>
          </table:table-cell>
          <table:table-cell table:style-name="ce2" office:value-type="float" office:value="20522.319901" calcext:value-type="float">
            <text:p>20522.319901</text:p>
          </table:table-cell>
          <table:table-cell table:number-columns-repeated="1016"/>
        </table:table-row>
        <table:table-row table:style-name="ro1">
          <table:table-cell table:style-name="ce2" office:value-type="float" office:value="23073.461986" calcext:value-type="float">
            <text:p>23073.461986</text:p>
          </table:table-cell>
          <table:table-cell table:style-name="ce2" office:value-type="float" office:value="23059.50017" calcext:value-type="float">
            <text:p>23059.50017</text:p>
          </table:table-cell>
          <table:table-cell table:style-name="ce2" office:value-type="float" office:value="22677.09297" calcext:value-type="float">
            <text:p>22677.09297</text:p>
          </table:table-cell>
          <table:table-cell table:style-name="ce2" office:value-type="float" office:value="20659.889792" calcext:value-type="float">
            <text:p>20659.889792</text:p>
          </table:table-cell>
          <table:table-cell table:style-name="ce2" office:value-type="float" office:value="23238.959417" calcext:value-type="float">
            <text:p>23238.959417</text:p>
          </table:table-cell>
          <table:table-cell table:style-name="ce2" office:value-type="float" office:value="22790.460368" calcext:value-type="float">
            <text:p>22790.460368</text:p>
          </table:table-cell>
          <table:table-cell table:style-name="ce2" office:value-type="float" office:value="22877.557866" calcext:value-type="float">
            <text:p>22877.557866</text:p>
          </table:table-cell>
          <table:table-cell table:style-name="ce2" office:value-type="float" office:value="20483.821391" calcext:value-type="float">
            <text:p>20483.821391</text:p>
          </table:table-cell>
          <table:table-cell table:number-columns-repeated="1016"/>
        </table:table-row>
        <table:table-row table:style-name="ro1">
          <table:table-cell table:style-name="ce2" office:value-type="float" office:value="23151.483813" calcext:value-type="float">
            <text:p>23151.483813</text:p>
          </table:table-cell>
          <table:table-cell table:style-name="ce2" office:value-type="float" office:value="23065.740467" calcext:value-type="float">
            <text:p>23065.740467</text:p>
          </table:table-cell>
          <table:table-cell table:style-name="ce2" office:value-type="float" office:value="22791.825593" calcext:value-type="float">
            <text:p>22791.825593</text:p>
          </table:table-cell>
          <table:table-cell table:style-name="ce2" office:value-type="float" office:value="20600.352366" calcext:value-type="float">
            <text:p>20600.352366</text:p>
          </table:table-cell>
          <table:table-cell table:style-name="ce2" office:value-type="float" office:value="23250.036421" calcext:value-type="float">
            <text:p>23250.036421</text:p>
          </table:table-cell>
          <table:table-cell table:style-name="ce2" office:value-type="float" office:value="22767.144415" calcext:value-type="float">
            <text:p>22767.144415</text:p>
          </table:table-cell>
          <table:table-cell table:style-name="ce2" office:value-type="float" office:value="22436.61079" calcext:value-type="float">
            <text:p>22436.61079</text:p>
          </table:table-cell>
          <table:table-cell table:style-name="ce2" office:value-type="float" office:value="20511.102627" calcext:value-type="float">
            <text:p>20511.102627</text:p>
          </table:table-cell>
          <table:table-cell table:number-columns-repeated="1016"/>
        </table:table-row>
        <table:table-row table:style-name="ro1">
          <table:table-cell table:style-name="ce2" office:value-type="float" office:value="23057.761159" calcext:value-type="float">
            <text:p>23057.761159</text:p>
          </table:table-cell>
          <table:table-cell table:style-name="ce2" office:value-type="float" office:value="23075.016343" calcext:value-type="float">
            <text:p>23075.016343</text:p>
          </table:table-cell>
          <table:table-cell table:style-name="ce2" office:value-type="float" office:value="22695.797281" calcext:value-type="float">
            <text:p>22695.797281</text:p>
          </table:table-cell>
          <table:table-cell table:style-name="ce2" office:value-type="float" office:value="20507.320505" calcext:value-type="float">
            <text:p>20507.320505</text:p>
          </table:table-cell>
          <table:table-cell table:style-name="ce2" office:value-type="float" office:value="23215.237642" calcext:value-type="float">
            <text:p>23215.237642</text:p>
          </table:table-cell>
          <table:table-cell table:style-name="ce2" office:value-type="float" office:value="22768.438529" calcext:value-type="float">
            <text:p>22768.438529</text:p>
          </table:table-cell>
          <table:table-cell table:style-name="ce2" office:value-type="float" office:value="22885.651371" calcext:value-type="float">
            <text:p>22885.651371</text:p>
          </table:table-cell>
          <table:table-cell table:style-name="ce2" office:value-type="float" office:value="20554.187131" calcext:value-type="float">
            <text:p>20554.187131</text:p>
          </table:table-cell>
          <table:table-cell table:number-columns-repeated="1016"/>
        </table:table-row>
        <table:table-row table:style-name="ro1">
          <table:table-cell table:style-name="ce2" office:value-type="float" office:value="22919.639209" calcext:value-type="float">
            <text:p>22919.639209</text:p>
          </table:table-cell>
          <table:table-cell table:style-name="ce2" office:value-type="float" office:value="23019.904138" calcext:value-type="float">
            <text:p>23019.904138</text:p>
          </table:table-cell>
          <table:table-cell table:style-name="ce2" office:value-type="float" office:value="22743.386475" calcext:value-type="float">
            <text:p>22743.386475</text:p>
          </table:table-cell>
          <table:table-cell table:style-name="ce2" office:value-type="float" office:value="20589.101297" calcext:value-type="float">
            <text:p>20589.101297</text:p>
          </table:table-cell>
          <table:table-cell table:style-name="ce2" office:value-type="float" office:value="23224.312897" calcext:value-type="float">
            <text:p>23224.312897</text:p>
          </table:table-cell>
          <table:table-cell table:style-name="ce2" office:value-type="float" office:value="22779.637124" calcext:value-type="float">
            <text:p>22779.637124</text:p>
          </table:table-cell>
          <table:table-cell table:style-name="ce2" office:value-type="float" office:value="22761.07797" calcext:value-type="float">
            <text:p>22761.07797</text:p>
          </table:table-cell>
          <table:table-cell table:style-name="ce2" office:value-type="float" office:value="20555.255982" calcext:value-type="float">
            <text:p>20555.255982</text:p>
          </table:table-cell>
          <table:table-cell table:number-columns-repeated="1016"/>
        </table:table-row>
        <table:table-row table:style-name="ro1">
          <table:table-cell table:style-name="ce2" office:value-type="float" office:value="23272.79897" calcext:value-type="float">
            <text:p>23272.79897</text:p>
          </table:table-cell>
          <table:table-cell table:style-name="ce2" office:value-type="float" office:value="23149.201761" calcext:value-type="float">
            <text:p>23149.201761</text:p>
          </table:table-cell>
          <table:table-cell table:style-name="ce2" office:value-type="float" office:value="22775.268883" calcext:value-type="float">
            <text:p>22775.268883</text:p>
          </table:table-cell>
          <table:table-cell table:style-name="ce2" office:value-type="float" office:value="20517.39975" calcext:value-type="float">
            <text:p>20517.39975</text:p>
          </table:table-cell>
          <table:table-cell table:style-name="ce2" office:value-type="float" office:value="23075.438867" calcext:value-type="float">
            <text:p>23075.438867</text:p>
          </table:table-cell>
          <table:table-cell table:style-name="ce2" office:value-type="float" office:value="22671.819709" calcext:value-type="float">
            <text:p>22671.819709</text:p>
          </table:table-cell>
          <table:table-cell table:style-name="ce2" office:value-type="float" office:value="22732.736828" calcext:value-type="float">
            <text:p>22732.736828</text:p>
          </table:table-cell>
          <table:table-cell table:style-name="ce2" office:value-type="float" office:value="20525.906752" calcext:value-type="float">
            <text:p>20525.906752</text:p>
          </table:table-cell>
          <table:table-cell table:number-columns-repeated="1016"/>
        </table:table-row>
        <table:table-row table:style-name="ro1">
          <table:table-cell table:style-name="ce2" office:value-type="float" office:value="23032.302572" calcext:value-type="float">
            <text:p>23032.302572</text:p>
          </table:table-cell>
          <table:table-cell table:style-name="ce2" office:value-type="float" office:value="23063.699303" calcext:value-type="float">
            <text:p>23063.699303</text:p>
          </table:table-cell>
          <table:table-cell table:style-name="ce2" office:value-type="float" office:value="22778.146482" calcext:value-type="float">
            <text:p>22778.146482</text:p>
          </table:table-cell>
          <table:table-cell table:style-name="ce2" office:value-type="float" office:value="20462.332717" calcext:value-type="float">
            <text:p>20462.332717</text:p>
          </table:table-cell>
          <table:table-cell table:style-name="ce2" office:value-type="float" office:value="23268.750832" calcext:value-type="float">
            <text:p>23268.750832</text:p>
          </table:table-cell>
          <table:table-cell table:style-name="ce2" office:value-type="float" office:value="22662.029406" calcext:value-type="float">
            <text:p>22662.029406</text:p>
          </table:table-cell>
          <table:table-cell table:style-name="ce2" office:value-type="float" office:value="22711.973339" calcext:value-type="float">
            <text:p>22711.973339</text:p>
          </table:table-cell>
          <table:table-cell table:style-name="ce2" office:value-type="float" office:value="20502.258241" calcext:value-type="float">
            <text:p>20502.258241</text:p>
          </table:table-cell>
          <table:table-cell table:number-columns-repeated="1016"/>
        </table:table-row>
        <table:table-row table:style-name="ro1">
          <table:table-cell table:style-name="ce2" office:value-type="float" office:value="23167.479349" calcext:value-type="float">
            <text:p>23167.479349</text:p>
          </table:table-cell>
          <table:table-cell table:style-name="ce2" office:value-type="float" office:value="22910.873005" calcext:value-type="float">
            <text:p>22910.873005</text:p>
          </table:table-cell>
          <table:table-cell table:style-name="ce2" office:value-type="float" office:value="22540.48282" calcext:value-type="float">
            <text:p>22540.48282</text:p>
          </table:table-cell>
          <table:table-cell table:style-name="ce2" office:value-type="float" office:value="20628.470915" calcext:value-type="float">
            <text:p>20628.470915</text:p>
          </table:table-cell>
          <table:table-cell table:style-name="ce2" office:value-type="float" office:value="23408.636205" calcext:value-type="float">
            <text:p>23408.636205</text:p>
          </table:table-cell>
          <table:table-cell table:style-name="ce2" office:value-type="float" office:value="22744.07828" calcext:value-type="float">
            <text:p>22744.07828</text:p>
          </table:table-cell>
          <table:table-cell table:style-name="ce2" office:value-type="float" office:value="22606.793366" calcext:value-type="float">
            <text:p>22606.793366</text:p>
          </table:table-cell>
          <table:table-cell table:style-name="ce2" office:value-type="float" office:value="20511.422878" calcext:value-type="float">
            <text:p>20511.422878</text:p>
          </table:table-cell>
          <table:table-cell table:number-columns-repeated="1016"/>
        </table:table-row>
        <table:table-row table:style-name="ro1">
          <table:table-cell table:style-name="ce2" office:value-type="float" office:value="23082.460528" calcext:value-type="float">
            <text:p>23082.460528</text:p>
          </table:table-cell>
          <table:table-cell table:style-name="ce2" office:value-type="float" office:value="23117.700482" calcext:value-type="float">
            <text:p>23117.700482</text:p>
          </table:table-cell>
          <table:table-cell table:style-name="ce2" office:value-type="float" office:value="22700.107032" calcext:value-type="float">
            <text:p>22700.107032</text:p>
          </table:table-cell>
          <table:table-cell table:style-name="ce2" office:value-type="float" office:value="20372.069914" calcext:value-type="float">
            <text:p>20372.069914</text:p>
          </table:table-cell>
          <table:table-cell table:style-name="ce2" office:value-type="float" office:value="23294.28373" calcext:value-type="float">
            <text:p>23294.28373</text:p>
          </table:table-cell>
          <table:table-cell table:style-name="ce2" office:value-type="float" office:value="22358.723078" calcext:value-type="float">
            <text:p>22358.723078</text:p>
          </table:table-cell>
          <table:table-cell table:style-name="ce2" office:value-type="float" office:value="22808.871071" calcext:value-type="float">
            <text:p>22808.871071</text:p>
          </table:table-cell>
          <table:table-cell table:style-name="ce2" office:value-type="float" office:value="20541.388651" calcext:value-type="float">
            <text:p>20541.388651</text:p>
          </table:table-cell>
          <table:table-cell table:number-columns-repeated="1016"/>
        </table:table-row>
        <table:table-row table:style-name="ro1">
          <table:table-cell table:style-name="ce2" office:value-type="float" office:value="23073.902597" calcext:value-type="float">
            <text:p>23073.902597</text:p>
          </table:table-cell>
          <table:table-cell table:style-name="ce2" office:value-type="float" office:value="23086.390541" calcext:value-type="float">
            <text:p>23086.390541</text:p>
          </table:table-cell>
          <table:table-cell table:style-name="ce2" office:value-type="float" office:value="22657.761118" calcext:value-type="float">
            <text:p>22657.761118</text:p>
          </table:table-cell>
          <table:table-cell table:style-name="ce2" office:value-type="float" office:value="20594.353402" calcext:value-type="float">
            <text:p>20594.353402</text:p>
          </table:table-cell>
          <table:table-cell table:style-name="ce2" office:value-type="float" office:value="23191.872672" calcext:value-type="float">
            <text:p>23191.872672</text:p>
          </table:table-cell>
          <table:table-cell table:style-name="ce2" office:value-type="float" office:value="22569.743052" calcext:value-type="float">
            <text:p>22569.743052</text:p>
          </table:table-cell>
          <table:table-cell table:style-name="ce2" office:value-type="float" office:value="22701.819187" calcext:value-type="float">
            <text:p>22701.819187</text:p>
          </table:table-cell>
          <table:table-cell table:style-name="ce2" office:value-type="float" office:value="20569.834332" calcext:value-type="float">
            <text:p>20569.834332</text:p>
          </table:table-cell>
          <table:table-cell table:number-columns-repeated="1016"/>
        </table:table-row>
        <table:table-row table:style-name="ro1">
          <table:table-cell table:style-name="ce2" office:value-type="float" office:value="23135.297933" calcext:value-type="float">
            <text:p>23135.297933</text:p>
          </table:table-cell>
          <table:table-cell table:style-name="ce2" office:value-type="float" office:value="23077.3297" calcext:value-type="float">
            <text:p>23077.3297</text:p>
          </table:table-cell>
          <table:table-cell table:style-name="ce2" office:value-type="float" office:value="22714.853966" calcext:value-type="float">
            <text:p>22714.853966</text:p>
          </table:table-cell>
          <table:table-cell table:style-name="ce2" office:value-type="float" office:value="20573.585277" calcext:value-type="float">
            <text:p>20573.585277</text:p>
          </table:table-cell>
          <table:table-cell table:style-name="ce2" office:value-type="float" office:value="23129.169821" calcext:value-type="float">
            <text:p>23129.169821</text:p>
          </table:table-cell>
          <table:table-cell table:style-name="ce2" office:value-type="float" office:value="22765.166452" calcext:value-type="float">
            <text:p>22765.166452</text:p>
          </table:table-cell>
          <table:table-cell table:style-name="ce2" office:value-type="float" office:value="22733.960808" calcext:value-type="float">
            <text:p>22733.960808</text:p>
          </table:table-cell>
          <table:table-cell table:style-name="ce2" office:value-type="float" office:value="20596.87942" calcext:value-type="float">
            <text:p>20596.87942</text:p>
          </table:table-cell>
          <table:table-cell table:number-columns-repeated="1016"/>
        </table:table-row>
        <table:table-row table:style-name="ro1">
          <table:table-cell table:style-name="ce2" office:value-type="float" office:value="23158.905621" calcext:value-type="float">
            <text:p>23158.905621</text:p>
          </table:table-cell>
          <table:table-cell table:style-name="ce2" office:value-type="float" office:value="23085.869025" calcext:value-type="float">
            <text:p>23085.869025</text:p>
          </table:table-cell>
          <table:table-cell table:style-name="ce2" office:value-type="float" office:value="22733.943295" calcext:value-type="float">
            <text:p>22733.943295</text:p>
          </table:table-cell>
          <table:table-cell table:style-name="ce2" office:value-type="float" office:value="20654.040678" calcext:value-type="float">
            <text:p>20654.040678</text:p>
          </table:table-cell>
          <table:table-cell table:style-name="ce2" office:value-type="float" office:value="23131.679659" calcext:value-type="float">
            <text:p>23131.679659</text:p>
          </table:table-cell>
          <table:table-cell table:style-name="ce2" office:value-type="float" office:value="22571.540958" calcext:value-type="float">
            <text:p>22571.540958</text:p>
          </table:table-cell>
          <table:table-cell table:style-name="ce2" office:value-type="float" office:value="22740.661497" calcext:value-type="float">
            <text:p>22740.661497</text:p>
          </table:table-cell>
          <table:table-cell table:style-name="ce2" office:value-type="float" office:value="20567.805936" calcext:value-type="float">
            <text:p>20567.805936</text:p>
          </table:table-cell>
          <table:table-cell table:number-columns-repeated="1016"/>
        </table:table-row>
        <table:table-row table:style-name="ro1">
          <table:table-cell table:style-name="ce2" office:value-type="float" office:value="23103.613627" calcext:value-type="float">
            <text:p>23103.613627</text:p>
          </table:table-cell>
          <table:table-cell table:style-name="ce2" office:value-type="float" office:value="22945.076624" calcext:value-type="float">
            <text:p>22945.076624</text:p>
          </table:table-cell>
          <table:table-cell table:style-name="ce2" office:value-type="float" office:value="22777.472527" calcext:value-type="float">
            <text:p>22777.472527</text:p>
          </table:table-cell>
          <table:table-cell table:style-name="ce2" office:value-type="float" office:value="20667.516223" calcext:value-type="float">
            <text:p>20667.516223</text:p>
          </table:table-cell>
          <table:table-cell table:style-name="ce2" office:value-type="float" office:value="23334.02621" calcext:value-type="float">
            <text:p>23334.02621</text:p>
          </table:table-cell>
          <table:table-cell table:style-name="ce2" office:value-type="float" office:value="22639.326523" calcext:value-type="float">
            <text:p>22639.326523</text:p>
          </table:table-cell>
          <table:table-cell table:style-name="ce2" office:value-type="float" office:value="22720.439052" calcext:value-type="float">
            <text:p>22720.439052</text:p>
          </table:table-cell>
          <table:table-cell table:style-name="ce2" office:value-type="float" office:value="20496.476564" calcext:value-type="float">
            <text:p>20496.476564</text:p>
          </table:table-cell>
          <table:table-cell table:number-columns-repeated="1016"/>
        </table:table-row>
        <table:table-row table:style-name="ro1">
          <table:table-cell table:style-name="ce2" office:value-type="float" office:value="23149.670548" calcext:value-type="float">
            <text:p>23149.670548</text:p>
          </table:table-cell>
          <table:table-cell table:style-name="ce2" office:value-type="float" office:value="23005.722619" calcext:value-type="float">
            <text:p>23005.722619</text:p>
          </table:table-cell>
          <table:table-cell table:style-name="ce2" office:value-type="float" office:value="22728.383942" calcext:value-type="float">
            <text:p>22728.383942</text:p>
          </table:table-cell>
          <table:table-cell table:style-name="ce2" office:value-type="float" office:value="20617.563685" calcext:value-type="float">
            <text:p>20617.563685</text:p>
          </table:table-cell>
          <table:table-cell table:style-name="ce2" office:value-type="float" office:value="23227.153428" calcext:value-type="float">
            <text:p>23227.153428</text:p>
          </table:table-cell>
          <table:table-cell table:style-name="ce2" office:value-type="float" office:value="22571.980234" calcext:value-type="float">
            <text:p>22571.980234</text:p>
          </table:table-cell>
          <table:table-cell table:style-name="ce2" office:value-type="float" office:value="22507.720231" calcext:value-type="float">
            <text:p>22507.720231</text:p>
          </table:table-cell>
          <table:table-cell table:style-name="ce2" office:value-type="float" office:value="20499.248693" calcext:value-type="float">
            <text:p>20499.248693</text:p>
          </table:table-cell>
          <table:table-cell table:number-columns-repeated="1016"/>
        </table:table-row>
        <table:table-row table:style-name="ro1">
          <table:table-cell table:style-name="ce2" office:value-type="float" office:value="23053.974415" calcext:value-type="float">
            <text:p>23053.974415</text:p>
          </table:table-cell>
          <table:table-cell table:style-name="ce2" office:value-type="float" office:value="23081.924111" calcext:value-type="float">
            <text:p>23081.924111</text:p>
          </table:table-cell>
          <table:table-cell table:style-name="ce2" office:value-type="float" office:value="22635.709751" calcext:value-type="float">
            <text:p>22635.709751</text:p>
          </table:table-cell>
          <table:table-cell table:style-name="ce2" office:value-type="float" office:value="20619.449101" calcext:value-type="float">
            <text:p>20619.449101</text:p>
          </table:table-cell>
          <table:table-cell table:style-name="ce2" office:value-type="float" office:value="23312.404868" calcext:value-type="float">
            <text:p>23312.404868</text:p>
          </table:table-cell>
          <table:table-cell table:style-name="ce2" office:value-type="float" office:value="22465.520007" calcext:value-type="float">
            <text:p>22465.520007</text:p>
          </table:table-cell>
          <table:table-cell table:style-name="ce2" office:value-type="float" office:value="22601.987814" calcext:value-type="float">
            <text:p>22601.987814</text:p>
          </table:table-cell>
          <table:table-cell table:style-name="ce2" office:value-type="float" office:value="20475.524855" calcext:value-type="float">
            <text:p>20475.524855</text:p>
          </table:table-cell>
          <table:table-cell table:number-columns-repeated="1016"/>
        </table:table-row>
        <table:table-row table:style-name="ro1">
          <table:table-cell table:style-name="ce2" office:value-type="float" office:value="23063.388466" calcext:value-type="float">
            <text:p>23063.388466</text:p>
          </table:table-cell>
          <table:table-cell table:style-name="ce2" office:value-type="float" office:value="23004.118616" calcext:value-type="float">
            <text:p>23004.118616</text:p>
          </table:table-cell>
          <table:table-cell table:style-name="ce2" office:value-type="float" office:value="22503.332298" calcext:value-type="float">
            <text:p>22503.332298</text:p>
          </table:table-cell>
          <table:table-cell table:style-name="ce2" office:value-type="float" office:value="20677.635838" calcext:value-type="float">
            <text:p>20677.635838</text:p>
          </table:table-cell>
          <table:table-cell table:style-name="ce2" office:value-type="float" office:value="23262.583525" calcext:value-type="float">
            <text:p>23262.583525</text:p>
          </table:table-cell>
          <table:table-cell table:style-name="ce2" office:value-type="float" office:value="22655.375346" calcext:value-type="float">
            <text:p>22655.375346</text:p>
          </table:table-cell>
          <table:table-cell table:style-name="ce2" office:value-type="float" office:value="22797.9025" calcext:value-type="float">
            <text:p>22797.9025</text:p>
          </table:table-cell>
          <table:table-cell table:style-name="ce2" office:value-type="float" office:value="20496.11232" calcext:value-type="float">
            <text:p>20496.11232</text:p>
          </table:table-cell>
          <table:table-cell table:number-columns-repeated="1016"/>
        </table:table-row>
        <table:table-row table:style-name="ro1">
          <table:table-cell table:style-name="ce2" office:value-type="float" office:value="22910.197015" calcext:value-type="float">
            <text:p>22910.197015</text:p>
          </table:table-cell>
          <table:table-cell table:style-name="ce2" office:value-type="float" office:value="23041.393155" calcext:value-type="float">
            <text:p>23041.393155</text:p>
          </table:table-cell>
          <table:table-cell table:style-name="ce2" office:value-type="float" office:value="22728.283747" calcext:value-type="float">
            <text:p>22728.283747</text:p>
          </table:table-cell>
          <table:table-cell table:style-name="ce2" office:value-type="float" office:value="20518.512501" calcext:value-type="float">
            <text:p>20518.512501</text:p>
          </table:table-cell>
          <table:table-cell table:style-name="ce2" office:value-type="float" office:value="23172.501818" calcext:value-type="float">
            <text:p>23172.501818</text:p>
          </table:table-cell>
          <table:table-cell table:style-name="ce2" office:value-type="float" office:value="22581.662425" calcext:value-type="float">
            <text:p>22581.662425</text:p>
          </table:table-cell>
          <table:table-cell table:style-name="ce2" office:value-type="float" office:value="22663.383677" calcext:value-type="float">
            <text:p>22663.383677</text:p>
          </table:table-cell>
          <table:table-cell table:style-name="ce2" office:value-type="float" office:value="20422.477856" calcext:value-type="float">
            <text:p>20422.477856</text:p>
          </table:table-cell>
          <table:table-cell table:number-columns-repeated="1016"/>
        </table:table-row>
        <table:table-row table:style-name="ro1">
          <table:table-cell table:style-name="ce2" office:value-type="float" office:value="23099.058314" calcext:value-type="float">
            <text:p>23099.058314</text:p>
          </table:table-cell>
          <table:table-cell table:style-name="ce2" office:value-type="float" office:value="22862.500006" calcext:value-type="float">
            <text:p>22862.500006</text:p>
          </table:table-cell>
          <table:table-cell table:style-name="ce2" office:value-type="float" office:value="22788.498975" calcext:value-type="float">
            <text:p>22788.498975</text:p>
          </table:table-cell>
          <table:table-cell table:style-name="ce2" office:value-type="float" office:value="20583.835404" calcext:value-type="float">
            <text:p>20583.835404</text:p>
          </table:table-cell>
          <table:table-cell table:style-name="ce2" office:value-type="float" office:value="23185.461337" calcext:value-type="float">
            <text:p>23185.461337</text:p>
          </table:table-cell>
          <table:table-cell table:style-name="ce2" office:value-type="float" office:value="22695.447857" calcext:value-type="float">
            <text:p>22695.447857</text:p>
          </table:table-cell>
          <table:table-cell table:style-name="ce2" office:value-type="float" office:value="22736.425691" calcext:value-type="float">
            <text:p>22736.425691</text:p>
          </table:table-cell>
          <table:table-cell table:style-name="ce2" office:value-type="float" office:value="20581.88813" calcext:value-type="float">
            <text:p>20581.88813</text:p>
          </table:table-cell>
          <table:table-cell table:number-columns-repeated="1016"/>
        </table:table-row>
        <table:table-row table:style-name="ro1">
          <table:table-cell table:style-name="ce2" office:value-type="float" office:value="23086.837831" calcext:value-type="float">
            <text:p>23086.837831</text:p>
          </table:table-cell>
          <table:table-cell table:style-name="ce2" office:value-type="float" office:value="23141.021037" calcext:value-type="float">
            <text:p>23141.021037</text:p>
          </table:table-cell>
          <table:table-cell table:style-name="ce2" office:value-type="float" office:value="22558.008851" calcext:value-type="float">
            <text:p>22558.008851</text:p>
          </table:table-cell>
          <table:table-cell table:style-name="ce2" office:value-type="float" office:value="20610.17487" calcext:value-type="float">
            <text:p>20610.17487</text:p>
          </table:table-cell>
          <table:table-cell table:style-name="ce2" office:value-type="float" office:value="23333.800924" calcext:value-type="float">
            <text:p>23333.800924</text:p>
          </table:table-cell>
          <table:table-cell table:style-name="ce2" office:value-type="float" office:value="22604.894179" calcext:value-type="float">
            <text:p>22604.894179</text:p>
          </table:table-cell>
          <table:table-cell table:style-name="ce2" office:value-type="float" office:value="22832.034067" calcext:value-type="float">
            <text:p>22832.034067</text:p>
          </table:table-cell>
          <table:table-cell table:style-name="ce2" office:value-type="float" office:value="20374.816645" calcext:value-type="float">
            <text:p>20374.816645</text:p>
          </table:table-cell>
          <table:table-cell table:number-columns-repeated="1016"/>
        </table:table-row>
        <table:table-row table:style-name="ro1">
          <table:table-cell table:style-name="ce2" office:value-type="float" office:value="23129.526356" calcext:value-type="float">
            <text:p>23129.526356</text:p>
          </table:table-cell>
          <table:table-cell table:style-name="ce2" office:value-type="float" office:value="23196.284695" calcext:value-type="float">
            <text:p>23196.284695</text:p>
          </table:table-cell>
          <table:table-cell table:style-name="ce2" office:value-type="float" office:value="22801.649104" calcext:value-type="float">
            <text:p>22801.649104</text:p>
          </table:table-cell>
          <table:table-cell table:style-name="ce2" office:value-type="float" office:value="20568.724678" calcext:value-type="float">
            <text:p>20568.724678</text:p>
          </table:table-cell>
          <table:table-cell table:style-name="ce2" office:value-type="float" office:value="23369.482433" calcext:value-type="float">
            <text:p>23369.482433</text:p>
          </table:table-cell>
          <table:table-cell table:style-name="ce2" office:value-type="float" office:value="22507.991784" calcext:value-type="float">
            <text:p>22507.991784</text:p>
          </table:table-cell>
          <table:table-cell table:style-name="ce2" office:value-type="float" office:value="22717.532513" calcext:value-type="float">
            <text:p>22717.532513</text:p>
          </table:table-cell>
          <table:table-cell table:style-name="ce2" office:value-type="float" office:value="20626.281336" calcext:value-type="float">
            <text:p>20626.281336</text:p>
          </table:table-cell>
          <table:table-cell table:number-columns-repeated="1016"/>
        </table:table-row>
        <table:table-row table:style-name="ro1">
          <table:table-cell table:style-name="ce2" office:value-type="float" office:value="23227.801068" calcext:value-type="float">
            <text:p>23227.801068</text:p>
          </table:table-cell>
          <table:table-cell table:style-name="ce2" office:value-type="float" office:value="23146.806215" calcext:value-type="float">
            <text:p>23146.806215</text:p>
          </table:table-cell>
          <table:table-cell table:style-name="ce2" office:value-type="float" office:value="22788.214131" calcext:value-type="float">
            <text:p>22788.214131</text:p>
          </table:table-cell>
          <table:table-cell table:style-name="ce2" office:value-type="float" office:value="20613.990801" calcext:value-type="float">
            <text:p>20613.990801</text:p>
          </table:table-cell>
          <table:table-cell table:style-name="ce2" office:value-type="float" office:value="23265.335121" calcext:value-type="float">
            <text:p>23265.335121</text:p>
          </table:table-cell>
          <table:table-cell table:style-name="ce2" office:value-type="float" office:value="22674.261632" calcext:value-type="float">
            <text:p>22674.261632</text:p>
          </table:table-cell>
          <table:table-cell table:style-name="ce2" office:value-type="float" office:value="22609.473661" calcext:value-type="float">
            <text:p>22609.473661</text:p>
          </table:table-cell>
          <table:table-cell table:style-name="ce2" office:value-type="float" office:value="20467.314102" calcext:value-type="float">
            <text:p>20467.314102</text:p>
          </table:table-cell>
          <table:table-cell table:number-columns-repeated="1016"/>
        </table:table-row>
        <table:table-row table:style-name="ro1">
          <table:table-cell table:style-name="ce2" office:value-type="float" office:value="22960.300447" calcext:value-type="float">
            <text:p>22960.300447</text:p>
          </table:table-cell>
          <table:table-cell table:style-name="ce2" office:value-type="float" office:value="23130.971057" calcext:value-type="float">
            <text:p>23130.971057</text:p>
          </table:table-cell>
          <table:table-cell table:style-name="ce2" office:value-type="float" office:value="22505.164502" calcext:value-type="float">
            <text:p>22505.164502</text:p>
          </table:table-cell>
          <table:table-cell table:style-name="ce2" office:value-type="float" office:value="20686.952508" calcext:value-type="float">
            <text:p>20686.952508</text:p>
          </table:table-cell>
          <table:table-cell table:style-name="ce2" office:value-type="float" office:value="23332.666828" calcext:value-type="float">
            <text:p>23332.666828</text:p>
          </table:table-cell>
          <table:table-cell table:style-name="ce2" office:value-type="float" office:value="22676.50104" calcext:value-type="float">
            <text:p>22676.50104</text:p>
          </table:table-cell>
          <table:table-cell table:style-name="ce2" office:value-type="float" office:value="22807.391243" calcext:value-type="float">
            <text:p>22807.391243</text:p>
          </table:table-cell>
          <table:table-cell table:style-name="ce2" office:value-type="float" office:value="20539.61533" calcext:value-type="float">
            <text:p>20539.61533</text:p>
          </table:table-cell>
          <table:table-cell table:number-columns-repeated="1016"/>
        </table:table-row>
        <table:table-row table:style-name="ro1">
          <table:table-cell table:style-name="ce2" office:value-type="float" office:value="23242.639425" calcext:value-type="float">
            <text:p>23242.639425</text:p>
          </table:table-cell>
          <table:table-cell table:style-name="ce2" office:value-type="float" office:value="23087.536387" calcext:value-type="float">
            <text:p>23087.536387</text:p>
          </table:table-cell>
          <table:table-cell table:style-name="ce2" office:value-type="float" office:value="22684.934753" calcext:value-type="float">
            <text:p>22684.934753</text:p>
          </table:table-cell>
          <table:table-cell table:style-name="ce2" office:value-type="float" office:value="20638.285921" calcext:value-type="float">
            <text:p>20638.285921</text:p>
          </table:table-cell>
          <table:table-cell table:style-name="ce2" office:value-type="float" office:value="23320.626813" calcext:value-type="float">
            <text:p>23320.626813</text:p>
          </table:table-cell>
          <table:table-cell table:style-name="ce2" office:value-type="float" office:value="22542.296808" calcext:value-type="float">
            <text:p>22542.296808</text:p>
          </table:table-cell>
          <table:table-cell table:style-name="ce2" office:value-type="float" office:value="22277.55035" calcext:value-type="float">
            <text:p>22277.55035</text:p>
          </table:table-cell>
          <table:table-cell table:style-name="ce2" office:value-type="float" office:value="20502.920679" calcext:value-type="float">
            <text:p>20502.920679</text:p>
          </table:table-cell>
          <table:table-cell table:number-columns-repeated="1016"/>
        </table:table-row>
        <table:table-row table:style-name="ro1">
          <table:table-cell table:style-name="ce2" office:value-type="float" office:value="22873.158212" calcext:value-type="float">
            <text:p>22873.158212</text:p>
          </table:table-cell>
          <table:table-cell table:style-name="ce2" office:value-type="float" office:value="23133.809692" calcext:value-type="float">
            <text:p>23133.809692</text:p>
          </table:table-cell>
          <table:table-cell table:style-name="ce2" office:value-type="float" office:value="22720.454565" calcext:value-type="float">
            <text:p>22720.454565</text:p>
          </table:table-cell>
          <table:table-cell table:style-name="ce2" office:value-type="float" office:value="20664.335284" calcext:value-type="float">
            <text:p>20664.335284</text:p>
          </table:table-cell>
          <table:table-cell table:style-name="ce2" office:value-type="float" office:value="23332.120258" calcext:value-type="float">
            <text:p>23332.120258</text:p>
          </table:table-cell>
          <table:table-cell table:style-name="ce2" office:value-type="float" office:value="22479.177247" calcext:value-type="float">
            <text:p>22479.177247</text:p>
          </table:table-cell>
          <table:table-cell table:style-name="ce2" office:value-type="float" office:value="22788.262847" calcext:value-type="float">
            <text:p>22788.262847</text:p>
          </table:table-cell>
          <table:table-cell table:style-name="ce2" office:value-type="float" office:value="20419.618536" calcext:value-type="float">
            <text:p>20419.618536</text:p>
          </table:table-cell>
          <table:table-cell table:number-columns-repeated="1016"/>
        </table:table-row>
        <table:table-row table:style-name="ro1">
          <table:table-cell table:style-name="ce2" office:value-type="float" office:value="23074.048546" calcext:value-type="float">
            <text:p>23074.048546</text:p>
          </table:table-cell>
          <table:table-cell table:style-name="ce2" office:value-type="float" office:value="23058.068259" calcext:value-type="float">
            <text:p>23058.068259</text:p>
          </table:table-cell>
          <table:table-cell table:style-name="ce2" office:value-type="float" office:value="22731.544707" calcext:value-type="float">
            <text:p>22731.544707</text:p>
          </table:table-cell>
          <table:table-cell table:style-name="ce2" office:value-type="float" office:value="20481.957963" calcext:value-type="float">
            <text:p>20481.957963</text:p>
          </table:table-cell>
          <table:table-cell table:style-name="ce2" office:value-type="float" office:value="23210.462067" calcext:value-type="float">
            <text:p>23210.462067</text:p>
          </table:table-cell>
          <table:table-cell table:style-name="ce2" office:value-type="float" office:value="22734.825636" calcext:value-type="float">
            <text:p>22734.825636</text:p>
          </table:table-cell>
          <table:table-cell table:style-name="ce2" office:value-type="float" office:value="22712.708907" calcext:value-type="float">
            <text:p>22712.708907</text:p>
          </table:table-cell>
          <table:table-cell table:style-name="ce2" office:value-type="float" office:value="20555.998997" calcext:value-type="float">
            <text:p>20555.998997</text:p>
          </table:table-cell>
          <table:table-cell table:number-columns-repeated="1016"/>
        </table:table-row>
        <table:table-row table:style-name="ro1">
          <table:table-cell table:style-name="ce2" office:value-type="float" office:value="23146.240901" calcext:value-type="float">
            <text:p>23146.240901</text:p>
          </table:table-cell>
          <table:table-cell table:style-name="ce2" office:value-type="float" office:value="23113.033957" calcext:value-type="float">
            <text:p>23113.033957</text:p>
          </table:table-cell>
          <table:table-cell table:style-name="ce2" office:value-type="float" office:value="22718.148537" calcext:value-type="float">
            <text:p>22718.148537</text:p>
          </table:table-cell>
          <table:table-cell table:style-name="ce2" office:value-type="float" office:value="20602.847745" calcext:value-type="float">
            <text:p>20602.847745</text:p>
          </table:table-cell>
          <table:table-cell table:style-name="ce2" office:value-type="float" office:value="23284.783962" calcext:value-type="float">
            <text:p>23284.783962</text:p>
          </table:table-cell>
          <table:table-cell table:style-name="ce2" office:value-type="float" office:value="22774.568242" calcext:value-type="float">
            <text:p>22774.568242</text:p>
          </table:table-cell>
          <table:table-cell table:style-name="ce2" office:value-type="float" office:value="22783.201589" calcext:value-type="float">
            <text:p>22783.201589</text:p>
          </table:table-cell>
          <table:table-cell table:style-name="ce2" office:value-type="float" office:value="20427.25841" calcext:value-type="float">
            <text:p>20427.25841</text:p>
          </table:table-cell>
          <table:table-cell table:number-columns-repeated="1016"/>
        </table:table-row>
        <table:table-row table:style-name="ro1">
          <table:table-cell table:style-name="ce2" office:value-type="float" office:value="23080.013047" calcext:value-type="float">
            <text:p>23080.013047</text:p>
          </table:table-cell>
          <table:table-cell table:style-name="ce2" office:value-type="float" office:value="22774.879796" calcext:value-type="float">
            <text:p>22774.879796</text:p>
          </table:table-cell>
          <table:table-cell table:style-name="ce2" office:value-type="float" office:value="22754.030447" calcext:value-type="float">
            <text:p>22754.030447</text:p>
          </table:table-cell>
          <table:table-cell table:style-name="ce2" office:value-type="float" office:value="20238.2498" calcext:value-type="float">
            <text:p>20238.2498</text:p>
          </table:table-cell>
          <table:table-cell table:style-name="ce2" office:value-type="float" office:value="23337.19741" calcext:value-type="float">
            <text:p>23337.19741</text:p>
          </table:table-cell>
          <table:table-cell table:style-name="ce2" office:value-type="float" office:value="22595.351855" calcext:value-type="float">
            <text:p>22595.351855</text:p>
          </table:table-cell>
          <table:table-cell table:style-name="ce2" office:value-type="float" office:value="22623.238925" calcext:value-type="float">
            <text:p>22623.238925</text:p>
          </table:table-cell>
          <table:table-cell table:style-name="ce2" office:value-type="float" office:value="20556.379292" calcext:value-type="float">
            <text:p>20556.379292</text:p>
          </table:table-cell>
          <table:table-cell table:number-columns-repeated="1016"/>
        </table:table-row>
        <table:table-row table:style-name="ro1">
          <table:table-cell table:style-name="ce2" office:value-type="float" office:value="23120.65571" calcext:value-type="float">
            <text:p>23120.65571</text:p>
          </table:table-cell>
          <table:table-cell table:style-name="ce2" office:value-type="float" office:value="23034.211016" calcext:value-type="float">
            <text:p>23034.211016</text:p>
          </table:table-cell>
          <table:table-cell table:style-name="ce2" office:value-type="float" office:value="22783.449184" calcext:value-type="float">
            <text:p>22783.449184</text:p>
          </table:table-cell>
          <table:table-cell table:style-name="ce2" office:value-type="float" office:value="20628.005131" calcext:value-type="float">
            <text:p>20628.005131</text:p>
          </table:table-cell>
          <table:table-cell table:style-name="ce2" office:value-type="float" office:value="23206.50535" calcext:value-type="float">
            <text:p>23206.50535</text:p>
          </table:table-cell>
          <table:table-cell table:style-name="ce2" office:value-type="float" office:value="22617.999325" calcext:value-type="float">
            <text:p>22617.999325</text:p>
          </table:table-cell>
          <table:table-cell table:style-name="ce2" office:value-type="float" office:value="22803.79705" calcext:value-type="float">
            <text:p>22803.79705</text:p>
          </table:table-cell>
          <table:table-cell table:style-name="ce2" office:value-type="float" office:value="20524.67019" calcext:value-type="float">
            <text:p>20524.67019</text:p>
          </table:table-cell>
          <table:table-cell table:number-columns-repeated="1016"/>
        </table:table-row>
        <table:table-row table:style-name="ro1">
          <table:table-cell table:style-name="ce2" office:value-type="float" office:value="23123.38111" calcext:value-type="float">
            <text:p>23123.38111</text:p>
          </table:table-cell>
          <table:table-cell table:style-name="ce2" office:value-type="float" office:value="23108.49121" calcext:value-type="float">
            <text:p>23108.49121</text:p>
          </table:table-cell>
          <table:table-cell table:style-name="ce2" office:value-type="float" office:value="22716.280603" calcext:value-type="float">
            <text:p>22716.280603</text:p>
          </table:table-cell>
          <table:table-cell table:style-name="ce2" office:value-type="float" office:value="20601.029577" calcext:value-type="float">
            <text:p>20601.029577</text:p>
          </table:table-cell>
          <table:table-cell table:style-name="ce2" office:value-type="float" office:value="23216.598" calcext:value-type="float">
            <text:p>23216.598</text:p>
          </table:table-cell>
          <table:table-cell table:style-name="ce2" office:value-type="float" office:value="22758.234951" calcext:value-type="float">
            <text:p>22758.234951</text:p>
          </table:table-cell>
          <table:table-cell table:style-name="ce2" office:value-type="float" office:value="22664.823174" calcext:value-type="float">
            <text:p>22664.823174</text:p>
          </table:table-cell>
          <table:table-cell table:style-name="ce2" office:value-type="float" office:value="20550.137434" calcext:value-type="float">
            <text:p>20550.137434</text:p>
          </table:table-cell>
          <table:table-cell table:number-columns-repeated="1016"/>
        </table:table-row>
        <table:table-row table:style-name="ro1">
          <table:table-cell table:style-name="ce2" office:value-type="float" office:value="22996.598788" calcext:value-type="float">
            <text:p>22996.598788</text:p>
          </table:table-cell>
          <table:table-cell table:style-name="ce2" office:value-type="float" office:value="23086.511861" calcext:value-type="float">
            <text:p>23086.511861</text:p>
          </table:table-cell>
          <table:table-cell table:style-name="ce2" office:value-type="float" office:value="22697.945118" calcext:value-type="float">
            <text:p>22697.945118</text:p>
          </table:table-cell>
          <table:table-cell table:style-name="ce2" office:value-type="float" office:value="20422.343703" calcext:value-type="float">
            <text:p>20422.343703</text:p>
          </table:table-cell>
          <table:table-cell table:style-name="ce2" office:value-type="float" office:value="23223.815299" calcext:value-type="float">
            <text:p>23223.815299</text:p>
          </table:table-cell>
          <table:table-cell table:style-name="ce2" office:value-type="float" office:value="22781.898662" calcext:value-type="float">
            <text:p>22781.898662</text:p>
          </table:table-cell>
          <table:table-cell table:style-name="ce2" office:value-type="float" office:value="22765.955156" calcext:value-type="float">
            <text:p>22765.955156</text:p>
          </table:table-cell>
          <table:table-cell table:style-name="ce2" office:value-type="float" office:value="20419.585238" calcext:value-type="float">
            <text:p>20419.585238</text:p>
          </table:table-cell>
          <table:table-cell table:number-columns-repeated="1016"/>
        </table:table-row>
        <table:table-row table:style-name="ro1">
          <table:table-cell table:style-name="ce2" office:value-type="float" office:value="23121.244706" calcext:value-type="float">
            <text:p>23121.244706</text:p>
          </table:table-cell>
          <table:table-cell table:style-name="ce2" office:value-type="float" office:value="22921.554421" calcext:value-type="float">
            <text:p>22921.554421</text:p>
          </table:table-cell>
          <table:table-cell table:style-name="ce2" office:value-type="float" office:value="22756.623112" calcext:value-type="float">
            <text:p>22756.623112</text:p>
          </table:table-cell>
          <table:table-cell table:style-name="ce2" office:value-type="float" office:value="20687.339906" calcext:value-type="float">
            <text:p>20687.339906</text:p>
          </table:table-cell>
          <table:table-cell table:style-name="ce2" office:value-type="float" office:value="23147.940988" calcext:value-type="float">
            <text:p>23147.940988</text:p>
          </table:table-cell>
          <table:table-cell table:style-name="ce2" office:value-type="float" office:value="22684.452314" calcext:value-type="float">
            <text:p>22684.452314</text:p>
          </table:table-cell>
          <table:table-cell table:style-name="ce2" office:value-type="float" office:value="22606.794324" calcext:value-type="float">
            <text:p>22606.794324</text:p>
          </table:table-cell>
          <table:table-cell table:style-name="ce2" office:value-type="float" office:value="20478.027614" calcext:value-type="float">
            <text:p>20478.027614</text:p>
          </table:table-cell>
          <table:table-cell table:number-columns-repeated="1016"/>
        </table:table-row>
        <table:table-row table:style-name="ro1">
          <table:table-cell table:style-name="ce2" office:value-type="float" office:value="22879.251743" calcext:value-type="float">
            <text:p>22879.251743</text:p>
          </table:table-cell>
          <table:table-cell table:style-name="ce2" office:value-type="float" office:value="23091.85042" calcext:value-type="float">
            <text:p>23091.85042</text:p>
          </table:table-cell>
          <table:table-cell table:style-name="ce2" office:value-type="float" office:value="22725.725731" calcext:value-type="float">
            <text:p>22725.725731</text:p>
          </table:table-cell>
          <table:table-cell table:style-name="ce2" office:value-type="float" office:value="20601.862335" calcext:value-type="float">
            <text:p>20601.862335</text:p>
          </table:table-cell>
          <table:table-cell table:style-name="ce2" office:value-type="float" office:value="23287.30414" calcext:value-type="float">
            <text:p>23287.30414</text:p>
          </table:table-cell>
          <table:table-cell table:style-name="ce2" office:value-type="float" office:value="22639.504862" calcext:value-type="float">
            <text:p>22639.504862</text:p>
          </table:table-cell>
          <table:table-cell table:style-name="ce2" office:value-type="float" office:value="22707.002183" calcext:value-type="float">
            <text:p>22707.002183</text:p>
          </table:table-cell>
          <table:table-cell table:style-name="ce2" office:value-type="float" office:value="20527.873645" calcext:value-type="float">
            <text:p>20527.873645</text:p>
          </table:table-cell>
          <table:table-cell table:number-columns-repeated="1016"/>
        </table:table-row>
        <table:table-row table:style-name="ro1">
          <table:table-cell table:style-name="ce2" office:value-type="float" office:value="23183.294914" calcext:value-type="float">
            <text:p>23183.294914</text:p>
          </table:table-cell>
          <table:table-cell table:style-name="ce2" office:value-type="float" office:value="23003.765531" calcext:value-type="float">
            <text:p>23003.765531</text:p>
          </table:table-cell>
          <table:table-cell table:style-name="ce2" office:value-type="float" office:value="22787.428327" calcext:value-type="float">
            <text:p>22787.428327</text:p>
          </table:table-cell>
          <table:table-cell table:style-name="ce2" office:value-type="float" office:value="20510.975901" calcext:value-type="float">
            <text:p>20510.975901</text:p>
          </table:table-cell>
          <table:table-cell table:style-name="ce2" office:value-type="float" office:value="23348.017124" calcext:value-type="float">
            <text:p>23348.017124</text:p>
          </table:table-cell>
          <table:table-cell table:style-name="ce2" office:value-type="float" office:value="22627.477198" calcext:value-type="float">
            <text:p>22627.477198</text:p>
          </table:table-cell>
          <table:table-cell table:style-name="ce2" office:value-type="float" office:value="22709.699554" calcext:value-type="float">
            <text:p>22709.699554</text:p>
          </table:table-cell>
          <table:table-cell table:style-name="ce2" office:value-type="float" office:value="20494.146228" calcext:value-type="float">
            <text:p>20494.146228</text:p>
          </table:table-cell>
          <table:table-cell table:number-columns-repeated="1016"/>
        </table:table-row>
        <table:table-row table:style-name="ro1">
          <table:table-cell table:style-name="ce2" office:value-type="float" office:value="23113.758175" calcext:value-type="float">
            <text:p>23113.758175</text:p>
          </table:table-cell>
          <table:table-cell table:style-name="ce2" office:value-type="float" office:value="22919.878111" calcext:value-type="float">
            <text:p>22919.878111</text:p>
          </table:table-cell>
          <table:table-cell table:style-name="ce2" office:value-type="float" office:value="22602.605518" calcext:value-type="float">
            <text:p>22602.605518</text:p>
          </table:table-cell>
          <table:table-cell table:style-name="ce2" office:value-type="float" office:value="20604.778683" calcext:value-type="float">
            <text:p>20604.778683</text:p>
          </table:table-cell>
          <table:table-cell table:style-name="ce2" office:value-type="float" office:value="23179.277919" calcext:value-type="float">
            <text:p>23179.277919</text:p>
          </table:table-cell>
          <table:table-cell table:style-name="ce2" office:value-type="float" office:value="22526.895102" calcext:value-type="float">
            <text:p>22526.895102</text:p>
          </table:table-cell>
          <table:table-cell table:style-name="ce2" office:value-type="float" office:value="22827.369435" calcext:value-type="float">
            <text:p>22827.369435</text:p>
          </table:table-cell>
          <table:table-cell table:style-name="ce2" office:value-type="float" office:value="20509.872985" calcext:value-type="float">
            <text:p>20509.872985</text:p>
          </table:table-cell>
          <table:table-cell table:number-columns-repeated="1016"/>
        </table:table-row>
        <table:table-row table:style-name="ro1">
          <table:table-cell table:style-name="ce2" office:value-type="float" office:value="23028.997356" calcext:value-type="float">
            <text:p>23028.997356</text:p>
          </table:table-cell>
          <table:table-cell table:style-name="ce2" office:value-type="float" office:value="23055.872797" calcext:value-type="float">
            <text:p>23055.872797</text:p>
          </table:table-cell>
          <table:table-cell table:style-name="ce2" office:value-type="float" office:value="22724.274957" calcext:value-type="float">
            <text:p>22724.274957</text:p>
          </table:table-cell>
          <table:table-cell table:style-name="ce2" office:value-type="float" office:value="20623.094641" calcext:value-type="float">
            <text:p>20623.094641</text:p>
          </table:table-cell>
          <table:table-cell table:style-name="ce2" office:value-type="float" office:value="23024.615452" calcext:value-type="float">
            <text:p>23024.615452</text:p>
          </table:table-cell>
          <table:table-cell table:style-name="ce2" office:value-type="float" office:value="22735.294651" calcext:value-type="float">
            <text:p>22735.294651</text:p>
          </table:table-cell>
          <table:table-cell table:style-name="ce2" office:value-type="float" office:value="22606.616231" calcext:value-type="float">
            <text:p>22606.616231</text:p>
          </table:table-cell>
          <table:table-cell table:style-name="ce2" office:value-type="float" office:value="20435.659611" calcext:value-type="float">
            <text:p>20435.659611</text:p>
          </table:table-cell>
          <table:table-cell table:number-columns-repeated="1016"/>
        </table:table-row>
        <table:table-row table:style-name="ro1">
          <table:table-cell table:style-name="ce2" office:value-type="float" office:value="23228.799442" calcext:value-type="float">
            <text:p>23228.799442</text:p>
          </table:table-cell>
          <table:table-cell table:style-name="ce2" office:value-type="float" office:value="23094.327103" calcext:value-type="float">
            <text:p>23094.327103</text:p>
          </table:table-cell>
          <table:table-cell table:style-name="ce2" office:value-type="float" office:value="22809.604447" calcext:value-type="float">
            <text:p>22809.604447</text:p>
          </table:table-cell>
          <table:table-cell table:style-name="ce2" office:value-type="float" office:value="20643.30276" calcext:value-type="float">
            <text:p>20643.30276</text:p>
          </table:table-cell>
          <table:table-cell table:style-name="ce2" office:value-type="float" office:value="23254.174876" calcext:value-type="float">
            <text:p>23254.174876</text:p>
          </table:table-cell>
          <table:table-cell table:style-name="ce2" office:value-type="float" office:value="22788.474104" calcext:value-type="float">
            <text:p>22788.474104</text:p>
          </table:table-cell>
          <table:table-cell table:style-name="ce2" office:value-type="float" office:value="22806.522454" calcext:value-type="float">
            <text:p>22806.522454</text:p>
          </table:table-cell>
          <table:table-cell table:style-name="ce2" office:value-type="float" office:value="20643.852242" calcext:value-type="float">
            <text:p>20643.852242</text:p>
          </table:table-cell>
          <table:table-cell table:number-columns-repeated="1016"/>
        </table:table-row>
        <table:table-row table:style-name="ro1">
          <table:table-cell table:style-name="ce2" office:value-type="float" office:value="23100.17539" calcext:value-type="float">
            <text:p>23100.17539</text:p>
          </table:table-cell>
          <table:table-cell table:style-name="ce2" office:value-type="float" office:value="22984.349127" calcext:value-type="float">
            <text:p>22984.349127</text:p>
          </table:table-cell>
          <table:table-cell table:style-name="ce2" office:value-type="float" office:value="22759.391331" calcext:value-type="float">
            <text:p>22759.391331</text:p>
          </table:table-cell>
          <table:table-cell table:style-name="ce2" office:value-type="float" office:value="20613.745655" calcext:value-type="float">
            <text:p>20613.745655</text:p>
          </table:table-cell>
          <table:table-cell table:style-name="ce2" office:value-type="float" office:value="23384.828215" calcext:value-type="float">
            <text:p>23384.828215</text:p>
          </table:table-cell>
          <table:table-cell table:style-name="ce2" office:value-type="float" office:value="22840.214857" calcext:value-type="float">
            <text:p>22840.214857</text:p>
          </table:table-cell>
          <table:table-cell table:style-name="ce2" office:value-type="float" office:value="22620.957084" calcext:value-type="float">
            <text:p>22620.957084</text:p>
          </table:table-cell>
          <table:table-cell table:style-name="ce2" office:value-type="float" office:value="20532.924926" calcext:value-type="float">
            <text:p>20532.924926</text:p>
          </table:table-cell>
          <table:table-cell table:number-columns-repeated="1016"/>
        </table:table-row>
        <table:table-row table:style-name="ro1">
          <table:table-cell table:style-name="ce2" office:value-type="float" office:value="23141.116076" calcext:value-type="float">
            <text:p>23141.116076</text:p>
          </table:table-cell>
          <table:table-cell table:style-name="ce2" office:value-type="float" office:value="23123.049538" calcext:value-type="float">
            <text:p>23123.049538</text:p>
          </table:table-cell>
          <table:table-cell table:style-name="ce2" office:value-type="float" office:value="22574.567166" calcext:value-type="float">
            <text:p>22574.567166</text:p>
          </table:table-cell>
          <table:table-cell table:style-name="ce2" office:value-type="float" office:value="20536.186826" calcext:value-type="float">
            <text:p>20536.186826</text:p>
          </table:table-cell>
          <table:table-cell table:style-name="ce2" office:value-type="float" office:value="23281.792628" calcext:value-type="float">
            <text:p>23281.792628</text:p>
          </table:table-cell>
          <table:table-cell table:style-name="ce2" office:value-type="float" office:value="22682.261322" calcext:value-type="float">
            <text:p>22682.261322</text:p>
          </table:table-cell>
          <table:table-cell table:style-name="ce2" office:value-type="float" office:value="22731.684571" calcext:value-type="float">
            <text:p>22731.684571</text:p>
          </table:table-cell>
          <table:table-cell table:style-name="ce2" office:value-type="float" office:value="20376.786587" calcext:value-type="float">
            <text:p>20376.786587</text:p>
          </table:table-cell>
          <table:table-cell table:number-columns-repeated="1016"/>
        </table:table-row>
        <table:table-row table:style-name="ro1">
          <table:table-cell table:style-name="ce2" office:value-type="float" office:value="23180.067166" calcext:value-type="float">
            <text:p>23180.067166</text:p>
          </table:table-cell>
          <table:table-cell table:style-name="ce2" office:value-type="float" office:value="23004.501301" calcext:value-type="float">
            <text:p>23004.501301</text:p>
          </table:table-cell>
          <table:table-cell table:style-name="ce2" office:value-type="float" office:value="22792.446952" calcext:value-type="float">
            <text:p>22792.446952</text:p>
          </table:table-cell>
          <table:table-cell table:style-name="ce2" office:value-type="float" office:value="20520.846235" calcext:value-type="float">
            <text:p>20520.846235</text:p>
          </table:table-cell>
          <table:table-cell table:style-name="ce2" office:value-type="float" office:value="23247.083562" calcext:value-type="float">
            <text:p>23247.083562</text:p>
          </table:table-cell>
          <table:table-cell table:style-name="ce2" office:value-type="float" office:value="22561.390936" calcext:value-type="float">
            <text:p>22561.390936</text:p>
          </table:table-cell>
          <table:table-cell table:style-name="ce2" office:value-type="float" office:value="22726.780968" calcext:value-type="float">
            <text:p>22726.780968</text:p>
          </table:table-cell>
          <table:table-cell table:style-name="ce2" office:value-type="float" office:value="20446.29351" calcext:value-type="float">
            <text:p>20446.29351</text:p>
          </table:table-cell>
          <table:table-cell table:number-columns-repeated="1016"/>
        </table:table-row>
        <table:table-row table:style-name="ro1">
          <table:table-cell table:style-name="ce2" office:value-type="float" office:value="23086.603668" calcext:value-type="float">
            <text:p>23086.603668</text:p>
          </table:table-cell>
          <table:table-cell table:style-name="ce2" office:value-type="float" office:value="22920.961596" calcext:value-type="float">
            <text:p>22920.961596</text:p>
          </table:table-cell>
          <table:table-cell table:style-name="ce2" office:value-type="float" office:value="22708.933383" calcext:value-type="float">
            <text:p>22708.933383</text:p>
          </table:table-cell>
          <table:table-cell table:style-name="ce2" office:value-type="float" office:value="20718.80629" calcext:value-type="float">
            <text:p>20718.80629</text:p>
          </table:table-cell>
          <table:table-cell table:style-name="ce2" office:value-type="float" office:value="23355.058244" calcext:value-type="float">
            <text:p>23355.058244</text:p>
          </table:table-cell>
          <table:table-cell table:style-name="ce2" office:value-type="float" office:value="22655.532671" calcext:value-type="float">
            <text:p>22655.532671</text:p>
          </table:table-cell>
          <table:table-cell table:style-name="ce2" office:value-type="float" office:value="22620.518524" calcext:value-type="float">
            <text:p>22620.518524</text:p>
          </table:table-cell>
          <table:table-cell table:style-name="ce2" office:value-type="float" office:value="20316.747375" calcext:value-type="float">
            <text:p>20316.747375</text:p>
          </table:table-cell>
          <table:table-cell table:number-columns-repeated="1016"/>
        </table:table-row>
        <table:table-row table:style-name="ro1">
          <table:table-cell table:style-name="ce2" office:value-type="float" office:value="23103.480639" calcext:value-type="float">
            <text:p>23103.480639</text:p>
          </table:table-cell>
          <table:table-cell table:style-name="ce2" office:value-type="float" office:value="22908.968459" calcext:value-type="float">
            <text:p>22908.968459</text:p>
          </table:table-cell>
          <table:table-cell table:style-name="ce2" office:value-type="float" office:value="22781.351988" calcext:value-type="float">
            <text:p>22781.351988</text:p>
          </table:table-cell>
          <table:table-cell table:style-name="ce2" office:value-type="float" office:value="20583.192768" calcext:value-type="float">
            <text:p>20583.192768</text:p>
          </table:table-cell>
          <table:table-cell table:style-name="ce2" office:value-type="float" office:value="23239.616046" calcext:value-type="float">
            <text:p>23239.616046</text:p>
          </table:table-cell>
          <table:table-cell table:style-name="ce2" office:value-type="float" office:value="22724.218334" calcext:value-type="float">
            <text:p>22724.218334</text:p>
          </table:table-cell>
          <table:table-cell table:style-name="ce2" office:value-type="float" office:value="22554.277197" calcext:value-type="float">
            <text:p>22554.277197</text:p>
          </table:table-cell>
          <table:table-cell table:style-name="ce2" office:value-type="float" office:value="20476.346422" calcext:value-type="float">
            <text:p>20476.346422</text:p>
          </table:table-cell>
          <table:table-cell table:number-columns-repeated="1016"/>
        </table:table-row>
        <table:table-row table:style-name="ro1">
          <table:table-cell table:style-name="ce2" office:value-type="float" office:value="23135.277844" calcext:value-type="float">
            <text:p>23135.277844</text:p>
          </table:table-cell>
          <table:table-cell table:style-name="ce2" office:value-type="float" office:value="22988.926093" calcext:value-type="float">
            <text:p>22988.926093</text:p>
          </table:table-cell>
          <table:table-cell table:style-name="ce2" office:value-type="float" office:value="22672.510599" calcext:value-type="float">
            <text:p>22672.510599</text:p>
          </table:table-cell>
          <table:table-cell table:style-name="ce2" office:value-type="float" office:value="20422.267339" calcext:value-type="float">
            <text:p>20422.267339</text:p>
          </table:table-cell>
          <table:table-cell table:style-name="ce2" office:value-type="float" office:value="23293.923869" calcext:value-type="float">
            <text:p>23293.923869</text:p>
          </table:table-cell>
          <table:table-cell table:style-name="ce2" office:value-type="float" office:value="22525.593302" calcext:value-type="float">
            <text:p>22525.593302</text:p>
          </table:table-cell>
          <table:table-cell table:style-name="ce2" office:value-type="float" office:value="22844.429603" calcext:value-type="float">
            <text:p>22844.429603</text:p>
          </table:table-cell>
          <table:table-cell table:style-name="ce2" office:value-type="float" office:value="20419.43184" calcext:value-type="float">
            <text:p>20419.43184</text:p>
          </table:table-cell>
          <table:table-cell table:number-columns-repeated="1016"/>
        </table:table-row>
        <table:table-row table:style-name="ro1">
          <table:table-cell table:style-name="ce2" office:value-type="float" office:value="23142.713153" calcext:value-type="float">
            <text:p>23142.713153</text:p>
          </table:table-cell>
          <table:table-cell table:style-name="ce2" office:value-type="float" office:value="22947.762285" calcext:value-type="float">
            <text:p>22947.762285</text:p>
          </table:table-cell>
          <table:table-cell table:style-name="ce2" office:value-type="float" office:value="22795.304798" calcext:value-type="float">
            <text:p>22795.304798</text:p>
          </table:table-cell>
          <table:table-cell table:style-name="ce2" office:value-type="float" office:value="20447.88505" calcext:value-type="float">
            <text:p>20447.88505</text:p>
          </table:table-cell>
          <table:table-cell table:style-name="ce2" office:value-type="float" office:value="23076.372817" calcext:value-type="float">
            <text:p>23076.372817</text:p>
          </table:table-cell>
          <table:table-cell table:style-name="ce2" office:value-type="float" office:value="22692.415437" calcext:value-type="float">
            <text:p>22692.415437</text:p>
          </table:table-cell>
          <table:table-cell table:style-name="ce2" office:value-type="float" office:value="22684.020663" calcext:value-type="float">
            <text:p>22684.020663</text:p>
          </table:table-cell>
          <table:table-cell table:style-name="ce2" office:value-type="float" office:value="20624.579113" calcext:value-type="float">
            <text:p>20624.579113</text:p>
          </table:table-cell>
          <table:table-cell table:number-columns-repeated="1016"/>
        </table:table-row>
        <table:table-row table:style-name="ro1">
          <table:table-cell table:style-name="ce2" office:value-type="float" office:value="22917.718458" calcext:value-type="float">
            <text:p>22917.718458</text:p>
          </table:table-cell>
          <table:table-cell table:style-name="ce2" office:value-type="float" office:value="23005.035001" calcext:value-type="float">
            <text:p>23005.035001</text:p>
          </table:table-cell>
          <table:table-cell table:style-name="ce2" office:value-type="float" office:value="22729.958785" calcext:value-type="float">
            <text:p>22729.958785</text:p>
          </table:table-cell>
          <table:table-cell table:style-name="ce2" office:value-type="float" office:value="20549.743858" calcext:value-type="float">
            <text:p>20549.743858</text:p>
          </table:table-cell>
          <table:table-cell table:style-name="ce2" office:value-type="float" office:value="23351.621558" calcext:value-type="float">
            <text:p>23351.621558</text:p>
          </table:table-cell>
          <table:table-cell table:style-name="ce2" office:value-type="float" office:value="22673.052416" calcext:value-type="float">
            <text:p>22673.052416</text:p>
          </table:table-cell>
          <table:table-cell table:style-name="ce2" office:value-type="float" office:value="22569.939663" calcext:value-type="float">
            <text:p>22569.939663</text:p>
          </table:table-cell>
          <table:table-cell table:style-name="ce2" office:value-type="float" office:value="20412.815152" calcext:value-type="float">
            <text:p>20412.815152</text:p>
          </table:table-cell>
          <table:table-cell table:number-columns-repeated="1016"/>
        </table:table-row>
        <table:table-row table:style-name="ro1">
          <table:table-cell table:style-name="ce3" table:formula="of:=AVERAGE([.A3:.A102])" office:value-type="float" office:value="23095.45836767" calcext:value-type="float">
            <text:p>23095.45836767</text:p>
          </table:table-cell>
          <table:table-cell table:style-name="ce3" table:formula="of:=AVERAGE([.B3:.B102])" office:value-type="float" office:value="23028.75485411" calcext:value-type="float">
            <text:p>23028.75485411</text:p>
          </table:table-cell>
          <table:table-cell table:style-name="ce3" table:formula="of:=AVERAGE([.C3:.C102])" office:value-type="float" office:value="22693.00303882" calcext:value-type="float">
            <text:p>22693.00303882</text:p>
          </table:table-cell>
          <table:table-cell table:style-name="ce3" table:formula="of:=AVERAGE([.D3:.D102])" office:value-type="float" office:value="20578.39755078" calcext:value-type="float">
            <text:p>20578.39755078</text:p>
          </table:table-cell>
          <table:table-cell table:style-name="ce3" table:formula="of:=AVERAGE([.E3:.E102])" office:value-type="float" office:value="23238.40678393" calcext:value-type="float">
            <text:p>23238.40678393</text:p>
          </table:table-cell>
          <table:table-cell table:style-name="ce3" table:formula="of:=AVERAGE([.F3:.F102])" office:value-type="float" office:value="22665.74606932" calcext:value-type="float">
            <text:p>22665.74606932</text:p>
          </table:table-cell>
          <table:table-cell table:style-name="ce3" table:formula="of:=AVERAGE([.G3:.G102])" office:value-type="float" office:value="22693.34086781" calcext:value-type="float">
            <text:p>22693.34086781</text:p>
          </table:table-cell>
          <table:table-cell table:style-name="ce3" table:formula="of:=AVERAGE([.H3:.H102])" office:value-type="float" office:value="20481.31408474" calcext:value-type="float">
            <text:p>20481.31408474</text:p>
          </table:table-cell>
          <table:table-cell table:number-columns-repeated="1016"/>
        </table:table-row>
        <table:table-row table:style-name="ro1">
          <table:table-cell table:style-name="ce3" table:formula="of:=MEDIAN([.A3:.A102])" office:value-type="float" office:value="23111.6079405" calcext:value-type="float">
            <text:p>23111.6079405</text:p>
          </table:table-cell>
          <table:table-cell table:style-name="ce3" table:formula="of:=MEDIAN([.B3:.B102])" office:value-type="float" office:value="23044.619095" calcext:value-type="float">
            <text:p>23044.619095</text:p>
          </table:table-cell>
          <table:table-cell table:style-name="ce3" table:formula="of:=MEDIAN([.C3:.C102])" office:value-type="float" office:value="22716.617893" calcext:value-type="float">
            <text:p>22716.617893</text:p>
          </table:table-cell>
          <table:table-cell table:style-name="ce3" table:formula="of:=MEDIAN([.D3:.D102])" office:value-type="float" office:value="20605.530485" calcext:value-type="float">
            <text:p>20605.530485</text:p>
          </table:table-cell>
          <table:table-cell table:style-name="ce3" table:formula="of:=MEDIAN([.E3:.E102])" office:value-type="float" office:value="23252.1056485" calcext:value-type="float">
            <text:p>23252.1056485</text:p>
          </table:table-cell>
          <table:table-cell table:style-name="ce3" table:formula="of:=MEDIAN([.F3:.F102])" office:value-type="float" office:value="22680.3836185" calcext:value-type="float">
            <text:p>22680.3836185</text:p>
          </table:table-cell>
          <table:table-cell table:style-name="ce3" table:formula="of:=MEDIAN([.G3:.G102])" office:value-type="float" office:value="22730.140491" calcext:value-type="float">
            <text:p>22730.140491</text:p>
          </table:table-cell>
          <table:table-cell table:style-name="ce3" table:formula="of:=MEDIAN([.H3:.H102])" office:value-type="float" office:value="20502.350086" calcext:value-type="float">
            <text:p>20502.350086</text:p>
          </table:table-cell>
          <table:table-cell table:number-columns-repeated="1016"/>
        </table:table-row>
        <table:table-row table:style-name="ro1">
          <table:table-cell table:style-name="ce3" table:formula="of:=STDEV([.A3:.A102])" office:value-type="float" office:value="91.7429477255061" calcext:value-type="float">
            <text:p>91.7429477255061</text:p>
          </table:table-cell>
          <table:table-cell table:style-name="ce3" table:formula="of:=STDEV([.B3:.B102])" office:value-type="float" office:value="105.503047234498" calcext:value-type="float">
            <text:p>105.503047234498</text:p>
          </table:table-cell>
          <table:table-cell table:style-name="ce3" table:formula="of:=STDEV([.C3:.C102])" office:value-type="float" office:value="141.99412882228" calcext:value-type="float">
            <text:p>141.99412882228</text:p>
          </table:table-cell>
          <table:table-cell table:style-name="ce3" table:formula="of:=STDEV([.D3:.D102])" office:value-type="float" office:value="106.731355314086" calcext:value-type="float">
            <text:p>106.731355314086</text:p>
          </table:table-cell>
          <table:table-cell table:style-name="ce3" table:formula="of:=STDEV([.E3:.E102])" office:value-type="float" office:value="99.8135682409425" calcext:value-type="float">
            <text:p>99.8135682409425</text:p>
          </table:table-cell>
          <table:table-cell table:style-name="ce3" table:formula="of:=STDEV([.F3:.F102])" office:value-type="float" office:value="108.554325128375" calcext:value-type="float">
            <text:p>108.554325128375</text:p>
          </table:table-cell>
          <table:table-cell table:style-name="ce3" table:formula="of:=STDEV([.G3:.G102])" office:value-type="float" office:value="175.894259014865" calcext:value-type="float">
            <text:p>175.894259014865</text:p>
          </table:table-cell>
          <table:table-cell table:style-name="ce3" table:formula="of:=STDEV([.H3:.H102])" office:value-type="float" office:value="103.267224967421" calcext:value-type="float">
            <text:p>103.26722496742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table:formula="of:=[.E103]/[.A103]" office:value-type="float" office:value="1.00618946002215" calcext:value-type="float">
            <text:p>1.00618946002215</text:p>
          </table:table-cell>
          <table:table-cell table:style-name="ce4" table:formula="of:=[.F103]/[.B103]" office:value-type="float" office:value="0.984236716787785" calcext:value-type="float">
            <text:p>0.984236716787785</text:p>
          </table:table-cell>
          <table:table-cell table:style-name="ce4" table:formula="of:=[.G103]/[.C103]" office:value-type="float" office:value="1.00001488692305" calcext:value-type="float">
            <text:p>1.00001488692305</text:p>
          </table:table-cell>
          <table:table-cell table:style-name="ce4" table:formula="of:=[.H103]/[.D103]" office:value-type="float" office:value="0.995282263072212" calcext:value-type="float">
            <text:p>0.99528226307221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table:formula="of:=[.E104]/[.A104]" office:value-type="float" office:value="1.00607909706506" calcext:value-type="float">
            <text:p>1.00607909706506</text:p>
          </table:table-cell>
          <table:table-cell table:style-name="ce4" table:formula="of:=[.F104]/[.B104]" office:value-type="float" office:value="0.984194337298505" calcext:value-type="float">
            <text:p>0.984194337298505</text:p>
          </table:table-cell>
          <table:table-cell table:style-name="ce4" table:formula="of:=[.G104]/[.C104]" office:value-type="float" office:value="1.00059527338373" calcext:value-type="float">
            <text:p>1.00059527338373</text:p>
          </table:table-cell>
          <table:table-cell table:style-name="ce4" table:formula="of:=[.H104]/[.D104]" office:value-type="float" office:value="0.994992587107858" calcext:value-type="float">
            <text:p>0.99499258710785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table:formula="of:=[.E105]/[.A105]" office:value-type="float" office:value="1.08796992810372" calcext:value-type="float">
            <text:p>1.08796992810372</text:p>
          </table:table-cell>
          <table:table-cell table:style-name="ce4" table:formula="of:=[.F105]/[.B105]" office:value-type="float" office:value="1.02892122999154" calcext:value-type="float">
            <text:p>1.02892122999154</text:p>
          </table:table-cell>
          <table:table-cell table:style-name="ce4" table:formula="of:=[.G105]/[.C105]" office:value-type="float" office:value="1.23874318236787" calcext:value-type="float">
            <text:p>1.23874318236787</text:p>
          </table:table-cell>
          <table:table-cell table:style-name="ce4" table:formula="of:=[.H105]/[.D105]" office:value-type="float" office:value="0.967543461464812" calcext:value-type="float">
            <text:p>0.967543461464812</text:p>
          </table:table-cell>
          <table:table-cell table:number-columns-repeated="1016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eon_20_create_20_index" style:display-name="PageStyle_xeon create 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eon_20_pgbench" style:display-name="PageStyle_xeon pgben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5" style:display-name="PageStyle_i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5_20_pgbench" style:display-name="PageStyle_i5 pgben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948" meta:object-count="0"/>
    <meta:generator>LibreOfficeDev/6.0.5.2$Linux_X86_64 LibreOffice_project/</meta:generator>
  </office:meta>
</office:document-meta>
</file>